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DF20000032693C1BC74C727803B.png" manifest:media-type="image/png"/>
  <manifest:file-entry manifest:full-path="Pictures/10000001000007EE0000037AA34D6AC9A7ECD58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OpenSans1" svg:font-family="OpenSans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5.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37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4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9.00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77cm"/>
      <style:paragraph-properties style:writing-mode="lr-tb"/>
    </style:style>
    <style:style style:name="gr8" style:family="graphic" style:parent-style-name="standard">
      <style:graphic-properties draw:fill-color="#ffd428" draw:textarea-horizontal-align="justify" draw:textarea-vertical-align="middle" draw:auto-grow-height="false" fo:min-height="1.15cm" fo:min-width="3.1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8.3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8.2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75cm" fo:min-width="5.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5.51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7.00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5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46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4.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5.5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5.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5.5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8.68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8.32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9.412cm"/>
      <style:paragraph-properties style:writing-mode="lr-tb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0.546cm" fo:min-width="12.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3.1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9.704cm"/>
      <style:paragraph-properties style:writing-mode="lr-tb"/>
    </style:style>
    <style:style style:name="gr37" style:family="graphic" style:parent-style-name="objectwithoutfill">
      <style:graphic-properties draw:marker-end="Arrow_20_concave" draw:marker-end-width="0.3cm" draw:fill="none" draw:textarea-vertical-align="middle"/>
    </style:style>
    <style:style style:name="gr38" style:family="graphic" style:parent-style-name="standard">
      <style:graphic-properties draw:fill-color="#eeeeee" draw:textarea-horizontal-align="justify" draw:textarea-vertical-align="middle" draw:auto-grow-height="false" fo:min-height="5.15cm" fo:min-width="0.3cm"/>
    </style:style>
    <style:style style:name="gr39" style:family="graphic" style:parent-style-name="objectwithoutfill">
      <style:graphic-properties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374cm"/>
      <style:paragraph-properties style:writing-mode="lr-tb"/>
    </style:style>
    <style:style style:name="gr41" style:family="graphic" style:parent-style-name="standard">
      <style:graphic-properties draw:fill-color="#eeeeee" draw:textarea-horizontal-align="justify" draw:textarea-vertical-align="middle" draw:auto-grow-height="false" fo:min-height="7.55cm" fo:min-width="0.3cm"/>
    </style:style>
    <style:style style:name="gr42" style:family="graphic" style:parent-style-name="objectwithoutfill">
      <style:graphic-properties svg:stroke-color="#000000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101cm"/>
      <style:paragraph-properties style:writing-mode="lr-tb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0.55cm" fo:min-width="1.7cm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0.55cm" fo:min-width="6.3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6.5cm"/>
      <style:paragraph-properties style:writing-mode="lr-tb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0.35cm" fo:min-width="4.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252cm"/>
      <style:paragraph-properties style:writing-mode="lr-tb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0.35cm" fo:min-width="6.95cm"/>
    </style:style>
    <style:style style:name="gr50" style:family="graphic" style:parent-style-name="standard">
      <style:graphic-properties draw:fill-color="#ffffff" draw:textarea-horizontal-align="justify" draw:textarea-vertical-align="middle" draw:auto-grow-height="false" fo:min-height="0.35cm" fo:min-width="6.5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315cm"/>
      <style:paragraph-properties style:writing-mode="lr-tb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0.35cm" fo:min-width="8cm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0.35cm" fo:min-width="4.3cm"/>
    </style:style>
    <style:style style:name="gr54" style:family="graphic" style:parent-style-name="standard">
      <style:graphic-properties draw:fill-color="#ffffff" draw:textarea-horizontal-align="justify" draw:textarea-vertical-align="middle" draw:auto-grow-height="false" fo:min-height="0.35cm" fo:min-width="1.4cm"/>
    </style:style>
    <style:style style:name="gr55" style:family="graphic" style:parent-style-name="standard">
      <style:graphic-properties draw:fill-color="#eeeeee" draw:textarea-horizontal-align="justify" draw:textarea-vertical-align="middle" draw:auto-grow-height="false" fo:min-height="2.242cm" fo:min-width="4.9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712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417cm"/>
      <style:paragraph-properties style:writing-mode="lr-tb"/>
    </style:style>
    <style:style style:name="gr58" style:family="graphic" style:parent-style-name="standard">
      <style:graphic-properties draw:fill-color="#ffffff" draw:textarea-horizontal-align="justify" draw:textarea-vertical-align="middle" draw:auto-grow-height="false" fo:min-height="0.35cm" fo:min-width="8.3cm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 fo:min-height="0.35cm" fo:min-width="1.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18cm"/>
      <style:paragraph-properties style:writing-mode="lr-tb"/>
    </style:style>
    <style:style style:name="gr61" style:family="graphic" style:parent-style-name="standard">
      <style:graphic-properties draw:fill-color="#ffffff" draw:textarea-horizontal-align="justify" draw:textarea-vertical-align="middle" draw:auto-grow-height="false" fo:min-height="0.35cm" fo:min-width="4.9cm"/>
    </style:style>
    <style:style style:name="gr62" style:family="graphic" style:parent-style-name="standard">
      <style:graphic-properties draw:fill-color="#ffffff" draw:textarea-horizontal-align="justify" draw:textarea-vertical-align="middle" draw:auto-grow-height="false" fo:min-height="0.35cm" fo:min-width="1.7cm"/>
    </style:style>
    <style:style style:name="gr63" style:family="graphic" style:parent-style-name="standard">
      <style:graphic-properties draw:fill-color="#ffffff" draw:textarea-horizontal-align="justify" draw:textarea-vertical-align="middle" draw:auto-grow-height="false" fo:min-height="0.35cm" fo:min-width="2cm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_5f_-title">
      <style:graphic-properties draw:auto-grow-height="true" fo:min-height="3.465cm"/>
      <style:paragraph-properties style:writing-mode="lr-tb"/>
    </style:style>
    <style:style style:name="pr4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-title">
      <style:graphic-properties draw:auto-grow-height="true" fo:min-height="2.597cm"/>
      <style:paragraph-properties style:writing-mode="lr-tb"/>
    </style:style>
    <style:style style:name="pr6" style:family="presentation" style:parent-style-name="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6" style:family="paragraph">
      <loext:graphic-properties draw:fill="none" draw:fill-color="#ffffff"/>
      <style:paragraph-properties style:writing-mode="lr-tb"/>
      <style:text-properties style:font-name="OpenSans1" fo:font-size="18pt"/>
    </style:style>
    <style:style style:name="P7" style:family="paragraph">
      <loext:graphic-properties draw:fill="none" draw:fill-color="#ffffff"/>
      <style:paragraph-properties style:writing-mode="lr-tb"/>
      <style:text-properties style:font-name="OpenSans1" fo:font-size="18pt" fo:font-weight="normal" style:font-size-asian="18pt" style:font-weight-asian="normal" style:font-size-complex="18pt" style:font-weight-complex="normal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d428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OpenSans1" fo:font-size="14pt" style:font-size-asian="14pt" style:font-size-complex="14pt"/>
    </style:style>
    <style:style style:name="P13" style:family="paragraph">
      <loext:graphic-properties draw:fill="none" draw:fill-color="#ffffff"/>
      <style:paragraph-properties style:writing-mode="lr-tb"/>
      <style:text-properties style:font-name="OpenSans1" fo:font-size="18pt" style:font-size-asian="18pt" style:font-size-complex="18pt"/>
    </style:style>
    <style:style style:name="P14" style:family="paragraph">
      <loext:graphic-properties draw:fill="none" draw:fill-color="#ffffff"/>
      <style:paragraph-properties style:writing-mode="lr-tb"/>
      <style:text-properties style:font-name="OpenSans1" fo:font-size="12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style:font-name="OpenSans1" fo:font-size="12pt" fo:font-weight="normal" style:font-size-asian="18pt" style:font-weight-asian="normal" style:font-size-complex="18pt" style:font-weight-complex="normal"/>
    </style:style>
    <style:style style:name="P16" style:family="paragraph">
      <loext:graphic-properties draw:fill="none" draw:fill-color="#ffffff"/>
      <style:paragraph-properties style:writing-mode="lr-tb"/>
      <style:text-properties style:font-name="OpenSans1" fo:font-size="12pt" style:font-size-asian="14pt" style:font-size-complex="14pt"/>
    </style:style>
    <style:style style:name="P17" style:family="paragraph">
      <loext:graphic-properties draw:fill="none" draw:fill-color="#ffffff"/>
      <style:paragraph-properties style:writing-mode="lr-tb"/>
      <style:text-properties style:font-name="OpenSans1" fo:font-size="12pt" fo:font-weight="normal" style:font-size-asian="14pt" style:font-weight-asian="normal" style:font-size-complex="14pt" style:font-weight-complex="normal"/>
    </style:style>
    <style:style style:name="P18" style:family="paragraph">
      <loext:graphic-properties draw:fill="none" draw:fill-color="#ffffff"/>
      <style:paragraph-properties style:writing-mode="lr-tb"/>
      <style:text-properties style:font-name="OpenSans1" fo:font-size="14pt" fo:font-weight="normal" style:font-size-asian="18pt" style:font-weight-asian="normal" style:font-size-complex="18pt" style:font-weight-complex="normal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14pt"/>
    </style:style>
    <style:style style:name="P21" style:family="paragraph">
      <loext:graphic-properties draw:fill-color="#eeeeee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color="#ff0000" loext:opacity="100%" style:font-name="OpenSans1" fo:font-size="14pt" style:font-size-asian="14pt" style:font-size-complex="14pt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000000" loext:opacity="100%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style:font-name="OpenSans1" fo:font-size="18pt"/>
    </style:style>
    <style:style style:name="T7" style:family="text">
      <style:text-properties fo:color="#ff8000" loext:opacity="100%" style:font-name="OpenSans1" fo:font-size="18pt"/>
    </style:style>
    <style:style style:name="T8" style:family="text">
      <style:text-properties style:font-name="OpenSans1"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font-name="OpenSans1" fo:font-size="18pt" style:font-size-asian="18pt" style:font-size-complex="18pt"/>
    </style:style>
    <style:style style:name="T10" style:family="text">
      <style:text-properties style:font-name="OpenSans1" fo:font-size="14pt" style:font-size-asian="14pt" style:font-size-complex="14pt"/>
    </style:style>
    <style:style style:name="T11" style:family="text">
      <style:text-properties style:font-name="OpenSans1" fo:font-size="12pt" style:font-size-asian="18pt" style:font-size-complex="18pt"/>
    </style:style>
    <style:style style:name="T12" style:family="text">
      <style:text-properties style:font-name="OpenSans1" fo:font-size="12pt" fo:font-weight="normal" style:font-size-asian="18pt" style:font-weight-asian="normal" style:font-size-complex="18pt" style:font-weight-complex="normal"/>
    </style:style>
    <style:style style:name="T13" style:family="text">
      <style:text-properties style:font-name="OpenSans1" fo:font-size="12pt" style:font-size-asian="14pt" style:font-size-complex="14pt"/>
    </style:style>
    <style:style style:name="T14" style:family="text">
      <style:text-properties style:font-name="OpenSans1" fo:font-size="12pt" fo:font-weight="normal" style:font-size-asian="14pt" style:font-weight-asian="normal" style:font-size-complex="14pt" style:font-weight-complex="normal"/>
    </style:style>
    <style:style style:name="T15" style:family="text">
      <style:text-properties style:font-name="OpenSans1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OpenSans1" fo:font-size="14pt" fo:font-weight="normal" style:font-size-asian="18pt" style:font-weight-asian="normal" style:font-size-complex="18pt" style:font-weight-complex="normal"/>
    </style:style>
    <style:style style:name="T17" style:family="text">
      <style:text-properties fo:color="#ff8000" loext:opacity="100%" style:font-name="OpenSans1" fo:font-size="12pt" style:font-size-asian="12pt" style:font-size-complex="12pt"/>
    </style:style>
    <style:style style:name="T18" style:family="text">
      <style:text-properties fo:color="#ff0000" loext:opacity="100%" style:font-name="OpenSans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Stack</text:span><text:span text:style-name="T1"> – Applica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6.9cm" svg:height="3.465cm" svg:x="0.9cm" svg:y="10.61cm" presentation:class="title" presentation:user-transformed="true">
          <draw:text-box>
            <text:p><text:span text:style-name="T3">Conversion -Infix to Prefix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 xml:id="id1" text:id="id1"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" draw:text-style-name="P6" xml:id="id4" draw:id="id4" draw:layer="layout" svg:width="5.6cm" svg:height="1cm" svg:x="20.307cm" svg:y="2.4cm">
          <draw:text-box>
            <text:list text:style-name="L1">
              <text:list-item>
                <text:p><text:span text:style-name="T6">Operator</text:span></text:p>
              </text:list-item>
            </text:list>
          </draw:text-box>
        </draw:frame>
        <draw:frame draw:style-name="gr4" draw:text-style-name="P6" xml:id="id5" draw:id="id5" draw:layer="layout" svg:width="1.874cm" svg:height="0.988cm" svg:x="21.2cm" svg:y="3.8cm">
          <draw:text-box>
            <text:list text:style-name="L1">
              <text:list-item>
                <text:p><text:span text:style-name="T7">()</text:span><text:span text:style-name="T6"> </text:span></text:p>
              </text:list-item>
            </text:list>
          </draw:text-box>
        </draw:frame>
        <draw:frame draw:style-name="gr5" draw:text-style-name="P6" draw:layer="layout" svg:width="2.042cm" svg:height="0.988cm" svg:x="21.283cm" svg:y="4.9cm">
          <draw:text-box>
            <text:list text:style-name="L1">
              <text:list-item>
                <text:p xml:id="id6" text:id="id6"><text:span text:style-name="T7">* /</text:span><text:span text:style-name="T6"> </text:span></text:p>
              </text:list-item>
            </text:list>
          </draw:text-box>
        </draw:frame>
        <draw:frame draw:style-name="gr6" draw:text-style-name="P7" xml:id="id3" draw:id="id3" draw:layer="layout" svg:width="9.509cm" svg:height="1cm" svg:x="1.2cm" svg:y="6.1cm">
          <draw:text-box>
            <text:list text:style-name="L1">
              <text:list-item>
                <text:p><text:span text:style-name="T8">2 * 3 - 3 + 8 / 4 / ( 1 + 1 ) </text:span></text:p>
              </text:list-item>
            </text:list>
          </draw:text-box>
        </draw:frame>
        <draw:frame draw:style-name="gr7" draw:text-style-name="P6" draw:layer="layout" svg:width="2.27cm" svg:height="0.988cm" svg:x="21.3cm" svg:y="6.012cm">
          <draw:text-box>
            <text:list text:style-name="L1">
              <text:list-item>
                <text:p xml:id="id7" text:id="id7"><text:span text:style-name="T7">+ -</text:span><text:span text:style-name="T6"> </text:span></text:p>
              </text:list-item>
            </text:list>
          </draw:text-box>
        </draw:frame>
        <draw:g xml:id="id2" draw:id="id2">
          <draw:custom-shape draw:style-name="gr8" draw:text-style-name="P9" draw:layer="layout" svg:width="3.6cm" svg:height="1.4cm" svg:x="4.5cm" svg:y="3.6cm">
            <text:p text:style-name="P8">Conversion</text:p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3.6cm" svg:height="1.4cm" svg:x="11.1cm" svg:y="3.6cm">
            <text:p text:style-name="P8">Evaluation</text:p>
            <draw:enhanced-geometry svg:viewBox="0 0 21600 21600" draw:type="rectangle" draw:enhanced-path="M 0 0 L 21600 0 21600 21600 0 21600 0 0 Z N"/>
          </draw:custom-shape>
          <draw:line draw:style-name="gr9" draw:text-style-name="P10" draw:layer="layout" svg:x1="2.1cm" svg:y1="4.3cm" svg:x2="4.5cm" svg:y2="4.3cm">
            <text:p/>
          </draw:line>
          <draw:line draw:style-name="gr9" draw:text-style-name="P10" draw:layer="layout" svg:x1="8.1cm" svg:y1="4.3cm" svg:x2="11.1cm" svg:y2="4.3cm">
            <text:p/>
          </draw:line>
          <draw:frame draw:style-name="gr10" draw:text-style-name="P11" draw:layer="layout" svg:width="1.666cm" svg:height="0.962cm" svg:x="1.834cm" svg:y="3.438cm">
            <draw:text-box>
              <text:p>Infix</text:p>
            </draw:text-box>
          </draw:frame>
          <draw:frame draw:style-name="gr11" draw:text-style-name="P11" draw:layer="layout" svg:width="2.407cm" svg:height="0.962cm" svg:x="8.4cm" svg:y="3.338cm">
            <draw:text-box>
              <text:p>Prefix</text:p>
            </draw:text-box>
          </draw:frame>
          <draw:frame draw:style-name="gr12" draw:text-style-name="P11" draw:layer="layout" svg:width="2.297cm" svg:height="0.962cm" svg:x="14.993cm" svg:y="3.4cm">
            <draw:text-box>
              <text:p>Result</text:p>
            </draw:text-box>
          </draw:frame>
          <draw:line draw:style-name="gr9" draw:text-style-name="P10" draw:layer="layout" svg:x1="14.7cm" svg:y1="4.362cm" svg:x2="17.1cm" svg:y2="4.36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4s" smil:fill="hold" smil:targetElement="id2" smil:attributeName="visibility" smil:to="visible"/>
                  <anim:animate smil:dur="2s" smil:fill="hold" smil:targetElement="id2" smil:attributeName="x" smil:values="0-width/2;x" smil:keyTimes="0;1"/>
                  <anim:animate smil:dur="2s" smil:fill="hold" smil:targetElement="id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4s" smil:fill="hold" smil:targetElement="id3" smil:attributeName="visibility" smil:to="visible"/>
                  <anim:transitionFilter smil:dur="2s" smil:targetElement="id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4" smil:attributeName="visibility" smil:to="visible"/>
                  <anim:transitionFilter smil:dur="0.5s" smil:targetElement="id4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 presentation:preset-property="Direction">
                  <anim:set smil:begin="0s" smil:dur="0.001s" smil:fill="hold" smil:targetElement="id5" smil:attributeName="visibility" smil:to="visible"/>
                  <anim:transitionFilter smil:dur="0.5s" smil:targetElement="id5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wheel" presentation:preset-sub-type="3" presentation:preset-property="Spokes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pinWheelWipe" smil:subtype="threeBlade"/>
                </anim:par>
              </anim:par>
              <anim:par smil:begin="2.5s">
                <anim:par smil:begin="0s" smil:fill="hold" presentation:node-type="after-previous" presentation:preset-class="entrance" presentation:preset-id="ooo-entrance-wipe" presentation:preset-sub-type="from-left" presentation:preset-property="Directio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13" draw:text-style-name="P12" draw:layer="layout" svg:width="10cm" svg:height="1cm" svg:x="1.2cm" svg:y="8.3cm">
          <draw:text-box>
            <text:list text:style-name="L1">
              <text:list-item>
                <text:p xml:id="id9" text:id="id9"><text:span text:style-name="T9">{*23} -3 + {/84} / { +11}</text:span><text:span text:style-name="T10"> </text:span></text:p>
              </text:list-item>
            </text:list>
          </draw:text-box>
        </draw:frame>
        <draw:frame draw:style-name="gr6" draw:text-style-name="P7" draw:layer="layout" svg:width="9.509cm" svg:height="1cm" svg:x="1.2cm" svg:y="6.1cm">
          <draw:text-box>
            <text:list text:style-name="L1">
              <text:list-item>
                <text:p><text:span text:style-name="T8">2 * 3 - 3 + 8 / 4 / ( 1 + 1 ) </text:span></text:p>
              </text:list-item>
            </text:list>
          </draw:text-box>
        </draw:frame>
        <draw:frame draw:style-name="gr13" draw:text-style-name="P13" xml:id="id10" draw:id="id10" draw:layer="layout" svg:width="9.7cm" svg:height="1cm" svg:x="1.2cm" svg:y="9.5cm">
          <draw:text-box>
            <text:list text:style-name="L1">
              <text:list-item>
                <text:p><text:span text:style-name="T9">{*23} -3 + {/ /84 +11}</text:span></text:p>
              </text:list-item>
            </text:list>
          </draw:text-box>
        </draw:frame>
        <draw:frame draw:style-name="gr14" draw:text-style-name="P13" xml:id="id12" draw:id="id12" draw:layer="layout" svg:width="12.8cm" svg:height="0.988cm" svg:x="1.2cm" svg:y="11.889cm">
          <draw:text-box>
            <text:list text:style-name="L1">
              <text:list-item>
                <text:p><text:span text:style-name="T9">+ - *233 / /84 +11 <text:s text:c="27"/>Prefix </text:span></text:p>
              </text:list-item>
            </text:list>
          </draw:text-box>
        </draw:frame>
        <draw:frame draw:style-name="gr15" draw:text-style-name="P7" xml:id="id8" draw:id="id8" draw:layer="layout" svg:width="8.887cm" svg:height="1cm" svg:x="1.2cm" svg:y="7.2cm">
          <draw:text-box>
            <text:list text:style-name="L1">
              <text:list-item>
                <text:p><text:span text:style-name="T8">2 * 3 – 3 + 8 / 4 / {+11}</text:span></text:p>
              </text:list-item>
            </text:list>
          </draw:text-box>
        </draw:frame>
        <draw:frame draw:style-name="gr16" draw:text-style-name="P7" xml:id="id11" draw:id="id11" draw:layer="layout" svg:width="8.79cm" svg:height="1cm" svg:x="1.2cm" svg:y="10.7cm">
          <draw:text-box>
            <text:list text:style-name="L1">
              <text:list-item>
                <text:p><text:span text:style-name="T8">{- *23 3} + {/ /84 +11}</text:span></text:p>
              </text:list-item>
            </text:list>
          </draw:text-box>
        </draw:frame>
        <draw:polyline draw:style-name="gr9" draw:text-style-name="P10" xml:id="id13" draw:id="id13" draw:layer="layout" svg:width="2.599cm" svg:height="0cm" svg:x="8.6cm" svg:y="12.4cm" svg:viewBox="0 0 2600 0" draw:points="0,0 2600,0">
          <text:p/>
        </draw:polyline>
        <draw:g>
          <draw:custom-shape draw:style-name="gr8" draw:text-style-name="P9" draw:layer="layout" svg:width="3.6cm" svg:height="1.4cm" svg:x="4.5cm" svg:y="3.601cm">
            <text:p text:style-name="P8">Conversion</text:p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3.6cm" svg:height="1.4cm" svg:x="11.1cm" svg:y="3.601cm">
            <text:p text:style-name="P8">Evaluation</text:p>
            <draw:enhanced-geometry svg:viewBox="0 0 21600 21600" draw:type="rectangle" draw:enhanced-path="M 0 0 L 21600 0 21600 21600 0 21600 0 0 Z N"/>
          </draw:custom-shape>
          <draw:line draw:style-name="gr9" draw:text-style-name="P10" draw:layer="layout" svg:x1="2.1cm" svg:y1="4.301cm" svg:x2="4.5cm" svg:y2="4.301cm">
            <text:p/>
          </draw:line>
          <draw:line draw:style-name="gr9" draw:text-style-name="P10" draw:layer="layout" svg:x1="8.1cm" svg:y1="4.301cm" svg:x2="11.1cm" svg:y2="4.301cm">
            <text:p/>
          </draw:line>
          <draw:frame draw:style-name="gr10" draw:text-style-name="P11" draw:layer="layout" svg:width="1.666cm" svg:height="0.962cm" svg:x="1.834cm" svg:y="3.439cm">
            <draw:text-box>
              <text:p>Infix</text:p>
            </draw:text-box>
          </draw:frame>
          <draw:frame draw:style-name="gr11" draw:text-style-name="P11" draw:layer="layout" svg:width="2.407cm" svg:height="0.962cm" svg:x="8.4cm" svg:y="3.339cm">
            <draw:text-box>
              <text:p>Prefix</text:p>
            </draw:text-box>
          </draw:frame>
          <draw:frame draw:style-name="gr12" draw:text-style-name="P11" draw:layer="layout" svg:width="2.297cm" svg:height="0.962cm" svg:x="14.993cm" svg:y="3.401cm">
            <draw:text-box>
              <text:p>Result</text:p>
            </draw:text-box>
          </draw:frame>
          <draw:line draw:style-name="gr9" draw:text-style-name="P10" draw:layer="layout" svg:x1="14.7cm" svg:y1="4.363cm" svg:x2="17.1cm" svg:y2="4.363cm">
            <text:p/>
          </draw:line>
        </draw:g>
        <draw:frame draw:style-name="gr3" draw:text-style-name="P6" draw:layer="layout" svg:width="5.6cm" svg:height="1cm" svg:x="20.307cm" svg:y="2.4cm">
          <draw:text-box>
            <text:list text:style-name="L1">
              <text:list-item>
                <text:p><text:span text:style-name="T6">Operator</text:span></text:p>
              </text:list-item>
            </text:list>
          </draw:text-box>
        </draw:frame>
        <draw:frame draw:style-name="gr4" draw:text-style-name="P6" draw:layer="layout" svg:width="1.874cm" svg:height="0.988cm" svg:x="21.2cm" svg:y="3.8cm">
          <draw:text-box>
            <text:list text:style-name="L1">
              <text:list-item>
                <text:p><text:span text:style-name="T7">()</text:span><text:span text:style-name="T6"> </text:span></text:p>
              </text:list-item>
            </text:list>
          </draw:text-box>
        </draw:frame>
        <draw:frame draw:style-name="gr5" draw:text-style-name="P6" draw:layer="layout" svg:width="2.042cm" svg:height="0.988cm" svg:x="21.283cm" svg:y="4.9cm">
          <draw:text-box>
            <text:list text:style-name="L1">
              <text:list-item>
                <text:p><text:span text:style-name="T7">* /</text:span><text:span text:style-name="T6"> </text:span></text:p>
              </text:list-item>
            </text:list>
          </draw:text-box>
        </draw:frame>
        <draw:frame draw:style-name="gr7" draw:text-style-name="P6" draw:layer="layout" svg:width="2.27cm" svg:height="0.988cm" svg:x="21.3cm" svg:y="6.012cm">
          <draw:text-box>
            <text:list text:style-name="L1">
              <text:list-item>
                <text:p><text:span text:style-name="T7">+ -</text:span><text:span text:style-name="T6">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8" smil:attributeName="visibility" smil:to="visible"/>
                  <anim:transitionFilter smil:dur="0.5s" smil:targetElement="id8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attributeName="visibility" smil:to="visible"/>
                  <anim:transitionFilter smil:dur="0.5s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10" smil:attributeName="visibility" smil:to="visible"/>
                  <anim:transitionFilter smil:dur="0.5s" smil:targetElement="id10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12" smil:attributeName="visibility" smil:to="visible"/>
                  <anim:transitionFilter smil:dur="0.5s" smil:targetElement="id12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bottom" presentation:preset-property="Direction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17" draw:text-style-name="P14" xml:id="id14" draw:id="id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xml:id="id15" draw:id="id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xml:id="id16" draw:id="id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xml:id="id17" draw:id="id17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xml:id="id18" draw:id="id18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xml:id="id19" draw:id="id19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xml:id="id20" draw:id="id20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xml:id="id21" draw:id="id21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xml:id="id22" draw:id="id22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xml:id="id23" draw:id="id23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xml:id="id24" draw:id="id24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xml:id="id25" draw:id="id2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xml:id="id26" draw:id="id26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xml:id="id27" draw:id="id27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7" draw:text-style-name="P15" xml:id="id28" draw:id="id28" draw:layer="layout" svg:width="6.03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xml:id="id29" draw:id="id29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xml:id="id30" draw:id="id30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xml:id="id31" draw:id="id31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xml:id="id32" draw:id="id32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xml:id="id33" draw:id="id33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xml:id="id34" draw:id="id34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xml:id="id35" draw:id="id35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custom-shape draw:style-name="gr34" draw:text-style-name="P19" xml:id="id39" draw:id="id39" draw:layer="layout" svg:width="13.25cm" svg:height="0.796cm" svg:x="0.55cm" svg:y="2.6cm">
          <text:p/>
          <draw:enhanced-geometry svg:viewBox="0 0 21600 21600" draw:type="rectangle" draw:enhanced-path="M 0 0 L 21600 0 21600 21600 0 21600 0 0 Z N"/>
        </draw:custom-shape>
        <draw:frame draw:style-name="gr35" draw:text-style-name="P15" draw:layer="layout" svg:width="13.6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7" draw:text-style-name="P15" draw:layer="layout" svg:width="6.03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 xml:id="id40" text:id="id40"><text:span text:style-name="T8">) 1 + 1 ( / 4 / 8 + 3 – 3 * 2 $ </text:span></text:p>
              </text:list-header>
            </text:list>
          </draw:text-box>
        </draw:frame>
        <draw:polyline draw:style-name="gr37" draw:text-style-name="P20" xml:id="id41" draw:id="id41" draw:layer="layout" svg:width="0cm" svg:height="0.787cm" svg:x="17.4cm" svg:y="4.401cm" svg:viewBox="0 0 0 788" draw:points="0,788 0,0">
          <text:p/>
        </draw:polyline>
        <draw:g xml:id="id36" draw:id="id36">
          <draw:custom-shape draw:style-name="gr38" draw:text-style-name="P21" draw:layer="layout" svg:width="0.8cm" svg:height="5.4cm" svg:x="15.2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cm" svg:y1="6.6cm" svg:x2="16cm" svg:y2="6.6cm">
            <text:p/>
          </draw:line>
          <draw:line draw:style-name="gr39" draw:text-style-name="P10" draw:layer="layout" svg:x1="15.2cm" svg:y1="9.6cm" svg:x2="16cm" svg:y2="9.6cm">
            <text:p/>
          </draw:line>
          <draw:line draw:style-name="gr39" draw:text-style-name="P10" draw:layer="layout" svg:x1="15.2cm" svg:y1="9cm" svg:x2="16cm" svg:y2="9cm">
            <text:p/>
          </draw:line>
          <draw:line draw:style-name="gr39" draw:text-style-name="P10" draw:layer="layout" svg:x1="15.2cm" svg:y1="8.4cm" svg:x2="16cm" svg:y2="8.4cm">
            <text:p/>
          </draw:line>
          <draw:line draw:style-name="gr39" draw:text-style-name="P10" draw:layer="layout" svg:x1="15.2cm" svg:y1="7.8cm" svg:x2="16cm" svg:y2="7.8cm">
            <text:p/>
          </draw:line>
          <draw:line draw:style-name="gr39" draw:text-style-name="P10" draw:layer="layout" svg:x1="15.2cm" svg:y1="7.2cm" svg:x2="16cm" svg:y2="7.2cm">
            <text:p/>
          </draw:line>
          <draw:line draw:style-name="gr39" draw:text-style-name="P10" draw:layer="layout" svg:x1="15.2cm" svg:y1="10.2cm" svg:x2="16cm" svg:y2="10.2cm">
            <text:p/>
          </draw:line>
          <draw:line draw:style-name="gr39" draw:text-style-name="P10" draw:layer="layout" svg:x1="15.2cm" svg:y1="6cm" svg:x2="16cm" svg:y2="6cm">
            <text:p/>
          </draw:line>
        </draw:g>
        <draw:frame draw:style-name="gr40" draw:text-style-name="P12" xml:id="id37" draw:id="id37" draw:layer="layout" svg:width="1.874cm" svg:height="0.831cm" svg:x="14.6cm" svg:y="10.969cm">
          <draw:text-box>
            <text:p><text:span text:style-name="T10">Stack</text:span></text:p>
          </draw:text-box>
        </draw:frame>
        <draw:g xml:id="id38" draw:id="id38">
          <draw:custom-shape draw:style-name="gr41" draw:text-style-name="P21" draw:layer="layout" svg:width="0.8cm" svg:height="7.8cm" draw:transform="rotate (1.5707963267949) translate (18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cm" svg:y1="10.569cm" svg:x2="19.2cm" svg:y2="9.769cm">
            <text:p/>
          </draw:line>
          <draw:line draw:style-name="gr39" draw:text-style-name="P10" draw:layer="layout" svg:x1="22.2cm" svg:y1="10.569cm" svg:x2="22.2cm" svg:y2="9.769cm">
            <text:p/>
          </draw:line>
          <draw:line draw:style-name="gr39" draw:text-style-name="P10" draw:layer="layout" svg:x1="21.6cm" svg:y1="10.569cm" svg:x2="21.6cm" svg:y2="9.769cm">
            <text:p/>
          </draw:line>
          <draw:line draw:style-name="gr39" draw:text-style-name="P10" draw:layer="layout" svg:x1="21cm" svg:y1="10.569cm" svg:x2="21cm" svg:y2="9.769cm">
            <text:p/>
          </draw:line>
          <draw:line draw:style-name="gr39" draw:text-style-name="P10" draw:layer="layout" svg:x1="20.4cm" svg:y1="10.569cm" svg:x2="20.4cm" svg:y2="9.769cm">
            <text:p/>
          </draw:line>
          <draw:line draw:style-name="gr39" draw:text-style-name="P10" draw:layer="layout" svg:x1="19.8cm" svg:y1="10.569cm" svg:x2="19.8cm" svg:y2="9.769cm">
            <text:p/>
          </draw:line>
          <draw:line draw:style-name="gr39" draw:text-style-name="P10" draw:layer="layout" svg:x1="22.8cm" svg:y1="10.569cm" svg:x2="22.8cm" svg:y2="9.769cm">
            <text:p/>
          </draw:line>
          <draw:line draw:style-name="gr39" draw:text-style-name="P10" draw:layer="layout" svg:x1="18.6cm" svg:y1="10.569cm" svg:x2="18.6cm" svg:y2="9.769cm">
            <text:p/>
          </draw:line>
          <draw:line draw:style-name="gr42" draw:text-style-name="P10" draw:layer="layout" svg:x1="23.4cm" svg:y1="10.569cm" svg:x2="23.4cm" svg:y2="9.769cm">
            <text:p/>
          </draw:line>
          <draw:line draw:style-name="gr39" draw:text-style-name="P10" draw:layer="layout" svg:x1="24cm" svg:y1="10.569cm" svg:x2="24cm" svg:y2="9.769cm">
            <text:p/>
          </draw:line>
          <draw:line draw:style-name="gr39" draw:text-style-name="P10" draw:layer="layout" svg:x1="24.6cm" svg:y1="10.569cm" svg:x2="24.6cm" svg:y2="9.769cm">
            <text:p/>
          </draw:line>
          <draw:frame draw:style-name="gr43" draw:text-style-name="P12" draw:layer="layout" svg:width="3.601cm" svg:height="0.831cm" svg:x="19.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cm" svg:y1="9.769cm" svg:x2="25.2cm" svg:y2="10.569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</anim:par>
              <anim:par smil:begin="1.002s">
                <anim:par smil:begin="0s" smil:fill="hold" presentation:node-type="after-previous" presentation:preset-class="entrance" presentation:preset-id="ooo-entrance-peek-in" presentation:preset-sub-type="from-bottom" presentation:preset-property="Direction">
                  <anim:set smil:begin="0s" smil:dur="0.001s" smil:fill="hold" smil:targetElement="id41" smil:attributeName="visibility" smil:to="visible"/>
                  <anim:transitionFilter smil:dur="0.5s" smil:targetElement="id41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custom-shape draw:style-name="gr44" draw:text-style-name="P19" xml:id="id43" draw:id="id43" draw:layer="layout" svg:width="2.2cm" svg:height="0.8cm" svg:x="0.8cm" svg:y="4.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custom-shape draw:style-name="gr45" draw:text-style-name="P19" xml:id="id42" draw:id="id42" draw:layer="layout" svg:width="6.85cm" svg:height="0.8cm" svg:x="0.75cm" svg:y="3.4cm">
          <text:p/>
          <draw:enhanced-geometry svg:viewBox="0 0 21600 21600" draw:type="rectangle" draw:enhanced-path="M 0 0 L 21600 0 21600 21600 0 21600 0 0 Z N"/>
        </draw:custom-shap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line draw:style-name="gr37" draw:text-style-name="P20" draw:layer="layout" svg:x1="17.4cm" svg:y1="5.189cm" svg:x2="17.4cm" svg:y2="4.401cm">
          <text:p/>
        </draw:lin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custom-shape draw:style-name="gr47" draw:text-style-name="P19" xml:id="id45" draw:id="id45" draw:layer="layout" svg:width="4.6cm" svg:height="0.6cm" svg:x="3cm" svg:y="5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7" draw:text-style-name="P19" xml:id="id44" draw:id="id44" draw:layer="layout" svg:width="4.6cm" svg:height="0.6cm" svg:x="2.2cm" svg:y="5cm">
          <text:p/>
          <draw:enhanced-geometry svg:viewBox="0 0 21600 21600" draw:mirror-horizontal="true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line draw:style-name="gr37" draw:text-style-name="P20" draw:layer="layout" svg:x1="17.4cm" svg:y1="5.189cm" svg:x2="17.4cm" svg:y2="4.401cm">
          <text:p/>
        </draw:lin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frame draw:style-name="gr48" draw:text-style-name="P12" draw:layer="layout" svg:width="0.752cm" svg:height="0.831cm" svg:x="15.2cm" svg:y="10.101cm">
          <draw:text-box>
            <text:p xml:id="id46" text:id="id46"><text:span text:style-name="T10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4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-right" presentation:preset-property="Direction;Accelerate;Decelerate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1+width/2;x" smil:keyTimes="0;1"/>
                  <anim:animate smil:dur="0.5s" smil:fill="hold" smil:targetElement="id46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custom-shape draw:style-name="gr47" draw:text-style-name="P19" draw:layer="layout" svg:width="4.6cm" svg:height="0.6cm" svg:x="3cm" svg:y="5.6cm">
          <text:p/>
          <draw:enhanced-geometry svg:viewBox="0 0 21600 21600" draw:mirror-horizontal="true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polyline draw:style-name="gr37" draw:text-style-name="P20" xml:id="id47" draw:id="id47" draw:layer="layout" svg:width="0cm" svg:height="0.787cm" svg:x="17.4cm" svg:y="4.401cm" svg:viewBox="0 0 0 788" draw:points="0,788 0,0">
          <text:p/>
        </draw:polylin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frame draw:style-name="gr48" draw:text-style-name="P12" draw:layer="layout" svg:width="0.752cm" svg:height="0.831cm" svg:x="15.2cm" svg:y="10.101cm">
          <draw:text-box>
            <text:p><text:span text:style-name="T10">)</text:span></text:p>
          </draw:text-box>
        </draw:frame>
        <draw:polyline draw:style-name="gr37" draw:text-style-name="P20" xml:id="id48" draw:id="id48" draw:layer="layout" svg:width="0cm" svg:height="0.787cm" svg:x="18cm" svg:y="4.4cm" svg:viewBox="0 0 0 788" draw:points="0,788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7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custom-shape draw:style-name="gr49" draw:text-style-name="P19" xml:id="id50" draw:id="id50" draw:layer="layout" svg:width="7.45cm" svg:height="0.6cm" svg:x="1.95cm" svg:y="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0" draw:text-style-name="P19" xml:id="id49" draw:id="id49" draw:layer="layout" svg:width="7.05cm" svg:height="0.6cm" svg:x="0.85cm" svg:y="3.4cm">
          <text:p/>
          <draw:enhanced-geometry svg:viewBox="0 0 21600 21600" draw:mirror-horizontal="true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frame draw:style-name="gr48" draw:text-style-name="P12" draw:layer="layout" svg:width="0.752cm" svg:height="0.831cm" svg:x="15.2cm" svg:y="10.101cm">
          <draw:text-box>
            <text:p><text:span text:style-name="T10">)</text:span></text:p>
          </draw:text-box>
        </draw:frame>
        <draw:line draw:style-name="gr37" draw:text-style-name="P20" draw:layer="layout" svg:x1="18cm" svg:y1="5.189cm" svg:x2="18cm" svg:y2="4.401cm">
          <text:p/>
        </draw:line>
        <draw:frame draw:style-name="gr51" draw:text-style-name="P12" draw:layer="layout" svg:width="0.815cm" svg:height="0.831cm" svg:x="17.885cm" svg:y="9.769cm">
          <draw:text-box>
            <text:p xml:id="id51" text:id="id51"><text:span text:style-name="T10">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-right" presentation:preset-property="Direction;Accelerate;Decelerate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1+width/2;x" smil:keyTimes="0;1"/>
                  <anim:animate smil:dur="0.5s" smil:fill="hold" smil:targetElement="id51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custom-shape draw:style-name="gr49" draw:text-style-name="P19" draw:layer="layout" svg:width="7.45cm" svg:height="0.6cm" svg:x="1.95cm" svg:y="4cm">
          <text:p/>
          <draw:enhanced-geometry svg:viewBox="0 0 21600 21600" draw:mirror-horizontal="true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frame draw:style-name="gr48" draw:text-style-name="P12" draw:layer="layout" svg:width="0.752cm" svg:height="0.831cm" svg:x="15.2cm" svg:y="10.101cm">
          <draw:text-box>
            <text:p><text:span text:style-name="T10">)</text:span></text:p>
          </draw:text-box>
        </draw:frame>
        <draw:polyline draw:style-name="gr37" draw:text-style-name="P20" xml:id="id52" draw:id="id52" draw:layer="layout" svg:width="0cm" svg:height="0.787cm" svg:x="18cm" svg:y="4.401cm" svg:viewBox="0 0 0 788" draw:points="0,788 0,0">
          <text:p/>
        </draw:polyline>
        <draw:frame draw:style-name="gr51" draw:text-style-name="P12" draw:layer="layout" svg:width="0.815cm" svg:height="0.831cm" svg:x="17.885cm" svg:y="9.769cm">
          <draw:text-box>
            <text:p><text:span text:style-name="T10">1</text:span></text:p>
          </draw:text-box>
        </draw:frame>
        <draw:polyline draw:style-name="gr37" draw:text-style-name="P20" xml:id="id53" draw:id="id53" draw:layer="layout" svg:width="0cm" svg:height="0.787cm" svg:x="18.4cm" svg:y="4.412cm" svg:viewBox="0 0 0 788" draw:points="0,788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custom-shape draw:style-name="gr44" draw:text-style-name="P19" xml:id="id55" draw:id="id55" draw:layer="layout" svg:width="2.2cm" svg:height="0.8cm" svg:x="0.8cm" svg:y="4.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custom-shape draw:style-name="gr45" draw:text-style-name="P19" xml:id="id54" draw:id="id54" draw:layer="layout" svg:width="6.85cm" svg:height="0.8cm" svg:x="0.75cm" svg:y="3.4cm">
          <text:p/>
          <draw:enhanced-geometry svg:viewBox="0 0 21600 21600" draw:type="rectangle" draw:enhanced-path="M 0 0 L 21600 0 21600 21600 0 21600 0 0 Z N"/>
        </draw:custom-shap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line draw:style-name="gr37" draw:text-style-name="P20" draw:layer="layout" svg:x1="18.4cm" svg:y1="5.201cm" svg:x2="18.4cm" svg:y2="4.413cm">
          <text:p/>
        </draw:line>
        <draw:frame draw:style-name="gr48" draw:text-style-name="P12" draw:layer="layout" svg:width="0.752cm" svg:height="0.831cm" svg:x="15.2cm" svg:y="10.102cm">
          <draw:text-box>
            <text:p><text:span text:style-name="T10">)</text:span></text:p>
          </draw:text-box>
        </draw:frame>
        <draw:frame draw:style-name="gr51" draw:text-style-name="P12" draw:layer="layout" svg:width="0.815cm" svg:height="0.831cm" svg:x="17.885cm" svg:y="9.77cm">
          <draw:text-box>
            <text:p><text:span text:style-name="T10">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custom-shape draw:style-name="gr52" draw:text-style-name="P19" xml:id="id57" draw:id="id57" draw:layer="layout" svg:width="8.5cm" svg:height="0.6cm" svg:x="2.2cm" svg:y="6.11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9" xml:id="id56" draw:id="id56" draw:layer="layout" svg:width="4.8cm" svg:height="0.6cm" svg:x="2.2cm" svg:y="5.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9" xml:id="id61" draw:id="id61" draw:layer="layout" svg:width="1.9cm" svg:height="0.6cm" svg:x="2.2cm" svg:y="9.61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line draw:style-name="gr37" draw:text-style-name="P20" draw:layer="layout" svg:x1="18.5cm" svg:y1="5.201cm" svg:x2="18.5cm" svg:y2="4.413cm">
          <text:p/>
        </draw:line>
        <draw:frame draw:style-name="gr48" draw:text-style-name="P12" draw:layer="layout" svg:width="0.752cm" svg:height="0.831cm" svg:x="15.2cm" svg:y="10.102cm">
          <draw:text-box>
            <text:p><text:span text:style-name="T10">)</text:span></text:p>
          </draw:text-box>
        </draw:frame>
        <draw:frame draw:style-name="gr51" draw:text-style-name="P12" draw:layer="layout" svg:width="0.815cm" svg:height="0.831cm" svg:x="17.885cm" svg:y="9.77cm">
          <draw:text-box>
            <text:p><text:span text:style-name="T10">1</text:span></text:p>
          </draw:text-box>
        </draw:frame>
        <draw:g xml:id="id58" draw:id="id58">
          <draw:g>
            <draw:custom-shape draw:style-name="gr55" draw:text-style-name="P21" draw:layer="layout" svg:width="5.4cm" svg:height="2.492cm" svg:x="19.6cm" svg:y="6cm">
              <text:p/>
              <draw:enhanced-geometry svg:viewBox="0 0 21600 21600" draw:type="rectangle" draw:enhanced-path="M 0 0 L 21600 0 21600 21600 0 21600 0 0 Z N"/>
            </draw:custom-shape>
            <draw:line draw:style-name="gr39" draw:text-style-name="P10" draw:layer="layout" svg:x1="19.599cm" svg:y1="6.787cm" svg:x2="25cm" svg:y2="6.787cm">
              <text:p/>
            </draw:line>
            <draw:line draw:style-name="gr39" draw:text-style-name="P10" draw:layer="layout" svg:x1="22.12cm" svg:y1="6.008cm" svg:x2="22.12cm" svg:y2="8.5cm">
              <text:p/>
            </draw:line>
          </draw:g>
          <draw:frame draw:style-name="gr56" draw:text-style-name="P12" draw:layer="layout" svg:width="6.212cm" svg:height="0.831cm" svg:x="18.888cm" svg:y="6.1cm">
            <draw:text-box>
              <text:list text:style-name="L1">
                <text:list-header>
                  <text:p><text:span text:style-name="T17">Item(stack) <text:s/>Item(scan)</text:span><text:span text:style-name="T10"> </text:span></text:p>
                </text:list-header>
              </text:list>
            </draw:text-box>
          </draw:frame>
        </draw:g>
        <draw:frame draw:style-name="gr48" draw:text-style-name="P12" xml:id="id59" draw:id="id59" draw:layer="layout" svg:width="0.752cm" svg:height="0.831cm" svg:x="20.701cm" svg:y="7.169cm">
          <draw:text-box>
            <text:p><text:span text:style-name="T10">)</text:span></text:p>
          </draw:text-box>
        </draw:frame>
        <draw:frame draw:style-name="gr57" draw:text-style-name="P12" xml:id="id60" draw:id="id60" draw:layer="layout" svg:width="0.917cm" svg:height="0.831cm" svg:x="23.301cm" svg:y="7.169cm">
          <draw:text-box>
            <text:p><text:span text:style-name="T10">+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7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custom-shape draw:style-name="gr53" draw:text-style-name="P19" draw:layer="layout" svg:width="4.8cm" svg:height="0.6cm" svg:x="3cm" svg:y="10.14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polyline draw:style-name="gr37" draw:text-style-name="P20" xml:id="id63" draw:id="id63" draw:layer="layout" svg:width="0cm" svg:height="0.787cm" svg:x="18.4cm" svg:y="4.413cm" svg:viewBox="0 0 0 788" draw:points="0,788 0,0">
          <text:p/>
        </draw:polyline>
        <draw:frame draw:style-name="gr48" draw:text-style-name="P12" draw:layer="layout" svg:width="0.752cm" svg:height="0.831cm" svg:x="15.2cm" svg:y="10.102cm">
          <draw:text-box>
            <text:p><text:span text:style-name="T10">)</text:span></text:p>
          </draw:text-box>
        </draw:frame>
        <draw:frame draw:style-name="gr51" draw:text-style-name="P12" draw:layer="layout" svg:width="0.815cm" svg:height="0.831cm" svg:x="17.885cm" svg:y="9.77cm">
          <draw:text-box>
            <text:p><text:span text:style-name="T10">1</text:span></text:p>
          </draw:text-box>
        </draw:frame>
        <draw:frame draw:style-name="gr57" draw:text-style-name="P12" draw:layer="layout" svg:width="0.917cm" svg:height="0.831cm" svg:x="15.1cm" svg:y="9.5cm">
          <draw:text-box>
            <text:p xml:id="id62" text:id="id62"><text:span text:style-name="T10">+</text:span></text:p>
          </draw:text-box>
        </draw:frame>
        <draw:polyline draw:style-name="gr37" draw:text-style-name="P20" xml:id="id64" draw:id="id64" draw:layer="layout" svg:width="0cm" svg:height="0.787cm" svg:x="19cm" svg:y="4.4cm" svg:viewBox="0 0 0 788" draw:points="0,788 0,0">
          <text:p/>
        </draw:polyline>
        <draw:g>
          <draw:g>
            <draw:custom-shape draw:style-name="gr55" draw:text-style-name="P21" draw:layer="layout" svg:width="5.4cm" svg:height="2.492cm" svg:x="19.6cm" svg:y="6cm">
              <text:p/>
              <draw:enhanced-geometry svg:viewBox="0 0 21600 21600" draw:type="rectangle" draw:enhanced-path="M 0 0 L 21600 0 21600 21600 0 21600 0 0 Z N"/>
            </draw:custom-shape>
            <draw:line draw:style-name="gr39" draw:text-style-name="P10" draw:layer="layout" svg:x1="19.599cm" svg:y1="6.787cm" svg:x2="25cm" svg:y2="6.787cm">
              <text:p/>
            </draw:line>
            <draw:line draw:style-name="gr39" draw:text-style-name="P10" draw:layer="layout" svg:x1="22.12cm" svg:y1="6.008cm" svg:x2="22.12cm" svg:y2="8.5cm">
              <text:p/>
            </draw:line>
          </draw:g>
          <draw:frame draw:style-name="gr56" draw:text-style-name="P12" draw:layer="layout" svg:width="6.212cm" svg:height="0.831cm" svg:x="18.888cm" svg:y="6.1cm">
            <draw:text-box>
              <text:list text:style-name="L1">
                <text:list-header>
                  <text:p><text:span text:style-name="T17">Item(stack) <text:s/>Item(scan)</text:span><text:span text:style-name="T10"> </text:span></text:p>
                </text:list-header>
              </text:list>
            </draw:text-box>
          </draw:frame>
        </draw:g>
        <draw:frame draw:style-name="gr48" draw:text-style-name="P12" draw:layer="layout" svg:width="0.752cm" svg:height="0.831cm" svg:x="20.702cm" svg:y="7.17cm">
          <draw:text-box>
            <text:p><text:span text:style-name="T10">)</text:span></text:p>
          </draw:text-box>
        </draw:frame>
        <draw:frame draw:style-name="gr57" draw:text-style-name="P12" draw:layer="layout" svg:width="0.917cm" svg:height="0.831cm" svg:x="23.302cm" svg:y="7.17cm">
          <draw:text-box>
            <text:p><text:span text:style-name="T10">+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-right" presentation:preset-property="Direction;Accelerate;Decelerate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1+width/2;x" smil:keyTimes="0;1"/>
                  <anim:animate smil:dur="0.5s" smil:fill="hold" smil:targetElement="id62" anim:sub-item="text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custom-shape draw:style-name="gr49" draw:text-style-name="P19" xml:id="id66" draw:id="id66" draw:layer="layout" svg:width="7.45cm" svg:height="0.6cm" svg:x="1.95cm" svg:y="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0" draw:text-style-name="P19" xml:id="id65" draw:id="id65" draw:layer="layout" svg:width="7.05cm" svg:height="0.6cm" svg:x="0.85cm" svg:y="3.4cm">
          <text:p/>
          <draw:enhanced-geometry svg:viewBox="0 0 21600 21600" draw:mirror-horizontal="true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frame draw:style-name="gr48" draw:text-style-name="P12" draw:layer="layout" svg:width="0.752cm" svg:height="0.831cm" svg:x="15.2cm" svg:y="10.101cm">
          <draw:text-box>
            <text:p><text:span text:style-name="T10">)</text:span></text:p>
          </draw:text-box>
        </draw:frame>
        <draw:line draw:style-name="gr37" draw:text-style-name="P20" draw:layer="layout" svg:x1="19cm" svg:y1="5.189cm" svg:x2="19cm" svg:y2="4.401cm">
          <text:p/>
        </draw:line>
        <draw:frame draw:style-name="gr51" draw:text-style-name="P12" draw:layer="layout" svg:width="0.815cm" svg:height="0.831cm" svg:x="18.486cm" svg:y="9.77cm">
          <draw:text-box>
            <text:p xml:id="id67" text:id="id67"><text:span text:style-name="T10">1</text:span></text:p>
          </draw:text-box>
        </draw:frame>
        <draw:frame draw:style-name="gr51" draw:text-style-name="P12" draw:layer="layout" svg:width="0.815cm" svg:height="0.831cm" svg:x="17.886cm" svg:y="9.771cm">
          <draw:text-box>
            <text:p><text:span text:style-name="T10">1</text:span></text:p>
          </draw:text-box>
        </draw:frame>
        <draw:frame draw:style-name="gr57" draw:text-style-name="P12" draw:layer="layout" svg:width="0.917cm" svg:height="0.831cm" svg:x="15.101cm" svg:y="9.501cm">
          <draw:text-box>
            <text:p><text:span text:style-name="T10">+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custom-shape draw:style-name="gr49" draw:text-style-name="P19" draw:layer="layout" svg:width="7.45cm" svg:height="0.6cm" svg:x="1.95cm" svg:y="4cm">
          <text:p/>
          <draw:enhanced-geometry svg:viewBox="0 0 21600 21600" draw:mirror-horizontal="true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frame draw:style-name="gr48" draw:text-style-name="P12" draw:layer="layout" svg:width="0.752cm" svg:height="0.831cm" svg:x="15.2cm" svg:y="10.101cm">
          <draw:text-box>
            <text:p><text:span text:style-name="T10">)</text:span></text:p>
          </draw:text-box>
        </draw:frame>
        <draw:polyline draw:style-name="gr37" draw:text-style-name="P20" xml:id="id69" draw:id="id69" draw:layer="layout" svg:width="0cm" svg:height="0.787cm" svg:x="19.5cm" svg:y="4.4cm" svg:viewBox="0 0 0 788" draw:points="0,788 0,0">
          <text:p/>
        </draw:polyline>
        <draw:polyline draw:style-name="gr37" draw:text-style-name="P20" xml:id="id68" draw:id="id68" draw:layer="layout" svg:width="0cm" svg:height="0.787cm" svg:x="19cm" svg:y="4.401cm" svg:viewBox="0 0 0 788" draw:points="0,788 0,0">
          <text:p/>
        </draw:polyline>
        <draw:frame draw:style-name="gr51" draw:text-style-name="P12" draw:layer="layout" svg:width="0.815cm" svg:height="0.831cm" svg:x="17.886cm" svg:y="9.771cm">
          <draw:text-box>
            <text:p><text:span text:style-name="T10">1</text:span></text:p>
          </draw:text-box>
        </draw:frame>
        <draw:frame draw:style-name="gr51" draw:text-style-name="P12" draw:layer="layout" svg:width="0.815cm" svg:height="0.831cm" svg:x="18.487cm" svg:y="9.771cm">
          <draw:text-box>
            <text:p><text:span text:style-name="T10">1</text:span></text:p>
          </draw:text-box>
        </draw:frame>
        <draw:frame draw:style-name="gr57" draw:text-style-name="P12" draw:layer="layout" svg:width="0.917cm" svg:height="0.831cm" svg:x="15.101cm" svg:y="9.501cm">
          <draw:text-box>
            <text:p><text:span text:style-name="T10">+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8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custom-shape draw:style-name="gr44" draw:text-style-name="P19" xml:id="id71" draw:id="id71" draw:layer="layout" svg:width="2.2cm" svg:height="0.8cm" svg:x="0.8cm" svg:y="4.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custom-shape draw:style-name="gr45" draw:text-style-name="P19" xml:id="id70" draw:id="id70" draw:layer="layout" svg:width="6.85cm" svg:height="0.8cm" svg:x="0.75cm" svg:y="3.4cm">
          <text:p/>
          <draw:enhanced-geometry svg:viewBox="0 0 21600 21600" draw:type="rectangle" draw:enhanced-path="M 0 0 L 21600 0 21600 21600 0 21600 0 0 Z N"/>
        </draw:custom-shap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frame draw:style-name="gr48" draw:text-style-name="P12" draw:layer="layout" svg:width="0.752cm" svg:height="0.831cm" svg:x="15.2cm" svg:y="10.102cm">
          <draw:text-box>
            <text:p><text:span text:style-name="T10">)</text:span></text:p>
          </draw:text-box>
        </draw:frame>
        <draw:frame draw:style-name="gr51" draw:text-style-name="P12" draw:layer="layout" svg:width="0.815cm" svg:height="0.831cm" svg:x="17.885cm" svg:y="9.77cm">
          <draw:text-box>
            <text:p><text:span text:style-name="T10">1</text:span></text:p>
          </draw:text-box>
        </draw:frame>
        <draw:line draw:style-name="gr37" draw:text-style-name="P20" draw:layer="layout" svg:x1="19.5cm" svg:y1="5.189cm" svg:x2="19.5cm" svg:y2="4.401cm">
          <text:p/>
        </draw:line>
        <draw:frame draw:style-name="gr51" draw:text-style-name="P12" draw:layer="layout" svg:width="0.815cm" svg:height="0.831cm" svg:x="18.488cm" svg:y="9.772cm">
          <draw:text-box>
            <text:p><text:span text:style-name="T10">1</text:span></text:p>
          </draw:text-box>
        </draw:frame>
        <draw:frame draw:style-name="gr57" draw:text-style-name="P12" draw:layer="layout" svg:width="0.917cm" svg:height="0.831cm" svg:x="15.102cm" svg:y="9.502cm">
          <draw:text-box>
            <text:p><text:span text:style-name="T10">+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custom-shape draw:style-name="gr52" draw:text-style-name="P19" xml:id="id73" draw:id="id73" draw:layer="layout" svg:width="8.5cm" svg:height="0.6cm" svg:x="2.2cm" svg:y="6.11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9" xml:id="id72" draw:id="id72" draw:layer="layout" svg:width="4.8cm" svg:height="0.6cm" svg:x="2.2cm" svg:y="5.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frame draw:style-name="gr48" draw:text-style-name="P12" draw:layer="layout" svg:width="0.752cm" svg:height="0.831cm" svg:x="15.2cm" svg:y="10.102cm">
          <draw:text-box>
            <text:p><text:span text:style-name="T10">)</text:span></text:p>
          </draw:text-box>
        </draw:frame>
        <draw:frame draw:style-name="gr51" draw:text-style-name="P12" draw:layer="layout" svg:width="0.815cm" svg:height="0.831cm" svg:x="17.885cm" svg:y="9.77cm">
          <draw:text-box>
            <text:p><text:span text:style-name="T10">1</text:span></text:p>
          </draw:text-box>
        </draw:frame>
        <draw:g xml:id="id74" draw:id="id74">
          <draw:g>
            <draw:custom-shape draw:style-name="gr55" draw:text-style-name="P21" draw:layer="layout" svg:width="5.4cm" svg:height="2.492cm" svg:x="19.6cm" svg:y="6cm">
              <text:p/>
              <draw:enhanced-geometry svg:viewBox="0 0 21600 21600" draw:type="rectangle" draw:enhanced-path="M 0 0 L 21600 0 21600 21600 0 21600 0 0 Z N"/>
            </draw:custom-shape>
            <draw:line draw:style-name="gr39" draw:text-style-name="P10" draw:layer="layout" svg:x1="19.599cm" svg:y1="6.787cm" svg:x2="25cm" svg:y2="6.787cm">
              <text:p/>
            </draw:line>
            <draw:line draw:style-name="gr39" draw:text-style-name="P10" draw:layer="layout" svg:x1="22.12cm" svg:y1="6.008cm" svg:x2="22.12cm" svg:y2="8.5cm">
              <text:p/>
            </draw:line>
          </draw:g>
          <draw:frame draw:style-name="gr56" draw:text-style-name="P12" draw:layer="layout" svg:width="6.212cm" svg:height="0.831cm" svg:x="18.888cm" svg:y="6.1cm">
            <draw:text-box>
              <text:list text:style-name="L1">
                <text:list-header>
                  <text:p><text:span text:style-name="T17">Item(stack) <text:s/>Item(scan)</text:span><text:span text:style-name="T10"> </text:span></text:p>
                </text:list-header>
              </text:list>
            </draw:text-box>
          </draw:frame>
        </draw:g>
        <draw:frame draw:style-name="gr57" draw:text-style-name="P12" draw:layer="layout" svg:width="0.917cm" svg:height="0.831cm" svg:x="20.4cm" svg:y="7.369cm">
          <draw:text-box>
            <text:p xml:id="id76" text:id="id76"><text:span text:style-name="T10">+</text:span></text:p>
          </draw:text-box>
        </draw:frame>
        <draw:frame draw:style-name="gr57" draw:text-style-name="P12" xml:id="id75" draw:id="id75" draw:layer="layout" svg:width="0.917cm" svg:height="0.831cm" svg:x="22.983cm" svg:y="7.4cm">
          <draw:text-box>
            <text:p><text:span text:style-name="T10">(</text:span></text:p>
          </draw:text-box>
        </draw:frame>
        <draw:line draw:style-name="gr37" draw:text-style-name="P20" draw:layer="layout" svg:x1="19.5cm" svg:y1="5.189cm" svg:x2="19.5cm" svg:y2="4.401cm">
          <text:p/>
        </draw:line>
        <draw:frame draw:style-name="gr51" draw:text-style-name="P12" draw:layer="layout" svg:width="0.815cm" svg:height="0.831cm" svg:x="18.488cm" svg:y="9.772cm">
          <draw:text-box>
            <text:p><text:span text:style-name="T10">1</text:span></text:p>
          </draw:text-box>
        </draw:frame>
        <draw:frame draw:style-name="gr57" draw:text-style-name="P12" draw:layer="layout" svg:width="0.917cm" svg:height="0.831cm" svg:x="15.102cm" svg:y="9.502cm">
          <draw:text-box>
            <text:p><text:span text:style-name="T10">+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custom-shape draw:style-name="gr58" draw:text-style-name="P19" xml:id="id80" draw:id="id80" draw:layer="layout" svg:width="8.8cm" svg:height="0.6cm" svg:x="2.6cm" svg:y="7.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9" xml:id="id79" draw:id="id79" draw:layer="layout" svg:width="4.8cm" svg:height="0.6cm" svg:x="3cm" svg:y="6.71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frame draw:style-name="gr48" draw:text-style-name="P12" draw:layer="layout" svg:width="0.752cm" svg:height="0.831cm" svg:x="15.2cm" svg:y="10.102cm">
          <draw:text-box>
            <text:p><text:span text:style-name="T10">)</text:span></text:p>
          </draw:text-box>
        </draw:frame>
        <draw:frame draw:style-name="gr51" draw:text-style-name="P12" draw:layer="layout" svg:width="0.815cm" svg:height="0.831cm" svg:x="17.885cm" svg:y="9.77cm">
          <draw:text-box>
            <text:p><text:span text:style-name="T10">1</text:span></text:p>
          </draw:text-box>
        </draw:frame>
        <draw:g>
          <draw:g>
            <draw:custom-shape draw:style-name="gr55" draw:text-style-name="P21" draw:layer="layout" svg:width="5.4cm" svg:height="2.492cm" svg:x="19.6cm" svg:y="6cm">
              <text:p/>
              <draw:enhanced-geometry svg:viewBox="0 0 21600 21600" draw:type="rectangle" draw:enhanced-path="M 0 0 L 21600 0 21600 21600 0 21600 0 0 Z N"/>
            </draw:custom-shape>
            <draw:line draw:style-name="gr39" draw:text-style-name="P10" draw:layer="layout" svg:x1="19.599cm" svg:y1="6.787cm" svg:x2="25cm" svg:y2="6.787cm">
              <text:p/>
            </draw:line>
            <draw:line draw:style-name="gr39" draw:text-style-name="P10" draw:layer="layout" svg:x1="22.12cm" svg:y1="6.008cm" svg:x2="22.12cm" svg:y2="8.5cm">
              <text:p/>
            </draw:line>
          </draw:g>
          <draw:frame draw:style-name="gr56" draw:text-style-name="P12" draw:layer="layout" svg:width="6.212cm" svg:height="0.831cm" svg:x="18.888cm" svg:y="6.1cm">
            <draw:text-box>
              <text:list text:style-name="L1">
                <text:list-header>
                  <text:p><text:span text:style-name="T17">Item(stack) <text:s/>Item(scan)</text:span><text:span text:style-name="T10"> </text:span></text:p>
                </text:list-header>
              </text:list>
            </draw:text-box>
          </draw:frame>
        </draw:g>
        <draw:frame draw:style-name="gr57" draw:text-style-name="P12" draw:layer="layout" svg:width="0.917cm" svg:height="0.831cm" svg:x="20.4cm" svg:y="7.369cm">
          <draw:text-box>
            <text:p><text:span text:style-name="T10">+</text:span></text:p>
          </draw:text-box>
        </draw:frame>
        <draw:frame draw:style-name="gr57" draw:text-style-name="P12" draw:layer="layout" svg:width="0.917cm" svg:height="0.831cm" svg:x="22.983cm" svg:y="7.4cm">
          <draw:text-box>
            <text:p><text:span text:style-name="T10">(</text:span></text:p>
          </draw:text-box>
        </draw:frame>
        <draw:line draw:style-name="gr37" draw:text-style-name="P20" draw:layer="layout" svg:x1="19.5cm" svg:y1="5.189cm" svg:x2="19.5cm" svg:y2="4.401cm">
          <text:p/>
        </draw:line>
        <draw:frame draw:style-name="gr51" draw:text-style-name="P12" draw:layer="layout" svg:width="0.815cm" svg:height="0.831cm" svg:x="18.488cm" svg:y="9.772cm">
          <draw:text-box>
            <text:p><text:span text:style-name="T10">1</text:span></text:p>
          </draw:text-box>
        </draw:frame>
        <draw:frame draw:style-name="gr57" draw:text-style-name="P12" draw:layer="layout" svg:width="0.917cm" svg:height="0.831cm" svg:x="15.102cm" svg:y="9.502cm">
          <draw:text-box>
            <text:p xml:id="id77" text:id="id77"><text:span text:style-name="T10">+</text:span></text:p>
          </draw:text-box>
        </draw:frame>
        <draw:frame draw:style-name="gr57" draw:text-style-name="P12" draw:layer="layout" svg:width="0.917cm" svg:height="0.831cm" svg:x="19.083cm" svg:y="9.772cm">
          <draw:text-box>
            <text:p xml:id="id78" text:id="id78"><text:span text:style-name="T10">+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-right" presentation:preset-property="Direction;Accelerate;Decelerate">
                  <anim:animate smil:dur="0.5s" smil:targetElement="id77" anim:sub-item="text" smil:attributeName="x" smil:values="x;1+width/2" smil:keyTimes="0;1"/>
                  <anim:animate smil:dur="0.5s" smil:targetElement="id77" anim:sub-item="text" smil:attributeName="y" smil:values="y;1+height/2" smil:keyTimes="0;1"/>
                  <anim:set smil:begin="0.499s" smil:dur="0.001s" smil:fill="hold" smil:targetElement="id77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bottom-right" presentation:preset-property="Direction;Accelerate;Decelerate">
                  <anim:set smil:begin="0s" smil:dur="0.001s" smil:fill="hold" smil:targetElement="id78" anim:sub-item="text" smil:attributeName="visibility" smil:to="visible"/>
                  <anim:animate smil:dur="0.5s" smil:fill="hold" smil:targetElement="id78" anim:sub-item="text" smil:attributeName="x" smil:values="1+width/2;x" smil:keyTimes="0;1"/>
                  <anim:animate smil:dur="0.5s" smil:fill="hold" smil:targetElement="id7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custom-shape draw:style-name="gr53" draw:text-style-name="P19" draw:layer="layout" svg:width="4.8cm" svg:height="0.6cm" svg:x="2.673cm" svg:y="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frame draw:style-name="gr48" draw:text-style-name="P12" draw:layer="layout" svg:width="0.752cm" svg:height="0.831cm" svg:x="15.2cm" svg:y="10.102cm">
          <draw:text-box>
            <text:p><text:span text:style-name="T10">)</text:span></text:p>
          </draw:text-box>
        </draw:frame>
        <draw:frame draw:style-name="gr51" draw:text-style-name="P12" draw:layer="layout" svg:width="0.815cm" svg:height="0.831cm" svg:x="17.885cm" svg:y="9.77cm">
          <draw:text-box>
            <text:p><text:span text:style-name="T10">1</text:span></text:p>
          </draw:text-box>
        </draw:frame>
        <draw:g>
          <draw:g>
            <draw:custom-shape draw:style-name="gr55" draw:text-style-name="P21" draw:layer="layout" svg:width="5.4cm" svg:height="2.492cm" svg:x="19.6cm" svg:y="6cm">
              <text:p/>
              <draw:enhanced-geometry svg:viewBox="0 0 21600 21600" draw:type="rectangle" draw:enhanced-path="M 0 0 L 21600 0 21600 21600 0 21600 0 0 Z N"/>
            </draw:custom-shape>
            <draw:line draw:style-name="gr39" draw:text-style-name="P10" draw:layer="layout" svg:x1="19.599cm" svg:y1="6.787cm" svg:x2="25cm" svg:y2="6.787cm">
              <text:p/>
            </draw:line>
            <draw:line draw:style-name="gr39" draw:text-style-name="P10" draw:layer="layout" svg:x1="22.12cm" svg:y1="6.008cm" svg:x2="22.12cm" svg:y2="8.5cm">
              <text:p/>
            </draw:line>
          </draw:g>
          <draw:frame draw:style-name="gr56" draw:text-style-name="P12" draw:layer="layout" svg:width="6.212cm" svg:height="0.831cm" svg:x="18.888cm" svg:y="6.1cm">
            <draw:text-box>
              <text:list text:style-name="L1">
                <text:list-header>
                  <text:p><text:span text:style-name="T17">Item(stack) <text:s/>Item(scan)</text:span><text:span text:style-name="T10"> </text:span></text:p>
                </text:list-header>
              </text:list>
            </draw:text-box>
          </draw:frame>
        </draw:g>
        <draw:frame draw:style-name="gr57" draw:text-style-name="P12" draw:layer="layout" svg:width="0.917cm" svg:height="0.831cm" svg:x="20.4cm" svg:y="7.369cm">
          <draw:text-box>
            <text:p><text:span text:style-name="T10">+</text:span></text:p>
          </draw:text-box>
        </draw:frame>
        <draw:frame draw:style-name="gr57" draw:text-style-name="P12" draw:layer="layout" svg:width="0.917cm" svg:height="0.831cm" svg:x="22.983cm" svg:y="7.4cm">
          <draw:text-box>
            <text:p><text:span text:style-name="T10">(</text:span></text:p>
          </draw:text-box>
        </draw:frame>
        <draw:polyline draw:style-name="gr37" draw:text-style-name="P20" xml:id="id82" draw:id="id82" draw:layer="layout" svg:width="0cm" svg:height="0.787cm" svg:x="19.5cm" svg:y="4.401cm" svg:viewBox="0 0 0 788" draw:points="0,788 0,0">
          <text:p/>
        </draw:polyline>
        <draw:frame draw:style-name="gr51" draw:text-style-name="P12" draw:layer="layout" svg:width="0.815cm" svg:height="0.831cm" svg:x="18.488cm" svg:y="9.772cm">
          <draw:text-box>
            <text:p><text:span text:style-name="T10">1</text:span></text:p>
          </draw:text-box>
        </draw:frame>
        <draw:polyline draw:style-name="gr37" draw:text-style-name="P20" xml:id="id83" draw:id="id83" draw:layer="layout" svg:width="0cm" svg:height="0.787cm" svg:x="19.8cm" svg:y="4.4cm" svg:viewBox="0 0 0 788" draw:points="0,788 0,0">
          <text:p/>
        </draw:polyline>
        <draw:frame draw:style-name="gr57" draw:text-style-name="P12" draw:layer="layout" svg:width="0.917cm" svg:height="0.831cm" svg:x="19.084cm" svg:y="9.773cm">
          <draw:text-box>
            <text:p><text:span text:style-name="T10">+</text:span></text:p>
          </draw:text-box>
        </draw:frame>
        <draw:frame draw:style-name="gr57" draw:text-style-name="P12" draw:layer="layout" svg:width="0.917cm" svg:height="0.831cm" svg:x="15.2cm" svg:y="9.469cm">
          <draw:text-box>
            <text:p xml:id="id81" text:id="id81"><text:span text:style-name="T10">(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-right" presentation:preset-property="Direction;Accelerate;Decelerate">
                  <anim:set smil:begin="0s" smil:dur="0.001s" smil:fill="hold" smil:targetElement="id81" anim:sub-item="text" smil:attributeName="visibility" smil:to="visible"/>
                  <anim:animate smil:dur="0.5s" smil:fill="hold" smil:targetElement="id81" anim:sub-item="text" smil:attributeName="x" smil:values="1+width/2;x" smil:keyTimes="0;1"/>
                  <anim:animate smil:dur="0.5s" smil:fill="hold" smil:targetElement="id81" anim:sub-item="text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custom-shape draw:style-name="gr44" draw:text-style-name="P19" xml:id="id85" draw:id="id85" draw:layer="layout" svg:width="2.2cm" svg:height="0.8cm" svg:x="0.8cm" svg:y="4.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custom-shape draw:style-name="gr45" draw:text-style-name="P19" xml:id="id84" draw:id="id84" draw:layer="layout" svg:width="6.85cm" svg:height="0.8cm" svg:x="0.75cm" svg:y="3.4cm">
          <text:p/>
          <draw:enhanced-geometry svg:viewBox="0 0 21600 21600" draw:type="rectangle" draw:enhanced-path="M 0 0 L 21600 0 21600 21600 0 21600 0 0 Z N"/>
        </draw:custom-shap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frame draw:style-name="gr48" draw:text-style-name="P12" draw:layer="layout" svg:width="0.752cm" svg:height="0.831cm" svg:x="15.2cm" svg:y="10.102cm">
          <draw:text-box>
            <text:p><text:span text:style-name="T10">)</text:span></text:p>
          </draw:text-box>
        </draw:frame>
        <draw:frame draw:style-name="gr51" draw:text-style-name="P12" draw:layer="layout" svg:width="0.815cm" svg:height="0.831cm" svg:x="17.885cm" svg:y="9.77cm">
          <draw:text-box>
            <text:p><text:span text:style-name="T10">1</text:span></text:p>
          </draw:text-box>
        </draw:frame>
        <draw:frame draw:style-name="gr51" draw:text-style-name="P12" draw:layer="layout" svg:width="0.815cm" svg:height="0.831cm" svg:x="18.488cm" svg:y="9.772cm">
          <draw:text-box>
            <text:p><text:span text:style-name="T10">1</text:span></text:p>
          </draw:text-box>
        </draw:frame>
        <draw:line draw:style-name="gr37" draw:text-style-name="P20" draw:layer="layout" svg:x1="19.9cm" svg:y1="5.189cm" svg:x2="19.9cm" svg:y2="4.401cm">
          <text:p/>
        </draw:line>
        <draw:frame draw:style-name="gr57" draw:text-style-name="P12" draw:layer="layout" svg:width="0.917cm" svg:height="0.831cm" svg:x="19.085cm" svg:y="9.774cm">
          <draw:text-box>
            <text:p><text:span text:style-name="T10">+</text:span></text:p>
          </draw:text-box>
        </draw:frame>
        <draw:frame draw:style-name="gr57" draw:text-style-name="P12" draw:layer="layout" svg:width="0.917cm" svg:height="0.831cm" svg:x="15.201cm" svg:y="9.47cm">
          <draw:text-box>
            <text:p><text:span text:style-name="T10">(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custom-shape draw:style-name="gr52" draw:text-style-name="P19" xml:id="id87" draw:id="id87" draw:layer="layout" svg:width="8.5cm" svg:height="0.6cm" svg:x="2.2cm" svg:y="6.11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9" xml:id="id86" draw:id="id86" draw:layer="layout" svg:width="4.8cm" svg:height="0.6cm" svg:x="2.2cm" svg:y="5.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frame draw:style-name="gr48" draw:text-style-name="P12" draw:layer="layout" svg:width="0.752cm" svg:height="0.831cm" svg:x="15.2cm" svg:y="10.102cm">
          <draw:text-box>
            <text:p><text:span text:style-name="T10">)</text:span></text:p>
          </draw:text-box>
        </draw:frame>
        <draw:frame draw:style-name="gr51" draw:text-style-name="P12" draw:layer="layout" svg:width="0.815cm" svg:height="0.831cm" svg:x="17.885cm" svg:y="9.77cm">
          <draw:text-box>
            <text:p><text:span text:style-name="T10">1</text:span></text:p>
          </draw:text-box>
        </draw:frame>
        <draw:g xml:id="id88" draw:id="id88">
          <draw:g>
            <draw:custom-shape draw:style-name="gr55" draw:text-style-name="P21" draw:layer="layout" svg:width="5.4cm" svg:height="2.492cm" svg:x="19.6cm" svg:y="6cm">
              <text:p/>
              <draw:enhanced-geometry svg:viewBox="0 0 21600 21600" draw:type="rectangle" draw:enhanced-path="M 0 0 L 21600 0 21600 21600 0 21600 0 0 Z N"/>
            </draw:custom-shape>
            <draw:line draw:style-name="gr39" draw:text-style-name="P10" draw:layer="layout" svg:x1="19.599cm" svg:y1="6.787cm" svg:x2="25cm" svg:y2="6.787cm">
              <text:p/>
            </draw:line>
            <draw:line draw:style-name="gr39" draw:text-style-name="P10" draw:layer="layout" svg:x1="22.12cm" svg:y1="6.008cm" svg:x2="22.12cm" svg:y2="8.5cm">
              <text:p/>
            </draw:line>
          </draw:g>
          <draw:frame draw:style-name="gr56" draw:text-style-name="P12" draw:layer="layout" svg:width="6.212cm" svg:height="0.831cm" svg:x="18.888cm" svg:y="6.1cm">
            <draw:text-box>
              <text:list text:style-name="L1">
                <text:list-header>
                  <text:p><text:span text:style-name="T17">Item(stack) <text:s/>Item(scan)</text:span><text:span text:style-name="T10"> </text:span></text:p>
                </text:list-header>
              </text:list>
            </draw:text-box>
          </draw:frame>
        </draw:g>
        <draw:frame draw:style-name="gr48" draw:text-style-name="P12" draw:layer="layout" svg:width="0.752cm" svg:height="0.831cm" svg:x="20.4cm" svg:y="7.369cm">
          <draw:text-box>
            <text:p xml:id="id90" text:id="id90"><text:span text:style-name="T10">(</text:span></text:p>
          </draw:text-box>
        </draw:frame>
        <draw:frame draw:style-name="gr57" draw:text-style-name="P12" xml:id="id89" draw:id="id89" draw:layer="layout" svg:width="0.917cm" svg:height="0.831cm" svg:x="22.983cm" svg:y="7.4cm">
          <draw:text-box>
            <text:p><text:span text:style-name="T10">/</text:span></text:p>
          </draw:text-box>
        </draw:frame>
        <draw:frame draw:style-name="gr51" draw:text-style-name="P12" draw:layer="layout" svg:width="0.815cm" svg:height="0.831cm" svg:x="18.488cm" svg:y="9.772cm">
          <draw:text-box>
            <text:p><text:span text:style-name="T10">1</text:span></text:p>
          </draw:text-box>
        </draw:frame>
        <draw:line draw:style-name="gr37" draw:text-style-name="P20" draw:layer="layout" svg:x1="19.8cm" svg:y1="5.189cm" svg:x2="19.8cm" svg:y2="4.401cm">
          <text:p/>
        </draw:line>
        <draw:frame draw:style-name="gr57" draw:text-style-name="P12" draw:layer="layout" svg:width="0.917cm" svg:height="0.831cm" svg:x="19.085cm" svg:y="9.774cm">
          <draw:text-box>
            <text:p><text:span text:style-name="T10">+</text:span></text:p>
          </draw:text-box>
        </draw:frame>
        <draw:frame draw:style-name="gr57" draw:text-style-name="P12" draw:layer="layout" svg:width="0.917cm" svg:height="0.831cm" svg:x="15.201cm" svg:y="9.47cm">
          <draw:text-box>
            <text:p><text:span text:style-name="T10">(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office:forms form:automatic-focus="false" form:apply-design-mode="false"/>
        <draw:custom-shape draw:style-name="gr59" draw:text-style-name="P19" xml:id="id91" draw:id="id91" draw:layer="layout" svg:width="1.8cm" svg:height="0.6cm" svg:x="2cm" svg:y="9.54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9" xml:id="id92" draw:id="id92" draw:layer="layout" svg:width="4.8cm" svg:height="0.6cm" svg:x="3cm" svg:y="10.14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frame draw:style-name="gr48" draw:text-style-name="P12" draw:layer="layout" svg:width="0.752cm" svg:height="0.831cm" svg:x="15.2cm" svg:y="10.102cm">
          <draw:text-box>
            <text:p><text:span text:style-name="T10">)</text:span></text:p>
          </draw:text-box>
        </draw:frame>
        <draw:frame draw:style-name="gr51" draw:text-style-name="P12" draw:layer="layout" svg:width="0.815cm" svg:height="0.831cm" svg:x="17.885cm" svg:y="9.77cm">
          <draw:text-box>
            <text:p><text:span text:style-name="T10">1</text:span></text:p>
          </draw:text-box>
        </draw:frame>
        <draw:frame draw:style-name="gr60" draw:text-style-name="P12" draw:layer="layout" svg:width="0.68cm" svg:height="0.831cm" svg:x="15.301cm" svg:y="8.969cm">
          <draw:text-box>
            <text:p xml:id="id93" text:id="id93"><text:span text:style-name="T10">/</text:span></text:p>
          </draw:text-box>
        </draw:frame>
        <draw:polyline draw:style-name="gr37" draw:text-style-name="P20" xml:id="id95" draw:id="id95" draw:layer="layout" svg:width="0cm" svg:height="0.787cm" svg:x="20.3cm" svg:y="4.4cm" svg:viewBox="0 0 0 788" draw:points="0,788 0,0">
          <text:p/>
        </draw:polyline>
        <draw:g>
          <draw:g>
            <draw:custom-shape draw:style-name="gr55" draw:text-style-name="P21" draw:layer="layout" svg:width="5.4cm" svg:height="2.492cm" svg:x="19.6cm" svg:y="6cm">
              <text:p/>
              <draw:enhanced-geometry svg:viewBox="0 0 21600 21600" draw:type="rectangle" draw:enhanced-path="M 0 0 L 21600 0 21600 21600 0 21600 0 0 Z N"/>
            </draw:custom-shape>
            <draw:line draw:style-name="gr39" draw:text-style-name="P10" draw:layer="layout" svg:x1="19.599cm" svg:y1="6.787cm" svg:x2="25cm" svg:y2="6.787cm">
              <text:p/>
            </draw:line>
            <draw:line draw:style-name="gr39" draw:text-style-name="P10" draw:layer="layout" svg:x1="22.12cm" svg:y1="6.008cm" svg:x2="22.12cm" svg:y2="8.5cm">
              <text:p/>
            </draw:line>
          </draw:g>
          <draw:frame draw:style-name="gr56" draw:text-style-name="P12" draw:layer="layout" svg:width="6.212cm" svg:height="0.831cm" svg:x="18.888cm" svg:y="6.1cm">
            <draw:text-box>
              <text:list text:style-name="L1">
                <text:list-header>
                  <text:p><text:span text:style-name="T17">Item(stack) <text:s/>Item(scan)</text:span><text:span text:style-name="T10"> </text:span></text:p>
                </text:list-header>
              </text:list>
            </draw:text-box>
          </draw:frame>
        </draw:g>
        <draw:polyline draw:style-name="gr37" draw:text-style-name="P20" xml:id="id94" draw:id="id94" draw:layer="layout" svg:width="0cm" svg:height="0.787cm" svg:x="19.8cm" svg:y="4.402cm" svg:viewBox="0 0 0 788" draw:points="0,788 0,0">
          <text:p/>
        </draw:polyline>
        <draw:frame draw:style-name="gr51" draw:text-style-name="P12" draw:layer="layout" svg:width="0.815cm" svg:height="0.831cm" svg:x="18.489cm" svg:y="9.773cm">
          <draw:text-box>
            <text:p><text:span text:style-name="T10">1</text:span></text:p>
          </draw:text-box>
        </draw:frame>
        <draw:frame draw:style-name="gr57" draw:text-style-name="P12" draw:layer="layout" svg:width="0.917cm" svg:height="0.831cm" svg:x="19.086cm" svg:y="9.775cm">
          <draw:text-box>
            <text:p><text:span text:style-name="T10">+</text:span></text:p>
          </draw:text-box>
        </draw:frame>
        <draw:frame draw:style-name="gr57" draw:text-style-name="P12" draw:layer="layout" svg:width="0.917cm" svg:height="0.831cm" svg:x="15.202cm" svg:y="9.471cm">
          <draw:text-box>
            <text:p><text:span text:style-name="T10">(</text:span></text:p>
          </draw:text-box>
        </draw:frame>
        <draw:frame draw:style-name="gr48" draw:text-style-name="P12" draw:layer="layout" svg:width="0.752cm" svg:height="0.831cm" svg:x="20.4cm" svg:y="7.369cm">
          <draw:text-box>
            <text:p><text:span text:style-name="T10">(</text:span></text:p>
          </draw:text-box>
        </draw:frame>
        <draw:frame draw:style-name="gr57" draw:text-style-name="P12" draw:layer="layout" svg:width="0.917cm" svg:height="0.831cm" svg:x="22.983cm" svg:y="7.4cm">
          <draw:text-box>
            <text:p><text:span text:style-name="T10">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-right" presentation:preset-property="Direction;Accelerate;Decelerate">
                  <anim:set smil:begin="0s" smil:dur="0.001s" smil:fill="hold" smil:targetElement="id93" anim:sub-item="text" smil:attributeName="visibility" smil:to="visible"/>
                  <anim:animate smil:dur="0.5s" smil:fill="hold" smil:targetElement="id93" anim:sub-item="text" smil:attributeName="x" smil:values="1+width/2;x" smil:keyTimes="0;1"/>
                  <anim:animate smil:dur="0.5s" smil:fill="hold" smil:targetElement="id93" anim:sub-item="text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4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office:forms form:automatic-focus="false" form:apply-design-mode="false"/>
        <draw:custom-shape draw:style-name="gr49" draw:text-style-name="P19" xml:id="id97" draw:id="id97" draw:layer="layout" svg:width="7.45cm" svg:height="0.6cm" svg:x="1.95cm" svg:y="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0" draw:text-style-name="P19" xml:id="id96" draw:id="id96" draw:layer="layout" svg:width="7.05cm" svg:height="0.6cm" svg:x="0.85cm" svg:y="3.4cm">
          <text:p/>
          <draw:enhanced-geometry svg:viewBox="0 0 21600 21600" draw:mirror-horizontal="true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frame draw:style-name="gr48" draw:text-style-name="P12" draw:layer="layout" svg:width="0.752cm" svg:height="0.831cm" svg:x="15.2cm" svg:y="10.101cm">
          <draw:text-box>
            <text:p><text:span text:style-name="T10">)</text:span></text:p>
          </draw:text-box>
        </draw:frame>
        <draw:frame draw:style-name="gr60" draw:text-style-name="P12" draw:layer="layout" svg:width="0.68cm" svg:height="0.831cm" svg:x="15.302cm" svg:y="8.97cm">
          <draw:text-box>
            <text:p><text:span text:style-name="T10">/</text:span></text:p>
          </draw:text-box>
        </draw:frame>
        <draw:frame draw:style-name="gr57" draw:text-style-name="P12" draw:layer="layout" svg:width="0.917cm" svg:height="0.831cm" svg:x="15.203cm" svg:y="9.472cm">
          <draw:text-box>
            <text:p><text:span text:style-name="T10">(</text:span></text:p>
          </draw:text-box>
        </draw:frame>
        <draw:frame draw:style-name="gr51" draw:text-style-name="P12" draw:layer="layout" svg:width="0.815cm" svg:height="0.831cm" svg:x="17.885cm" svg:y="9.77cm">
          <draw:text-box>
            <text:p><text:span text:style-name="T10">1</text:span></text:p>
          </draw:text-box>
        </draw:frame>
        <draw:frame draw:style-name="gr51" draw:text-style-name="P12" draw:layer="layout" svg:width="0.815cm" svg:height="0.831cm" svg:x="18.489cm" svg:y="9.773cm">
          <draw:text-box>
            <text:p><text:span text:style-name="T10">1</text:span></text:p>
          </draw:text-box>
        </draw:frame>
        <draw:frame draw:style-name="gr57" draw:text-style-name="P12" draw:layer="layout" svg:width="0.917cm" svg:height="0.831cm" svg:x="19.086cm" svg:y="9.775cm">
          <draw:text-box>
            <text:p><text:span text:style-name="T10">+</text:span></text:p>
          </draw:text-box>
        </draw:frame>
        <draw:frame draw:style-name="gr51" draw:text-style-name="P12" draw:layer="layout" svg:width="0.815cm" svg:height="0.831cm" svg:x="19.687cm" svg:y="9.776cm">
          <draw:text-box>
            <text:p xml:id="id98" text:id="id98"><text:span text:style-name="T10">4</text:span></text:p>
          </draw:text-box>
        </draw:frame>
        <draw:line draw:style-name="gr37" draw:text-style-name="P20" draw:layer="layout" svg:x1="20.3cm" svg:y1="5.189cm" svg:x2="20.3cm" svg:y2="4.40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2T1">
        <office:forms form:automatic-focus="false" form:apply-design-mode="false"/>
        <draw:custom-shape draw:style-name="gr49" draw:text-style-name="P19" draw:layer="layout" svg:width="7.45cm" svg:height="0.6cm" svg:x="1.95cm" svg:y="4cm">
          <text:p/>
          <draw:enhanced-geometry svg:viewBox="0 0 21600 21600" draw:mirror-horizontal="true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frame draw:style-name="gr48" draw:text-style-name="P12" draw:layer="layout" svg:width="0.752cm" svg:height="0.831cm" svg:x="15.2cm" svg:y="10.101cm">
          <draw:text-box>
            <text:p><text:span text:style-name="T10">)</text:span></text:p>
          </draw:text-box>
        </draw:frame>
        <draw:polyline draw:style-name="gr37" draw:text-style-name="P20" xml:id="id100" draw:id="id100" draw:layer="layout" svg:width="0cm" svg:height="0.787cm" svg:x="20.7cm" svg:y="4.4cm" svg:viewBox="0 0 0 788" draw:points="0,788 0,0">
          <text:p/>
        </draw:polyline>
        <draw:frame draw:style-name="gr51" draw:text-style-name="P12" draw:layer="layout" svg:width="0.815cm" svg:height="0.831cm" svg:x="17.886cm" svg:y="9.77cm">
          <draw:text-box>
            <text:p><text:span text:style-name="T10">1</text:span></text:p>
          </draw:text-box>
        </draw:frame>
        <draw:frame draw:style-name="gr51" draw:text-style-name="P12" draw:layer="layout" svg:width="0.815cm" svg:height="0.831cm" svg:x="18.49cm" svg:y="9.773cm">
          <draw:text-box>
            <text:p><text:span text:style-name="T10">1</text:span></text:p>
          </draw:text-box>
        </draw:frame>
        <draw:frame draw:style-name="gr57" draw:text-style-name="P12" draw:layer="layout" svg:width="0.917cm" svg:height="0.831cm" svg:x="19.087cm" svg:y="9.775cm">
          <draw:text-box>
            <text:p><text:span text:style-name="T10">+</text:span></text:p>
          </draw:text-box>
        </draw:frame>
        <draw:frame draw:style-name="gr51" draw:text-style-name="P12" draw:layer="layout" svg:width="0.815cm" svg:height="0.831cm" svg:x="19.686cm" svg:y="9.775cm">
          <draw:text-box>
            <text:p><text:span text:style-name="T10">4</text:span></text:p>
          </draw:text-box>
        </draw:frame>
        <draw:frame draw:style-name="gr60" draw:text-style-name="P12" draw:layer="layout" svg:width="0.68cm" svg:height="0.831cm" svg:x="15.303cm" svg:y="8.97cm">
          <draw:text-box>
            <text:p><text:span text:style-name="T10">/</text:span></text:p>
          </draw:text-box>
        </draw:frame>
        <draw:frame draw:style-name="gr57" draw:text-style-name="P12" draw:layer="layout" svg:width="0.917cm" svg:height="0.831cm" svg:x="15.204cm" svg:y="9.472cm">
          <draw:text-box>
            <text:p><text:span text:style-name="T10">(</text:span></text:p>
          </draw:text-box>
        </draw:frame>
        <draw:polyline draw:style-name="gr37" draw:text-style-name="P20" xml:id="id99" draw:id="id99" draw:layer="layout" svg:width="0cm" svg:height="0.787cm" svg:x="20.2cm" svg:y="4.401cm" svg:viewBox="0 0 0 788" draw:points="0,788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2T1">
        <office:forms form:automatic-focus="false" form:apply-design-mode="false"/>
        <draw:custom-shape draw:style-name="gr44" draw:text-style-name="P19" xml:id="id102" draw:id="id102" draw:layer="layout" svg:width="2.2cm" svg:height="0.8cm" svg:x="0.8cm" svg:y="4.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custom-shape draw:style-name="gr45" draw:text-style-name="P19" xml:id="id101" draw:id="id101" draw:layer="layout" svg:width="6.85cm" svg:height="0.8cm" svg:x="0.75cm" svg:y="3.4cm">
          <text:p/>
          <draw:enhanced-geometry svg:viewBox="0 0 21600 21600" draw:type="rectangle" draw:enhanced-path="M 0 0 L 21600 0 21600 21600 0 21600 0 0 Z N"/>
        </draw:custom-shap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frame draw:style-name="gr48" draw:text-style-name="P12" draw:layer="layout" svg:width="0.752cm" svg:height="0.831cm" svg:x="15.2cm" svg:y="10.102cm">
          <draw:text-box>
            <text:p><text:span text:style-name="T10">)</text:span></text:p>
          </draw:text-box>
        </draw:frame>
        <draw:frame draw:style-name="gr51" draw:text-style-name="P12" draw:layer="layout" svg:width="0.815cm" svg:height="0.831cm" svg:x="17.885cm" svg:y="9.77cm">
          <draw:text-box>
            <text:p><text:span text:style-name="T10">1</text:span></text:p>
          </draw:text-box>
        </draw:frame>
        <draw:line draw:style-name="gr37" draw:text-style-name="P20" draw:layer="layout" svg:x1="20.6cm" svg:y1="5.189cm" svg:x2="20.6cm" svg:y2="4.401cm">
          <text:p/>
        </draw:line>
        <draw:frame draw:style-name="gr60" draw:text-style-name="P12" draw:layer="layout" svg:width="0.68cm" svg:height="0.831cm" svg:x="15.304cm" svg:y="8.971cm">
          <draw:text-box>
            <text:p><text:span text:style-name="T10">/</text:span></text:p>
          </draw:text-box>
        </draw:frame>
        <draw:frame draw:style-name="gr57" draw:text-style-name="P12" draw:layer="layout" svg:width="0.917cm" svg:height="0.831cm" svg:x="15.205cm" svg:y="9.473cm">
          <draw:text-box>
            <text:p><text:span text:style-name="T10">(</text:span></text:p>
          </draw:text-box>
        </draw:frame>
        <draw:frame draw:style-name="gr51" draw:text-style-name="P12" draw:layer="layout" svg:width="0.815cm" svg:height="0.831cm" svg:x="18.491cm" svg:y="9.774cm">
          <draw:text-box>
            <text:p><text:span text:style-name="T10">1</text:span></text:p>
          </draw:text-box>
        </draw:frame>
        <draw:frame draw:style-name="gr57" draw:text-style-name="P12" draw:layer="layout" svg:width="0.917cm" svg:height="0.831cm" svg:x="19.088cm" svg:y="9.776cm">
          <draw:text-box>
            <text:p><text:span text:style-name="T10">+</text:span></text:p>
          </draw:text-box>
        </draw:frame>
        <draw:frame draw:style-name="gr51" draw:text-style-name="P12" draw:layer="layout" svg:width="0.815cm" svg:height="0.831cm" svg:x="19.687cm" svg:y="9.776cm">
          <draw:text-box>
            <text:p><text:span text:style-name="T10">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2T1">
        <office:forms form:automatic-focus="false" form:apply-design-mode="false"/>
        <draw:custom-shape draw:style-name="gr52" draw:text-style-name="P19" xml:id="id104" draw:id="id104" draw:layer="layout" svg:width="8.5cm" svg:height="0.6cm" svg:x="2.2cm" svg:y="6.11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9" xml:id="id103" draw:id="id103" draw:layer="layout" svg:width="4.8cm" svg:height="0.6cm" svg:x="2.2cm" svg:y="5.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9" xml:id="id108" draw:id="id108" draw:layer="layout" svg:width="1.9cm" svg:height="0.6cm" svg:x="2.2cm" svg:y="9.61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frame draw:style-name="gr48" draw:text-style-name="P12" draw:layer="layout" svg:width="0.752cm" svg:height="0.831cm" svg:x="15.2cm" svg:y="10.102cm">
          <draw:text-box>
            <text:p><text:span text:style-name="T10">)</text:span></text:p>
          </draw:text-box>
        </draw:frame>
        <draw:frame draw:style-name="gr51" draw:text-style-name="P12" draw:layer="layout" svg:width="0.815cm" svg:height="0.831cm" svg:x="17.885cm" svg:y="9.77cm">
          <draw:text-box>
            <text:p><text:span text:style-name="T10">1</text:span></text:p>
          </draw:text-box>
        </draw:frame>
        <draw:g xml:id="id105" draw:id="id105">
          <draw:g>
            <draw:custom-shape draw:style-name="gr55" draw:text-style-name="P21" draw:layer="layout" svg:width="5.4cm" svg:height="2.492cm" svg:x="19.6cm" svg:y="6cm">
              <text:p/>
              <draw:enhanced-geometry svg:viewBox="0 0 21600 21600" draw:type="rectangle" draw:enhanced-path="M 0 0 L 21600 0 21600 21600 0 21600 0 0 Z N"/>
            </draw:custom-shape>
            <draw:line draw:style-name="gr39" draw:text-style-name="P10" draw:layer="layout" svg:x1="19.599cm" svg:y1="6.787cm" svg:x2="25cm" svg:y2="6.787cm">
              <text:p/>
            </draw:line>
            <draw:line draw:style-name="gr39" draw:text-style-name="P10" draw:layer="layout" svg:x1="22.12cm" svg:y1="6.008cm" svg:x2="22.12cm" svg:y2="8.5cm">
              <text:p/>
            </draw:line>
          </draw:g>
          <draw:frame draw:style-name="gr56" draw:text-style-name="P12" draw:layer="layout" svg:width="6.212cm" svg:height="0.831cm" svg:x="18.888cm" svg:y="6.1cm">
            <draw:text-box>
              <text:list text:style-name="L1">
                <text:list-header>
                  <text:p><text:span text:style-name="T17">Item(stack) <text:s/>Item(scan)</text:span><text:span text:style-name="T10"> </text:span></text:p>
                </text:list-header>
              </text:list>
            </draw:text-box>
          </draw:frame>
        </draw:g>
        <draw:frame draw:style-name="gr48" draw:text-style-name="P12" xml:id="id106" draw:id="id106" draw:layer="layout" svg:width="0.752cm" svg:height="0.831cm" svg:x="20.701cm" svg:y="7.169cm">
          <draw:text-box>
            <text:p><text:span text:style-name="T10">/</text:span></text:p>
          </draw:text-box>
        </draw:frame>
        <draw:frame draw:style-name="gr60" draw:text-style-name="P12" xml:id="id107" draw:id="id107" draw:layer="layout" svg:width="0.68cm" svg:height="0.831cm" svg:x="23.301cm" svg:y="7.169cm">
          <draw:text-box>
            <text:p><text:span text:style-name="T10">/</text:span></text:p>
          </draw:text-box>
        </draw:frame>
        <draw:line draw:style-name="gr37" draw:text-style-name="P20" draw:layer="layout" svg:x1="20.7cm" svg:y1="5.189cm" svg:x2="20.7cm" svg:y2="4.401cm">
          <text:p/>
        </draw:line>
        <draw:frame draw:style-name="gr60" draw:text-style-name="P12" draw:layer="layout" svg:width="0.68cm" svg:height="0.831cm" svg:x="15.304cm" svg:y="8.971cm">
          <draw:text-box>
            <text:p><text:span text:style-name="T10">/</text:span></text:p>
          </draw:text-box>
        </draw:frame>
        <draw:frame draw:style-name="gr57" draw:text-style-name="P12" draw:layer="layout" svg:width="0.917cm" svg:height="0.831cm" svg:x="15.205cm" svg:y="9.473cm">
          <draw:text-box>
            <text:p><text:span text:style-name="T10">(</text:span></text:p>
          </draw:text-box>
        </draw:frame>
        <draw:frame draw:style-name="gr51" draw:text-style-name="P12" draw:layer="layout" svg:width="0.815cm" svg:height="0.831cm" svg:x="18.491cm" svg:y="9.774cm">
          <draw:text-box>
            <text:p><text:span text:style-name="T10">1</text:span></text:p>
          </draw:text-box>
        </draw:frame>
        <draw:frame draw:style-name="gr57" draw:text-style-name="P12" draw:layer="layout" svg:width="0.917cm" svg:height="0.831cm" svg:x="19.088cm" svg:y="9.776cm">
          <draw:text-box>
            <text:p><text:span text:style-name="T10">+</text:span></text:p>
          </draw:text-box>
        </draw:frame>
        <draw:frame draw:style-name="gr51" draw:text-style-name="P12" draw:layer="layout" svg:width="0.815cm" svg:height="0.831cm" svg:x="19.687cm" svg:y="9.776cm">
          <draw:text-box>
            <text:p><text:span text:style-name="T10">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4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2T1">
        <office:forms form:automatic-focus="false" form:apply-design-mode="false"/>
        <draw:custom-shape draw:style-name="gr53" draw:text-style-name="P19" draw:layer="layout" svg:width="4.8cm" svg:height="0.6cm" svg:x="3cm" svg:y="10.14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frame draw:style-name="gr48" draw:text-style-name="P12" draw:layer="layout" svg:width="0.752cm" svg:height="0.831cm" svg:x="15.2cm" svg:y="10.102cm">
          <draw:text-box>
            <text:p><text:span text:style-name="T10">)</text:span></text:p>
          </draw:text-box>
        </draw:frame>
        <draw:frame draw:style-name="gr51" draw:text-style-name="P12" draw:layer="layout" svg:width="0.815cm" svg:height="0.831cm" svg:x="17.885cm" svg:y="9.77cm">
          <draw:text-box>
            <text:p><text:span text:style-name="T10">1</text:span></text:p>
          </draw:text-box>
        </draw:frame>
        <draw:frame draw:style-name="gr60" draw:text-style-name="P12" draw:layer="layout" svg:width="0.68cm" svg:height="0.831cm" svg:x="15.301cm" svg:y="8.369cm">
          <draw:text-box>
            <text:p xml:id="id109" text:id="id109"><text:span text:style-name="T10">/</text:span></text:p>
          </draw:text-box>
        </draw:frame>
        <draw:polyline draw:style-name="gr37" draw:text-style-name="P20" xml:id="id111" draw:id="id111" draw:layer="layout" svg:width="0cm" svg:height="0.787cm" svg:x="21.2cm" svg:y="4.4cm" svg:viewBox="0 0 0 788" draw:points="0,788 0,0">
          <text:p/>
        </draw:polyline>
        <draw:g>
          <draw:g>
            <draw:custom-shape draw:style-name="gr55" draw:text-style-name="P21" draw:layer="layout" svg:width="5.4cm" svg:height="2.492cm" svg:x="19.6cm" svg:y="6cm">
              <text:p/>
              <draw:enhanced-geometry svg:viewBox="0 0 21600 21600" draw:type="rectangle" draw:enhanced-path="M 0 0 L 21600 0 21600 21600 0 21600 0 0 Z N"/>
            </draw:custom-shape>
            <draw:line draw:style-name="gr39" draw:text-style-name="P10" draw:layer="layout" svg:x1="19.599cm" svg:y1="6.787cm" svg:x2="25cm" svg:y2="6.787cm">
              <text:p/>
            </draw:line>
            <draw:line draw:style-name="gr39" draw:text-style-name="P10" draw:layer="layout" svg:x1="22.12cm" svg:y1="6.008cm" svg:x2="22.12cm" svg:y2="8.5cm">
              <text:p/>
            </draw:line>
          </draw:g>
          <draw:frame draw:style-name="gr56" draw:text-style-name="P12" draw:layer="layout" svg:width="6.212cm" svg:height="0.831cm" svg:x="18.888cm" svg:y="6.1cm">
            <draw:text-box>
              <text:list text:style-name="L1">
                <text:list-header>
                  <text:p><text:span text:style-name="T17">Item(stack) <text:s/>Item(scan)</text:span><text:span text:style-name="T10"> </text:span></text:p>
                </text:list-header>
              </text:list>
            </draw:text-box>
          </draw:frame>
        </draw:g>
        <draw:frame draw:style-name="gr48" draw:text-style-name="P12" draw:layer="layout" svg:width="0.752cm" svg:height="0.831cm" svg:x="20.702cm" svg:y="7.17cm">
          <draw:text-box>
            <text:p><text:span text:style-name="T10">/</text:span></text:p>
          </draw:text-box>
        </draw:frame>
        <draw:frame draw:style-name="gr60" draw:text-style-name="P12" draw:layer="layout" svg:width="0.68cm" svg:height="0.831cm" svg:x="23.302cm" svg:y="7.17cm">
          <draw:text-box>
            <text:p><text:span text:style-name="T10">/</text:span></text:p>
          </draw:text-box>
        </draw:frame>
        <draw:polyline draw:style-name="gr37" draw:text-style-name="P20" xml:id="id110" draw:id="id110" draw:layer="layout" svg:width="0cm" svg:height="0.787cm" svg:x="20.7cm" svg:y="4.401cm" svg:viewBox="0 0 0 788" draw:points="0,788 0,0">
          <text:p/>
        </draw:polyline>
        <draw:frame draw:style-name="gr60" draw:text-style-name="P12" draw:layer="layout" svg:width="0.68cm" svg:height="0.831cm" svg:x="15.304cm" svg:y="8.971cm">
          <draw:text-box>
            <text:p><text:span text:style-name="T10">/</text:span></text:p>
          </draw:text-box>
        </draw:frame>
        <draw:frame draw:style-name="gr57" draw:text-style-name="P12" draw:layer="layout" svg:width="0.917cm" svg:height="0.831cm" svg:x="15.205cm" svg:y="9.473cm">
          <draw:text-box>
            <text:p><text:span text:style-name="T10">(</text:span></text:p>
          </draw:text-box>
        </draw:frame>
        <draw:frame draw:style-name="gr51" draw:text-style-name="P12" draw:layer="layout" svg:width="0.815cm" svg:height="0.831cm" svg:x="18.491cm" svg:y="9.774cm">
          <draw:text-box>
            <text:p><text:span text:style-name="T10">1</text:span></text:p>
          </draw:text-box>
        </draw:frame>
        <draw:frame draw:style-name="gr57" draw:text-style-name="P12" draw:layer="layout" svg:width="0.917cm" svg:height="0.831cm" svg:x="19.088cm" svg:y="9.776cm">
          <draw:text-box>
            <text:p><text:span text:style-name="T10">+</text:span></text:p>
          </draw:text-box>
        </draw:frame>
        <draw:frame draw:style-name="gr51" draw:text-style-name="P12" draw:layer="layout" svg:width="0.815cm" svg:height="0.831cm" svg:x="19.687cm" svg:y="9.776cm">
          <draw:text-box>
            <text:p><text:span text:style-name="T10">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-right" presentation:preset-property="Direction;Accelerate;Decelerate">
                  <anim:set smil:begin="0s" smil:dur="0.001s" smil:fill="hold" smil:targetElement="id109" anim:sub-item="text" smil:attributeName="visibility" smil:to="visible"/>
                  <anim:animate smil:dur="0.5s" smil:fill="hold" smil:targetElement="id109" anim:sub-item="text" smil:attributeName="x" smil:values="1+width/2;x" smil:keyTimes="0;1"/>
                  <anim:animate smil:dur="0.5s" smil:fill="hold" smil:targetElement="id109" anim:sub-item="text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0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2T1">
        <office:forms form:automatic-focus="false" form:apply-design-mode="false"/>
        <draw:custom-shape draw:style-name="gr49" draw:text-style-name="P19" xml:id="id113" draw:id="id113" draw:layer="layout" svg:width="7.45cm" svg:height="0.6cm" svg:x="1.95cm" svg:y="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0" draw:text-style-name="P19" xml:id="id112" draw:id="id112" draw:layer="layout" svg:width="7.05cm" svg:height="0.6cm" svg:x="0.85cm" svg:y="3.4cm">
          <text:p/>
          <draw:enhanced-geometry svg:viewBox="0 0 21600 21600" draw:mirror-horizontal="true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frame draw:style-name="gr48" draw:text-style-name="P12" draw:layer="layout" svg:width="0.752cm" svg:height="0.831cm" svg:x="15.2cm" svg:y="10.101cm">
          <draw:text-box>
            <text:p><text:span text:style-name="T10">)</text:span></text:p>
          </draw:text-box>
        </draw:frame>
        <draw:frame draw:style-name="gr60" draw:text-style-name="P12" draw:layer="layout" svg:width="0.68cm" svg:height="0.831cm" svg:x="15.302cm" svg:y="8.97cm">
          <draw:text-box>
            <text:p><text:span text:style-name="T10">/</text:span></text:p>
          </draw:text-box>
        </draw:frame>
        <draw:frame draw:style-name="gr57" draw:text-style-name="P12" draw:layer="layout" svg:width="0.917cm" svg:height="0.831cm" svg:x="15.203cm" svg:y="9.472cm">
          <draw:text-box>
            <text:p><text:span text:style-name="T10">(</text:span></text:p>
          </draw:text-box>
        </draw:frame>
        <draw:frame draw:style-name="gr51" draw:text-style-name="P12" draw:layer="layout" svg:width="0.815cm" svg:height="0.831cm" svg:x="17.885cm" svg:y="9.77cm">
          <draw:text-box>
            <text:p><text:span text:style-name="T10">1</text:span></text:p>
          </draw:text-box>
        </draw:frame>
        <draw:frame draw:style-name="gr51" draw:text-style-name="P12" draw:layer="layout" svg:width="0.815cm" svg:height="0.831cm" svg:x="18.489cm" svg:y="9.773cm">
          <draw:text-box>
            <text:p><text:span text:style-name="T10">1</text:span></text:p>
          </draw:text-box>
        </draw:frame>
        <draw:frame draw:style-name="gr57" draw:text-style-name="P12" draw:layer="layout" svg:width="0.917cm" svg:height="0.831cm" svg:x="19.086cm" svg:y="9.775cm">
          <draw:text-box>
            <text:p><text:span text:style-name="T10">+</text:span></text:p>
          </draw:text-box>
        </draw:frame>
        <draw:frame draw:style-name="gr51" draw:text-style-name="P12" draw:layer="layout" svg:width="0.815cm" svg:height="0.831cm" svg:x="20.301cm" svg:y="9.777cm">
          <draw:text-box>
            <text:p xml:id="id114" text:id="id114"><text:span text:style-name="T10">8</text:span></text:p>
          </draw:text-box>
        </draw:frame>
        <draw:line draw:style-name="gr37" draw:text-style-name="P20" draw:layer="layout" svg:x1="21.2cm" svg:y1="5.189cm" svg:x2="21.2cm" svg:y2="4.401cm">
          <text:p/>
        </draw:line>
        <draw:frame draw:style-name="gr51" draw:text-style-name="P12" draw:layer="layout" svg:width="0.815cm" svg:height="0.831cm" svg:x="19.688cm" svg:y="9.777cm">
          <draw:text-box>
            <text:p><text:span text:style-name="T10">4</text:span></text:p>
          </draw:text-box>
        </draw:frame>
        <draw:frame draw:style-name="gr60" draw:text-style-name="P12" draw:layer="layout" svg:width="0.68cm" svg:height="0.831cm" svg:x="15.301cm" svg:y="8.37cm">
          <draw:text-box>
            <text:p><text:span text:style-name="T10">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ontent" presentation:presentation-page-layout-name="AL2T1">
        <office:forms form:automatic-focus="false" form:apply-design-mode="false"/>
        <draw:custom-shape draw:style-name="gr49" draw:text-style-name="P19" draw:layer="layout" svg:width="7.45cm" svg:height="0.6cm" svg:x="1.95cm" svg:y="4cm">
          <text:p/>
          <draw:enhanced-geometry svg:viewBox="0 0 21600 21600" draw:mirror-horizontal="true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frame draw:style-name="gr48" draw:text-style-name="P12" draw:layer="layout" svg:width="0.752cm" svg:height="0.831cm" svg:x="15.2cm" svg:y="10.101cm">
          <draw:text-box>
            <text:p><text:span text:style-name="T10">)</text:span></text:p>
          </draw:text-box>
        </draw:frame>
        <draw:polyline draw:style-name="gr37" draw:text-style-name="P20" xml:id="id116" draw:id="id116" draw:layer="layout" svg:width="0cm" svg:height="0.787cm" svg:x="21.7cm" svg:y="4.4cm" svg:viewBox="0 0 0 788" draw:points="0,788 0,0">
          <text:p/>
        </draw:polyline>
        <draw:frame draw:style-name="gr51" draw:text-style-name="P12" draw:layer="layout" svg:width="0.815cm" svg:height="0.831cm" svg:x="17.886cm" svg:y="9.77cm">
          <draw:text-box>
            <text:p><text:span text:style-name="T10">1</text:span></text:p>
          </draw:text-box>
        </draw:frame>
        <draw:frame draw:style-name="gr51" draw:text-style-name="P12" draw:layer="layout" svg:width="0.815cm" svg:height="0.831cm" svg:x="18.49cm" svg:y="9.773cm">
          <draw:text-box>
            <text:p><text:span text:style-name="T10">1</text:span></text:p>
          </draw:text-box>
        </draw:frame>
        <draw:frame draw:style-name="gr57" draw:text-style-name="P12" draw:layer="layout" svg:width="0.917cm" svg:height="0.831cm" svg:x="19.087cm" svg:y="9.775cm">
          <draw:text-box>
            <text:p><text:span text:style-name="T10">+</text:span></text:p>
          </draw:text-box>
        </draw:frame>
        <draw:frame draw:style-name="gr51" draw:text-style-name="P12" draw:layer="layout" svg:width="0.815cm" svg:height="0.831cm" svg:x="19.686cm" svg:y="9.775cm">
          <draw:text-box>
            <text:p><text:span text:style-name="T10">4</text:span></text:p>
          </draw:text-box>
        </draw:frame>
        <draw:frame draw:style-name="gr60" draw:text-style-name="P12" draw:layer="layout" svg:width="0.68cm" svg:height="0.831cm" svg:x="15.303cm" svg:y="8.97cm">
          <draw:text-box>
            <text:p><text:span text:style-name="T10">/</text:span></text:p>
          </draw:text-box>
        </draw:frame>
        <draw:frame draw:style-name="gr57" draw:text-style-name="P12" draw:layer="layout" svg:width="0.917cm" svg:height="0.831cm" svg:x="15.204cm" svg:y="9.472cm">
          <draw:text-box>
            <text:p><text:span text:style-name="T10">(</text:span></text:p>
          </draw:text-box>
        </draw:frame>
        <draw:polyline draw:style-name="gr37" draw:text-style-name="P20" xml:id="id115" draw:id="id115" draw:layer="layout" svg:width="0cm" svg:height="0.787cm" svg:x="21.2cm" svg:y="4.401cm" svg:viewBox="0 0 0 788" draw:points="0,788 0,0">
          <text:p/>
        </draw:polyline>
        <draw:frame draw:style-name="gr51" draw:text-style-name="P12" draw:layer="layout" svg:width="0.815cm" svg:height="0.831cm" svg:x="20.302cm" svg:y="9.778cm">
          <draw:text-box>
            <text:p><text:span text:style-name="T10">8</text:span></text:p>
          </draw:text-box>
        </draw:frame>
        <draw:frame draw:style-name="gr60" draw:text-style-name="P12" draw:layer="layout" svg:width="0.68cm" svg:height="0.831cm" svg:x="15.301cm" svg:y="8.37cm">
          <draw:text-box>
            <text:p><text:span text:style-name="T10">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5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ontent" presentation:presentation-page-layout-name="AL2T1">
        <office:forms form:automatic-focus="false" form:apply-design-mode="false"/>
        <draw:custom-shape draw:style-name="gr44" draw:text-style-name="P19" xml:id="id118" draw:id="id118" draw:layer="layout" svg:width="2.2cm" svg:height="0.8cm" svg:x="0.8cm" svg:y="4.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custom-shape draw:style-name="gr45" draw:text-style-name="P19" xml:id="id117" draw:id="id117" draw:layer="layout" svg:width="6.85cm" svg:height="0.8cm" svg:x="0.75cm" svg:y="3.4cm">
          <text:p/>
          <draw:enhanced-geometry svg:viewBox="0 0 21600 21600" draw:type="rectangle" draw:enhanced-path="M 0 0 L 21600 0 21600 21600 0 21600 0 0 Z N"/>
        </draw:custom-shap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frame draw:style-name="gr48" draw:text-style-name="P12" draw:layer="layout" svg:width="0.752cm" svg:height="0.831cm" svg:x="15.2cm" svg:y="10.102cm">
          <draw:text-box>
            <text:p><text:span text:style-name="T10">)</text:span></text:p>
          </draw:text-box>
        </draw:frame>
        <draw:frame draw:style-name="gr51" draw:text-style-name="P12" draw:layer="layout" svg:width="0.815cm" svg:height="0.831cm" svg:x="17.885cm" svg:y="9.77cm">
          <draw:text-box>
            <text:p><text:span text:style-name="T10">1</text:span></text:p>
          </draw:text-box>
        </draw:frame>
        <draw:frame draw:style-name="gr51" draw:text-style-name="P12" draw:layer="layout" svg:width="0.815cm" svg:height="0.831cm" svg:x="18.488cm" svg:y="9.772cm">
          <draw:text-box>
            <text:p><text:span text:style-name="T10">1</text:span></text:p>
          </draw:text-box>
        </draw:frame>
        <draw:line draw:style-name="gr37" draw:text-style-name="P20" draw:layer="layout" svg:x1="21.7cm" svg:y1="5.189cm" svg:x2="21.7cm" svg:y2="4.401cm">
          <text:p/>
        </draw:line>
        <draw:frame draw:style-name="gr60" draw:text-style-name="P12" draw:layer="layout" svg:width="0.68cm" svg:height="0.831cm" svg:x="15.304cm" svg:y="8.971cm">
          <draw:text-box>
            <text:p><text:span text:style-name="T10">/</text:span></text:p>
          </draw:text-box>
        </draw:frame>
        <draw:frame draw:style-name="gr57" draw:text-style-name="P12" draw:layer="layout" svg:width="0.917cm" svg:height="0.831cm" svg:x="15.205cm" svg:y="9.473cm">
          <draw:text-box>
            <text:p><text:span text:style-name="T10">(</text:span></text:p>
          </draw:text-box>
        </draw:frame>
        <draw:frame draw:style-name="gr60" draw:text-style-name="P12" draw:layer="layout" svg:width="0.68cm" svg:height="0.831cm" svg:x="15.302cm" svg:y="8.371cm">
          <draw:text-box>
            <text:p><text:span text:style-name="T10">/</text:span></text:p>
          </draw:text-box>
        </draw:frame>
        <draw:frame draw:style-name="gr57" draw:text-style-name="P12" draw:layer="layout" svg:width="0.917cm" svg:height="0.831cm" svg:x="19.087cm" svg:y="9.775cm">
          <draw:text-box>
            <text:p><text:span text:style-name="T10">+</text:span></text:p>
          </draw:text-box>
        </draw:frame>
        <draw:frame draw:style-name="gr51" draw:text-style-name="P12" draw:layer="layout" svg:width="0.815cm" svg:height="0.831cm" svg:x="19.686cm" svg:y="9.775cm">
          <draw:text-box>
            <text:p><text:span text:style-name="T10">4</text:span></text:p>
          </draw:text-box>
        </draw:frame>
        <draw:frame draw:style-name="gr51" draw:text-style-name="P12" draw:layer="layout" svg:width="0.815cm" svg:height="0.831cm" svg:x="20.302cm" svg:y="9.778cm">
          <draw:text-box>
            <text:p><text:span text:style-name="T10">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7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ontent" presentation:presentation-page-layout-name="AL2T1">
        <office:forms form:automatic-focus="false" form:apply-design-mode="false"/>
        <draw:custom-shape draw:style-name="gr52" draw:text-style-name="P19" xml:id="id120" draw:id="id120" draw:layer="layout" svg:width="8.5cm" svg:height="0.6cm" svg:x="2.2cm" svg:y="6.11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9" xml:id="id119" draw:id="id119" draw:layer="layout" svg:width="4.8cm" svg:height="0.6cm" svg:x="2.2cm" svg:y="5.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frame draw:style-name="gr48" draw:text-style-name="P12" draw:layer="layout" svg:width="0.752cm" svg:height="0.831cm" svg:x="15.2cm" svg:y="10.102cm">
          <draw:text-box>
            <text:p><text:span text:style-name="T10">)</text:span></text:p>
          </draw:text-box>
        </draw:frame>
        <draw:frame draw:style-name="gr51" draw:text-style-name="P12" draw:layer="layout" svg:width="0.815cm" svg:height="0.831cm" svg:x="17.885cm" svg:y="9.77cm">
          <draw:text-box>
            <text:p><text:span text:style-name="T10">1</text:span></text:p>
          </draw:text-box>
        </draw:frame>
        <draw:g xml:id="id121" draw:id="id121">
          <draw:g>
            <draw:custom-shape draw:style-name="gr55" draw:text-style-name="P21" draw:layer="layout" svg:width="5.4cm" svg:height="2.492cm" svg:x="19.6cm" svg:y="6cm">
              <text:p/>
              <draw:enhanced-geometry svg:viewBox="0 0 21600 21600" draw:type="rectangle" draw:enhanced-path="M 0 0 L 21600 0 21600 21600 0 21600 0 0 Z N"/>
            </draw:custom-shape>
            <draw:line draw:style-name="gr39" draw:text-style-name="P10" draw:layer="layout" svg:x1="19.599cm" svg:y1="6.787cm" svg:x2="25cm" svg:y2="6.787cm">
              <text:p/>
            </draw:line>
            <draw:line draw:style-name="gr39" draw:text-style-name="P10" draw:layer="layout" svg:x1="22.12cm" svg:y1="6.008cm" svg:x2="22.12cm" svg:y2="8.5cm">
              <text:p/>
            </draw:line>
          </draw:g>
          <draw:frame draw:style-name="gr56" draw:text-style-name="P12" draw:layer="layout" svg:width="6.212cm" svg:height="0.831cm" svg:x="18.888cm" svg:y="6.1cm">
            <draw:text-box>
              <text:list text:style-name="L1">
                <text:list-header>
                  <text:p><text:span text:style-name="T17">Item(stack) <text:s/>Item(scan)</text:span><text:span text:style-name="T10"> </text:span></text:p>
                </text:list-header>
              </text:list>
            </draw:text-box>
          </draw:frame>
        </draw:g>
        <draw:frame draw:style-name="gr48" draw:text-style-name="P12" draw:layer="layout" svg:width="0.752cm" svg:height="0.831cm" svg:x="20.4cm" svg:y="7.369cm">
          <draw:text-box>
            <text:p xml:id="id123" text:id="id123"><text:span text:style-name="T10">/</text:span></text:p>
          </draw:text-box>
        </draw:frame>
        <draw:frame draw:style-name="gr57" draw:text-style-name="P12" xml:id="id122" draw:id="id122" draw:layer="layout" svg:width="0.917cm" svg:height="0.831cm" svg:x="22.983cm" svg:y="7.4cm">
          <draw:text-box>
            <text:p><text:span text:style-name="T10">+</text:span></text:p>
          </draw:text-box>
        </draw:frame>
        <draw:frame draw:style-name="gr51" draw:text-style-name="P12" draw:layer="layout" svg:width="0.815cm" svg:height="0.831cm" svg:x="18.488cm" svg:y="9.772cm">
          <draw:text-box>
            <text:p><text:span text:style-name="T10">1</text:span></text:p>
          </draw:text-box>
        </draw:frame>
        <draw:line draw:style-name="gr37" draw:text-style-name="P20" draw:layer="layout" svg:x1="21.7cm" svg:y1="5.189cm" svg:x2="21.7cm" svg:y2="4.401cm">
          <text:p/>
        </draw:line>
        <draw:frame draw:style-name="gr60" draw:text-style-name="P12" draw:layer="layout" svg:width="0.68cm" svg:height="0.831cm" svg:x="15.304cm" svg:y="8.971cm">
          <draw:text-box>
            <text:p><text:span text:style-name="T10">/</text:span></text:p>
          </draw:text-box>
        </draw:frame>
        <draw:frame draw:style-name="gr57" draw:text-style-name="P12" draw:layer="layout" svg:width="0.917cm" svg:height="0.831cm" svg:x="15.205cm" svg:y="9.473cm">
          <draw:text-box>
            <text:p><text:span text:style-name="T10">(</text:span></text:p>
          </draw:text-box>
        </draw:frame>
        <draw:frame draw:style-name="gr60" draw:text-style-name="P12" draw:layer="layout" svg:width="0.68cm" svg:height="0.831cm" svg:x="15.302cm" svg:y="8.371cm">
          <draw:text-box>
            <text:p><text:span text:style-name="T10">/</text:span></text:p>
          </draw:text-box>
        </draw:frame>
        <draw:frame draw:style-name="gr57" draw:text-style-name="P12" draw:layer="layout" svg:width="0.917cm" svg:height="0.831cm" svg:x="19.087cm" svg:y="9.775cm">
          <draw:text-box>
            <text:p><text:span text:style-name="T10">+</text:span></text:p>
          </draw:text-box>
        </draw:frame>
        <draw:frame draw:style-name="gr51" draw:text-style-name="P12" draw:layer="layout" svg:width="0.815cm" svg:height="0.831cm" svg:x="19.686cm" svg:y="9.775cm">
          <draw:text-box>
            <text:p><text:span text:style-name="T10">4</text:span></text:p>
          </draw:text-box>
        </draw:frame>
        <draw:frame draw:style-name="gr51" draw:text-style-name="P12" draw:layer="layout" svg:width="0.815cm" svg:height="0.831cm" svg:x="20.302cm" svg:y="9.778cm">
          <draw:text-box>
            <text:p><text:span text:style-name="T10">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0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ontent" presentation:presentation-page-layout-name="AL2T1">
        <office:forms form:automatic-focus="false" form:apply-design-mode="false"/>
        <draw:custom-shape draw:style-name="gr58" draw:text-style-name="P19" xml:id="id127" draw:id="id127" draw:layer="layout" svg:width="8.8cm" svg:height="0.6cm" svg:x="2.6cm" svg:y="7.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9" xml:id="id126" draw:id="id126" draw:layer="layout" svg:width="4.8cm" svg:height="0.6cm" svg:x="3cm" svg:y="6.71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frame draw:style-name="gr48" draw:text-style-name="P12" draw:layer="layout" svg:width="0.752cm" svg:height="0.831cm" svg:x="15.2cm" svg:y="10.102cm">
          <draw:text-box>
            <text:p><text:span text:style-name="T10">)</text:span></text:p>
          </draw:text-box>
        </draw:frame>
        <draw:frame draw:style-name="gr51" draw:text-style-name="P12" draw:layer="layout" svg:width="0.815cm" svg:height="0.831cm" svg:x="17.885cm" svg:y="9.77cm">
          <draw:text-box>
            <text:p><text:span text:style-name="T10">1</text:span></text:p>
          </draw:text-box>
        </draw:frame>
        <draw:frame draw:style-name="gr51" draw:text-style-name="P12" draw:layer="layout" svg:width="0.815cm" svg:height="0.831cm" svg:x="18.488cm" svg:y="9.772cm">
          <draw:text-box>
            <text:p><text:span text:style-name="T10">1</text:span></text:p>
          </draw:text-box>
        </draw:frame>
        <draw:frame draw:style-name="gr48" draw:text-style-name="P12" draw:layer="layout" svg:width="0.752cm" svg:height="0.831cm" svg:x="20.949cm" svg:y="9.769cm">
          <draw:text-box>
            <text:p xml:id="id125" text:id="id125"><text:span text:style-name="T10">/</text:span></text:p>
          </draw:text-box>
        </draw:frame>
        <draw:line draw:style-name="gr37" draw:text-style-name="P20" draw:layer="layout" svg:x1="21.7cm" svg:y1="5.189cm" svg:x2="21.7cm" svg:y2="4.401cm">
          <text:p/>
        </draw:line>
        <draw:frame draw:style-name="gr60" draw:text-style-name="P12" draw:layer="layout" svg:width="0.68cm" svg:height="0.831cm" svg:x="15.304cm" svg:y="8.971cm">
          <draw:text-box>
            <text:p xml:id="id128" text:id="id128"><text:span text:style-name="T10">/</text:span></text:p>
          </draw:text-box>
        </draw:frame>
        <draw:frame draw:style-name="gr57" draw:text-style-name="P12" draw:layer="layout" svg:width="0.917cm" svg:height="0.831cm" svg:x="15.205cm" svg:y="9.473cm">
          <draw:text-box>
            <text:p xml:id="id129" text:id="id129"><text:span text:style-name="T10">(</text:span></text:p>
          </draw:text-box>
        </draw:frame>
        <draw:frame draw:style-name="gr60" draw:text-style-name="P12" draw:layer="layout" svg:width="0.68cm" svg:height="0.831cm" svg:x="15.302cm" svg:y="8.371cm">
          <draw:text-box>
            <text:p xml:id="id124" text:id="id124"><text:span text:style-name="T10">/</text:span></text:p>
          </draw:text-box>
        </draw:frame>
        <draw:frame draw:style-name="gr57" draw:text-style-name="P12" draw:layer="layout" svg:width="0.917cm" svg:height="0.831cm" svg:x="19.087cm" svg:y="9.775cm">
          <draw:text-box>
            <text:p><text:span text:style-name="T10">+</text:span></text:p>
          </draw:text-box>
        </draw:frame>
        <draw:frame draw:style-name="gr51" draw:text-style-name="P12" draw:layer="layout" svg:width="0.815cm" svg:height="0.831cm" svg:x="20.302cm" svg:y="9.778cm">
          <draw:text-box>
            <text:p><text:span text:style-name="T10">8</text:span></text:p>
          </draw:text-box>
        </draw:frame>
        <draw:frame draw:style-name="gr51" draw:text-style-name="P12" draw:layer="layout" svg:width="0.815cm" svg:height="0.831cm" svg:x="19.688cm" svg:y="9.777cm">
          <draw:text-box>
            <text:p><text:span text:style-name="T10">4</text:span></text:p>
          </draw:text-box>
        </draw:frame>
        <draw:g>
          <draw:g>
            <draw:custom-shape draw:style-name="gr55" draw:text-style-name="P21" draw:layer="layout" svg:width="5.4cm" svg:height="2.492cm" svg:x="19.6cm" svg:y="6cm">
              <text:p/>
              <draw:enhanced-geometry svg:viewBox="0 0 21600 21600" draw:type="rectangle" draw:enhanced-path="M 0 0 L 21600 0 21600 21600 0 21600 0 0 Z N"/>
            </draw:custom-shape>
            <draw:line draw:style-name="gr39" draw:text-style-name="P10" draw:layer="layout" svg:x1="19.599cm" svg:y1="6.787cm" svg:x2="25cm" svg:y2="6.787cm">
              <text:p/>
            </draw:line>
            <draw:line draw:style-name="gr39" draw:text-style-name="P10" draw:layer="layout" svg:x1="22.12cm" svg:y1="6.008cm" svg:x2="22.12cm" svg:y2="8.5cm">
              <text:p/>
            </draw:line>
          </draw:g>
          <draw:frame draw:style-name="gr56" draw:text-style-name="P12" draw:layer="layout" svg:width="6.212cm" svg:height="0.831cm" svg:x="18.888cm" svg:y="6.1cm">
            <draw:text-box>
              <text:list text:style-name="L1">
                <text:list-header>
                  <text:p><text:span text:style-name="T17">Item(stack) <text:s/>Item(scan)</text:span><text:span text:style-name="T10"> </text:span></text:p>
                </text:list-header>
              </text:list>
            </draw:text-box>
          </draw:frame>
        </draw:g>
        <draw:frame draw:style-name="gr48" draw:text-style-name="P12" draw:layer="layout" svg:width="0.752cm" svg:height="0.831cm" svg:x="20.4cm" svg:y="7.369cm">
          <draw:text-box>
            <text:p><text:span text:style-name="T10">/</text:span></text:p>
          </draw:text-box>
        </draw:frame>
        <draw:frame draw:style-name="gr57" draw:text-style-name="P12" draw:layer="layout" svg:width="0.917cm" svg:height="0.831cm" svg:x="22.983cm" svg:y="7.4cm">
          <draw:text-box>
            <text:p><text:span text:style-name="T10">+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-right" presentation:preset-property="Direction;Accelerate;Decelerate">
                  <anim:animate smil:dur="0.5s" smil:targetElement="id124" anim:sub-item="text" smil:attributeName="x" smil:values="x;1+width/2" smil:keyTimes="0;1"/>
                  <anim:animate smil:dur="0.5s" smil:targetElement="id124" anim:sub-item="text" smil:attributeName="y" smil:values="y;1+height/2" smil:keyTimes="0;1"/>
                  <anim:set smil:begin="0.499s" smil:dur="0.001s" smil:fill="hold" smil:targetElement="id124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bottom-right" presentation:preset-property="Direction;Accelerate;Decelerate">
                  <anim:set smil:begin="0s" smil:dur="0.001s" smil:fill="hold" smil:targetElement="id125" anim:sub-item="text" smil:attributeName="visibility" smil:to="visible"/>
                  <anim:animate smil:dur="0.5s" smil:fill="hold" smil:targetElement="id125" anim:sub-item="text" smil:attributeName="x" smil:values="1+width/2;x" smil:keyTimes="0;1"/>
                  <anim:animate smil:dur="0.5s" smil:fill="hold" smil:targetElement="id12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  <anim:par smil:begin="0.001s">
                <anim:par smil:begin="0s" smil:fill="hold" presentation:preset-property="CharColor;ColorStyle;Accelerate;Decelerate;AutoReverse" presentation:text-only="true" presentation:node-type="after-previous" presentation:preset-class="emphasis" presentation:preset-id="ooo-emphasis-font-color" presentation:preset-sub-type="2">
                  <anim:animateColor smil:dur="2s" smil:fill="hold" smil:targetElement="id128" anim:sub-item="text" smil:attributeName="color" smil:to="#ff4000" anim:color-interpolation="rgb" anim:color-interpolation-direction="clockwise"/>
                </anim:par>
              </anim:par>
              <anim:par smil:begin="2.001s">
                <anim:par smil:begin="0s" smil:fill="hold" presentation:preset-property="CharColor;ColorStyle;Accelerate;Decelerate;AutoReverse" presentation:text-only="true" presentation:node-type="after-previous" presentation:preset-class="emphasis" presentation:preset-id="ooo-emphasis-font-color" presentation:preset-sub-type="2">
                  <anim:animateColor smil:dur="2s" smil:fill="hold" smil:targetElement="id129" anim:sub-item="text" smil:attributeName="color" smil:to="#ff40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ontent" presentation:presentation-page-layout-name="AL2T1">
        <office:forms form:automatic-focus="false" form:apply-design-mode="false"/>
        <draw:custom-shape draw:style-name="gr61" draw:text-style-name="P19" xml:id="id133" draw:id="id133" draw:layer="layout" svg:width="5.4cm" svg:height="0.6cm" svg:x="2.4cm" svg:y="8.54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9" xml:id="id132" draw:id="id132" draw:layer="layout" svg:width="4.8cm" svg:height="0.6cm" svg:x="3cm" svg:y="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frame draw:style-name="gr48" draw:text-style-name="P12" xml:id="id135" draw:id="id135" draw:layer="layout" svg:width="0.752cm" svg:height="0.831cm" svg:x="15.2cm" svg:y="10.102cm">
          <draw:text-box>
            <text:p><text:span text:style-name="T10">)</text:span></text:p>
          </draw:text-box>
        </draw:frame>
        <draw:frame draw:style-name="gr51" draw:text-style-name="P12" draw:layer="layout" svg:width="0.815cm" svg:height="0.831cm" svg:x="17.885cm" svg:y="9.77cm">
          <draw:text-box>
            <text:p><text:span text:style-name="T10">1</text:span></text:p>
          </draw:text-box>
        </draw:frame>
        <draw:frame draw:style-name="gr51" draw:text-style-name="P12" draw:layer="layout" svg:width="0.815cm" svg:height="0.831cm" svg:x="18.488cm" svg:y="9.772cm">
          <draw:text-box>
            <text:p><text:span text:style-name="T10">1</text:span></text:p>
          </draw:text-box>
        </draw:frame>
        <draw:frame draw:style-name="gr48" draw:text-style-name="P12" draw:layer="layout" svg:width="0.752cm" svg:height="0.831cm" svg:x="21.547cm" svg:y="9.752cm">
          <draw:text-box>
            <text:p xml:id="id131" text:id="id131"><text:span text:style-name="T10">/</text:span></text:p>
          </draw:text-box>
        </draw:frame>
        <draw:line draw:style-name="gr37" draw:text-style-name="P20" draw:layer="layout" svg:x1="21.7cm" svg:y1="5.189cm" svg:x2="21.7cm" svg:y2="4.401cm">
          <text:p/>
        </draw:line>
        <draw:frame draw:style-name="gr60" draw:text-style-name="P22" draw:layer="layout" svg:width="0.68cm" svg:height="0.831cm" svg:x="15.304cm" svg:y="8.971cm">
          <draw:text-box>
            <text:p xml:id="id130" text:id="id130"><text:span text:style-name="T18">/</text:span></text:p>
          </draw:text-box>
        </draw:frame>
        <draw:frame draw:style-name="gr57" draw:text-style-name="P22" xml:id="id134" draw:id="id134" draw:layer="layout" svg:width="0.917cm" svg:height="0.831cm" svg:x="15.205cm" svg:y="9.473cm">
          <draw:text-box>
            <text:p><text:span text:style-name="T18">(</text:span></text:p>
          </draw:text-box>
        </draw:frame>
        <draw:frame draw:style-name="gr57" draw:text-style-name="P12" draw:layer="layout" svg:width="0.917cm" svg:height="0.831cm" svg:x="19.087cm" svg:y="9.775cm">
          <draw:text-box>
            <text:p><text:span text:style-name="T10">+</text:span></text:p>
          </draw:text-box>
        </draw:frame>
        <draw:frame draw:style-name="gr51" draw:text-style-name="P12" draw:layer="layout" svg:width="0.815cm" svg:height="0.831cm" svg:x="20.302cm" svg:y="9.778cm">
          <draw:text-box>
            <text:p><text:span text:style-name="T10">8</text:span></text:p>
          </draw:text-box>
        </draw:frame>
        <draw:frame draw:style-name="gr48" draw:text-style-name="P12" draw:layer="layout" svg:width="0.752cm" svg:height="0.831cm" svg:x="20.949cm" svg:y="9.77cm">
          <draw:text-box>
            <text:p><text:span text:style-name="T10">/</text:span></text:p>
          </draw:text-box>
        </draw:frame>
        <draw:frame draw:style-name="gr51" draw:text-style-name="P12" draw:layer="layout" svg:width="0.815cm" svg:height="0.831cm" svg:x="19.688cm" svg:y="9.777cm">
          <draw:text-box>
            <text:p><text:span text:style-name="T10">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-right">
                  <anim:animate smil:dur="0.5s" smil:targetElement="id130" anim:sub-item="text" smil:attributeName="x" smil:values="x;1+width/2" smil:keyTimes="0;1"/>
                  <anim:animate smil:dur="0.5s" smil:targetElement="id130" anim:sub-item="text" smil:attributeName="y" smil:values="y;1+height/2" smil:keyTimes="0;1"/>
                  <anim:set smil:begin="0.499s" smil:dur="0.001s" smil:fill="hold" smil:targetElement="id130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bottom-right" presentation:preset-property="Direction;Accelerate;Decelerate">
                  <anim:set smil:begin="0s" smil:dur="0.001s" smil:fill="hold" smil:targetElement="id131" anim:sub-item="text" smil:attributeName="visibility" smil:to="visible"/>
                  <anim:animate smil:dur="0.5s" smil:fill="hold" smil:targetElement="id131" anim:sub-item="text" smil:attributeName="x" smil:values="1+width/2;x" smil:keyTimes="0;1"/>
                  <anim:animate smil:dur="0.5s" smil:fill="hold" smil:targetElement="id13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fly-out" presentation:preset-sub-type="from-bottom-right" presentation:preset-property="Direction;Accelerate;Decelerate">
                  <anim:animate smil:dur="0.5s" smil:targetElement="id134" smil:attributeName="x" smil:values="x;1+width/2" smil:keyTimes="0;1"/>
                  <anim:animate smil:dur="0.5s" smil:targetElement="id134" smil:attributeName="y" smil:values="y;1+height/2" smil:keyTimes="0;1"/>
                  <anim:set smil:begin="0.499s" smil:dur="0.001s" smil:fill="hold" smil:targetElement="id134" smil:attributeName="visibility" smil:to="hidden"/>
                </anim:par>
              </anim:par>
              <anim:par smil:begin="0.501s">
                <anim:par smil:begin="0s" smil:fill="hold" presentation:node-type="after-previous" presentation:preset-class="exit" presentation:preset-id="ooo-exit-fly-out" presentation:preset-sub-type="from-bottom-right" presentation:preset-property="Direction;Accelerate;Decelerate">
                  <anim:animate smil:dur="0.5s" smil:targetElement="id135" smil:attributeName="x" smil:values="x;1+width/2" smil:keyTimes="0;1"/>
                  <anim:animate smil:dur="0.5s" smil:targetElement="id135" smil:attributeName="y" smil:values="y;1+height/2" smil:keyTimes="0;1"/>
                  <anim:set smil:begin="0.499s" smil:dur="0.001s" smil:fill="hold" smil:targetElement="id135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ontent" presentation:presentation-page-layout-name="AL2T1">
        <office:forms form:automatic-focus="false" form:apply-design-mode="false"/>
        <draw:custom-shape draw:style-name="gr61" draw:text-style-name="P19" draw:layer="layout" svg:width="5.4cm" svg:height="0.6cm" svg:x="2.6cm" svg:y="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frame draw:style-name="gr51" draw:text-style-name="P12" draw:layer="layout" svg:width="0.815cm" svg:height="0.831cm" svg:x="17.885cm" svg:y="9.77cm">
          <draw:text-box>
            <text:p><text:span text:style-name="T10">1</text:span></text:p>
          </draw:text-box>
        </draw:frame>
        <draw:frame draw:style-name="gr51" draw:text-style-name="P12" draw:layer="layout" svg:width="0.815cm" svg:height="0.831cm" svg:x="18.488cm" svg:y="9.772cm">
          <draw:text-box>
            <text:p><text:span text:style-name="T10">1</text:span></text:p>
          </draw:text-box>
        </draw:frame>
        <draw:polyline draw:style-name="gr37" draw:text-style-name="P20" xml:id="id137" draw:id="id137" draw:layer="layout" svg:width="0cm" svg:height="0.787cm" svg:x="21.7cm" svg:y="4.401cm" svg:viewBox="0 0 0 788" draw:points="0,788 0,0">
          <text:p/>
        </draw:polyline>
        <draw:frame draw:style-name="gr57" draw:text-style-name="P12" draw:layer="layout" svg:width="0.917cm" svg:height="0.831cm" svg:x="19.087cm" svg:y="9.775cm">
          <draw:text-box>
            <text:p><text:span text:style-name="T10">+</text:span></text:p>
          </draw:text-box>
        </draw:frame>
        <draw:frame draw:style-name="gr51" draw:text-style-name="P12" draw:layer="layout" svg:width="0.815cm" svg:height="0.831cm" svg:x="20.302cm" svg:y="9.778cm">
          <draw:text-box>
            <text:p><text:span text:style-name="T10">8</text:span></text:p>
          </draw:text-box>
        </draw:frame>
        <draw:frame draw:style-name="gr48" draw:text-style-name="P12" draw:layer="layout" svg:width="0.752cm" svg:height="0.831cm" svg:x="20.949cm" svg:y="9.77cm">
          <draw:text-box>
            <text:p><text:span text:style-name="T10">/</text:span></text:p>
          </draw:text-box>
        </draw:frame>
        <draw:polyline draw:style-name="gr37" draw:text-style-name="P20" xml:id="id138" draw:id="id138" draw:layer="layout" svg:width="0cm" svg:height="0.787cm" svg:x="22.2cm" svg:y="4.4cm" svg:viewBox="0 0 0 788" draw:points="0,788 0,0">
          <text:p/>
        </draw:polyline>
        <draw:frame draw:style-name="gr48" draw:text-style-name="P12" draw:layer="layout" svg:width="0.752cm" svg:height="0.831cm" svg:x="21.547cm" svg:y="9.753cm">
          <draw:text-box>
            <text:p><text:span text:style-name="T10">/</text:span></text:p>
          </draw:text-box>
        </draw:frame>
        <draw:frame draw:style-name="gr51" draw:text-style-name="P12" draw:layer="layout" svg:width="0.815cm" svg:height="0.831cm" svg:x="19.688cm" svg:y="9.777cm">
          <draw:text-box>
            <text:p><text:span text:style-name="T10">4</text:span></text:p>
          </draw:text-box>
        </draw:frame>
        <draw:frame draw:style-name="gr57" draw:text-style-name="P12" draw:layer="layout" svg:width="0.917cm" svg:height="0.831cm" svg:x="15.101cm" svg:y="10.138cm">
          <draw:text-box>
            <text:p xml:id="id136" text:id="id136"><text:span text:style-name="T10">+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-right">
                  <anim:set smil:begin="0s" smil:dur="0.001s" smil:fill="hold" smil:targetElement="id136" anim:sub-item="text" smil:attributeName="visibility" smil:to="visible"/>
                  <anim:animate smil:dur="0.5s" smil:fill="hold" smil:targetElement="id136" anim:sub-item="text" smil:attributeName="x" smil:values="1+width/2;x" smil:keyTimes="0;1"/>
                  <anim:animate smil:dur="0.5s" smil:fill="hold" smil:targetElement="id136" anim:sub-item="text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7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ontent" presentation:presentation-page-layout-name="AL2T1">
        <office:forms form:automatic-focus="false" form:apply-design-mode="false"/>
        <draw:custom-shape draw:style-name="gr49" draw:text-style-name="P19" xml:id="id140" draw:id="id140" draw:layer="layout" svg:width="7.45cm" svg:height="0.6cm" svg:x="1.95cm" svg:y="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0" draw:text-style-name="P19" xml:id="id139" draw:id="id139" draw:layer="layout" svg:width="7.05cm" svg:height="0.6cm" svg:x="0.85cm" svg:y="3.4cm">
          <text:p/>
          <draw:enhanced-geometry svg:viewBox="0 0 21600 21600" draw:mirror-horizontal="true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line draw:style-name="gr37" draw:text-style-name="P20" draw:layer="layout" svg:x1="22.2cm" svg:y1="5.189cm" svg:x2="22.2cm" svg:y2="4.401cm">
          <text:p/>
        </draw:line>
        <draw:g>
          <draw:custom-shape draw:style-name="gr41" draw:text-style-name="P21" draw:layer="layout" svg:width="0.8cm" svg:height="7.8cm" draw:transform="rotate (1.5707963267949) translate (18.002cm 10.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2cm" svg:y1="10.57cm" svg:x2="19.202cm" svg:y2="9.77cm">
            <text:p/>
          </draw:line>
          <draw:line draw:style-name="gr39" draw:text-style-name="P10" draw:layer="layout" svg:x1="22.202cm" svg:y1="10.57cm" svg:x2="22.202cm" svg:y2="9.77cm">
            <text:p/>
          </draw:line>
          <draw:line draw:style-name="gr39" draw:text-style-name="P10" draw:layer="layout" svg:x1="21.602cm" svg:y1="10.57cm" svg:x2="21.602cm" svg:y2="9.77cm">
            <text:p/>
          </draw:line>
          <draw:line draw:style-name="gr39" draw:text-style-name="P10" draw:layer="layout" svg:x1="21.002cm" svg:y1="10.57cm" svg:x2="21.002cm" svg:y2="9.77cm">
            <text:p/>
          </draw:line>
          <draw:line draw:style-name="gr39" draw:text-style-name="P10" draw:layer="layout" svg:x1="20.402cm" svg:y1="10.57cm" svg:x2="20.402cm" svg:y2="9.77cm">
            <text:p/>
          </draw:line>
          <draw:line draw:style-name="gr39" draw:text-style-name="P10" draw:layer="layout" svg:x1="19.802cm" svg:y1="10.57cm" svg:x2="19.802cm" svg:y2="9.77cm">
            <text:p/>
          </draw:line>
          <draw:line draw:style-name="gr39" draw:text-style-name="P10" draw:layer="layout" svg:x1="22.802cm" svg:y1="10.57cm" svg:x2="22.802cm" svg:y2="9.77cm">
            <text:p/>
          </draw:line>
          <draw:line draw:style-name="gr39" draw:text-style-name="P10" draw:layer="layout" svg:x1="18.602cm" svg:y1="10.57cm" svg:x2="18.602cm" svg:y2="9.77cm">
            <text:p/>
          </draw:line>
          <draw:line draw:style-name="gr42" draw:text-style-name="P10" draw:layer="layout" svg:x1="23.402cm" svg:y1="10.57cm" svg:x2="23.402cm" svg:y2="9.77cm">
            <text:p/>
          </draw:line>
          <draw:line draw:style-name="gr39" draw:text-style-name="P10" draw:layer="layout" svg:x1="24.002cm" svg:y1="10.57cm" svg:x2="24.002cm" svg:y2="9.77cm">
            <text:p/>
          </draw:line>
          <draw:line draw:style-name="gr39" draw:text-style-name="P10" draw:layer="layout" svg:x1="24.602cm" svg:y1="10.57cm" svg:x2="24.602cm" svg:y2="9.77cm">
            <text:p/>
          </draw:line>
          <draw:frame draw:style-name="gr43" draw:text-style-name="P12" draw:layer="layout" svg:width="3.601cm" svg:height="0.831cm" svg:x="19.102cm" svg:y="10.57cm">
            <draw:text-box>
              <text:p><text:span text:style-name="T10">Prefix array</text:span></text:p>
            </draw:text-box>
          </draw:frame>
          <draw:line draw:style-name="gr39" draw:text-style-name="P10" draw:layer="layout" svg:x1="25.202cm" svg:y1="9.77cm" svg:x2="25.202cm" svg:y2="10.57cm">
            <text:p/>
          </draw:line>
        </draw:g>
        <draw:frame draw:style-name="gr51" draw:text-style-name="P12" draw:layer="layout" svg:width="0.815cm" svg:height="0.831cm" svg:x="22.087cm" svg:y="9.754cm">
          <draw:text-box>
            <text:p xml:id="id141" text:id="id141"><text:span text:style-name="T10">3</text:span></text:p>
          </draw:text-box>
        </draw:frame>
        <draw:frame draw:style-name="gr51" draw:text-style-name="P12" draw:layer="layout" svg:width="0.815cm" svg:height="0.831cm" svg:x="17.886cm" svg:y="9.771cm">
          <draw:text-box>
            <text:p><text:span text:style-name="T10">1</text:span></text:p>
          </draw:text-box>
        </draw:frame>
        <draw:frame draw:style-name="gr51" draw:text-style-name="P12" draw:layer="layout" svg:width="0.815cm" svg:height="0.831cm" svg:x="18.489cm" svg:y="9.773cm">
          <draw:text-box>
            <text:p><text:span text:style-name="T10">1</text:span></text:p>
          </draw:text-box>
        </draw:frame>
        <draw:frame draw:style-name="gr57" draw:text-style-name="P12" draw:layer="layout" svg:width="0.917cm" svg:height="0.831cm" svg:x="19.088cm" svg:y="9.776cm">
          <draw:text-box>
            <text:p><text:span text:style-name="T10">+</text:span></text:p>
          </draw:text-box>
        </draw:frame>
        <draw:frame draw:style-name="gr51" draw:text-style-name="P12" draw:layer="layout" svg:width="0.815cm" svg:height="0.831cm" svg:x="19.687cm" svg:y="9.776cm">
          <draw:text-box>
            <text:p><text:span text:style-name="T10">4</text:span></text:p>
          </draw:text-box>
        </draw:frame>
        <draw:frame draw:style-name="gr51" draw:text-style-name="P12" draw:layer="layout" svg:width="0.815cm" svg:height="0.831cm" svg:x="20.303cm" svg:y="9.779cm">
          <draw:text-box>
            <text:p><text:span text:style-name="T10">8</text:span></text:p>
          </draw:text-box>
        </draw:frame>
        <draw:frame draw:style-name="gr48" draw:text-style-name="P12" draw:layer="layout" svg:width="0.752cm" svg:height="0.831cm" svg:x="20.95cm" svg:y="9.771cm">
          <draw:text-box>
            <text:p><text:span text:style-name="T10">/</text:span></text:p>
          </draw:text-box>
        </draw:frame>
        <draw:frame draw:style-name="gr48" draw:text-style-name="P12" draw:layer="layout" svg:width="0.752cm" svg:height="0.831cm" svg:x="21.548cm" svg:y="9.754cm">
          <draw:text-box>
            <text:p><text:span text:style-name="T10">/</text:span></text:p>
          </draw:text-box>
        </draw:frame>
        <draw:frame draw:style-name="gr57" draw:text-style-name="P12" draw:layer="layout" svg:width="0.917cm" svg:height="0.831cm" svg:x="15.103cm" svg:y="10.14cm">
          <draw:text-box>
            <text:p><text:span text:style-name="T10">+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ontent" presentation:presentation-page-layout-name="AL2T1">
        <office:forms form:automatic-focus="false" form:apply-design-mode="false"/>
        <draw:custom-shape draw:style-name="gr49" draw:text-style-name="P19" draw:layer="layout" svg:width="7.45cm" svg:height="0.6cm" svg:x="1.95cm" svg:y="4cm">
          <text:p/>
          <draw:enhanced-geometry svg:viewBox="0 0 21600 21600" draw:mirror-horizontal="true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polyline draw:style-name="gr37" draw:text-style-name="P20" xml:id="id143" draw:id="id143" draw:layer="layout" svg:width="0cm" svg:height="0.787cm" svg:x="22.7cm" svg:y="4.4cm" svg:viewBox="0 0 0 788" draw:points="0,788 0,0">
          <text:p/>
        </draw:polyline>
        <draw:frame draw:style-name="gr51" draw:text-style-name="P12" draw:layer="layout" svg:width="0.815cm" svg:height="0.831cm" svg:x="17.886cm" svg:y="9.77cm">
          <draw:text-box>
            <text:p><text:span text:style-name="T10">1</text:span></text:p>
          </draw:text-box>
        </draw:frame>
        <draw:frame draw:style-name="gr51" draw:text-style-name="P12" draw:layer="layout" svg:width="0.815cm" svg:height="0.831cm" svg:x="18.49cm" svg:y="9.773cm">
          <draw:text-box>
            <text:p><text:span text:style-name="T10">1</text:span></text:p>
          </draw:text-box>
        </draw:frame>
        <draw:frame draw:style-name="gr57" draw:text-style-name="P12" draw:layer="layout" svg:width="0.917cm" svg:height="0.831cm" svg:x="19.087cm" svg:y="9.775cm">
          <draw:text-box>
            <text:p><text:span text:style-name="T10">+</text:span></text:p>
          </draw:text-box>
        </draw:frame>
        <draw:polyline draw:style-name="gr37" draw:text-style-name="P20" xml:id="id142" draw:id="id142" draw:layer="layout" svg:width="0cm" svg:height="0.787cm" svg:x="22.2cm" svg:y="4.401cm" svg:viewBox="0 0 0 788" draw:points="0,788 0,0">
          <text:p/>
        </draw:polyline>
        <draw:frame draw:style-name="gr51" draw:text-style-name="P12" draw:layer="layout" svg:width="0.815cm" svg:height="0.831cm" svg:x="20.302cm" svg:y="9.779cm">
          <draw:text-box>
            <text:p><text:span text:style-name="T10">8</text:span></text:p>
          </draw:text-box>
        </draw:frame>
        <draw:frame draw:style-name="gr48" draw:text-style-name="P12" draw:layer="layout" svg:width="0.752cm" svg:height="0.831cm" svg:x="20.949cm" svg:y="9.771cm">
          <draw:text-box>
            <text:p><text:span text:style-name="T10">/</text:span></text:p>
          </draw:text-box>
        </draw:frame>
        <draw:frame draw:style-name="gr48" draw:text-style-name="P12" draw:layer="layout" svg:width="0.752cm" svg:height="0.831cm" svg:x="21.547cm" svg:y="9.753cm">
          <draw:text-box>
            <text:p><text:span text:style-name="T10">/</text:span></text:p>
          </draw:text-box>
        </draw:frame>
        <draw:frame draw:style-name="gr51" draw:text-style-name="P12" draw:layer="layout" svg:width="0.815cm" svg:height="0.831cm" svg:x="22.088cm" svg:y="9.755cm">
          <draw:text-box>
            <text:p><text:span text:style-name="T10">3</text:span></text:p>
          </draw:text-box>
        </draw:frame>
        <draw:frame draw:style-name="gr51" draw:text-style-name="P12" draw:layer="layout" svg:width="0.815cm" svg:height="0.831cm" svg:x="19.688cm" svg:y="9.777cm">
          <draw:text-box>
            <text:p><text:span text:style-name="T10">4</text:span></text:p>
          </draw:text-box>
        </draw:frame>
        <draw:frame draw:style-name="gr57" draw:text-style-name="P12" draw:layer="layout" svg:width="0.917cm" svg:height="0.831cm" svg:x="15.103cm" svg:y="10.14cm">
          <draw:text-box>
            <text:p><text:span text:style-name="T10">+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2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ontent" presentation:presentation-page-layout-name="AL2T1">
        <office:forms form:automatic-focus="false" form:apply-design-mode="false"/>
        <draw:custom-shape draw:style-name="gr62" draw:text-style-name="P19" xml:id="id145" draw:id="id145" draw:layer="layout" svg:width="2.2cm" svg:height="0.6cm" svg:x="0.8cm" svg:y="4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0" draw:text-style-name="P19" xml:id="id144" draw:id="id144" draw:layer="layout" svg:width="7.05cm" svg:height="0.6cm" svg:x="0.85cm" svg:y="3.4cm">
          <text:p/>
          <draw:enhanced-geometry svg:viewBox="0 0 21600 21600" draw:mirror-horizontal="true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line draw:style-name="gr37" draw:text-style-name="P20" draw:layer="layout" svg:x1="22.8cm" svg:y1="5.188cm" svg:x2="22.8cm" svg:y2="4.4cm">
          <text:p/>
        </draw:line>
        <draw:frame draw:style-name="gr51" draw:text-style-name="P12" draw:layer="layout" svg:width="0.815cm" svg:height="0.831cm" svg:x="17.886cm" svg:y="9.77cm">
          <draw:text-box>
            <text:p><text:span text:style-name="T10">1</text:span></text:p>
          </draw:text-box>
        </draw:frame>
        <draw:frame draw:style-name="gr51" draw:text-style-name="P12" draw:layer="layout" svg:width="0.815cm" svg:height="0.831cm" svg:x="18.49cm" svg:y="9.773cm">
          <draw:text-box>
            <text:p><text:span text:style-name="T10">1</text:span></text:p>
          </draw:text-box>
        </draw:frame>
        <draw:frame draw:style-name="gr57" draw:text-style-name="P12" draw:layer="layout" svg:width="0.917cm" svg:height="0.831cm" svg:x="19.087cm" svg:y="9.775cm">
          <draw:text-box>
            <text:p><text:span text:style-name="T10">+</text:span></text:p>
          </draw:text-box>
        </draw:frame>
        <draw:frame draw:style-name="gr51" draw:text-style-name="P12" draw:layer="layout" svg:width="0.815cm" svg:height="0.831cm" svg:x="20.302cm" svg:y="9.779cm">
          <draw:text-box>
            <text:p><text:span text:style-name="T10">8</text:span></text:p>
          </draw:text-box>
        </draw:frame>
        <draw:frame draw:style-name="gr48" draw:text-style-name="P12" draw:layer="layout" svg:width="0.752cm" svg:height="0.831cm" svg:x="20.949cm" svg:y="9.771cm">
          <draw:text-box>
            <text:p><text:span text:style-name="T10">/</text:span></text:p>
          </draw:text-box>
        </draw:frame>
        <draw:frame draw:style-name="gr48" draw:text-style-name="P12" draw:layer="layout" svg:width="0.752cm" svg:height="0.831cm" svg:x="21.547cm" svg:y="9.753cm">
          <draw:text-box>
            <text:p><text:span text:style-name="T10">/</text:span></text:p>
          </draw:text-box>
        </draw:frame>
        <draw:frame draw:style-name="gr51" draw:text-style-name="P12" draw:layer="layout" svg:width="0.815cm" svg:height="0.831cm" svg:x="22.088cm" svg:y="9.755cm">
          <draw:text-box>
            <text:p><text:span text:style-name="T10">3</text:span></text:p>
          </draw:text-box>
        </draw:frame>
        <draw:frame draw:style-name="gr51" draw:text-style-name="P12" draw:layer="layout" svg:width="0.815cm" svg:height="0.831cm" svg:x="19.688cm" svg:y="9.777cm">
          <draw:text-box>
            <text:p><text:span text:style-name="T10">4</text:span></text:p>
          </draw:text-box>
        </draw:frame>
        <draw:frame draw:style-name="gr57" draw:text-style-name="P12" draw:layer="layout" svg:width="0.917cm" svg:height="0.831cm" svg:x="15.103cm" svg:y="10.14cm">
          <draw:text-box>
            <text:p><text:span text:style-name="T10">+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4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ontent" presentation:presentation-page-layout-name="AL2T1">
        <office:forms form:automatic-focus="false" form:apply-design-mode="false"/>
        <draw:custom-shape draw:style-name="gr52" draw:text-style-name="P19" xml:id="id147" draw:id="id147" draw:layer="layout" svg:width="8.5cm" svg:height="0.6cm" svg:x="2.2cm" svg:y="6.11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9" xml:id="id146" draw:id="id146" draw:layer="layout" svg:width="4.8cm" svg:height="0.6cm" svg:x="2.2cm" svg:y="5.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9" xml:id="id151" draw:id="id151" draw:layer="layout" svg:width="1.9cm" svg:height="0.6cm" svg:x="2.2cm" svg:y="9.61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 xml:id="id148" draw:id="id148">
          <draw:g>
            <draw:custom-shape draw:style-name="gr55" draw:text-style-name="P21" draw:layer="layout" svg:width="5.4cm" svg:height="2.492cm" svg:x="19.6cm" svg:y="6cm">
              <text:p/>
              <draw:enhanced-geometry svg:viewBox="0 0 21600 21600" draw:type="rectangle" draw:enhanced-path="M 0 0 L 21600 0 21600 21600 0 21600 0 0 Z N"/>
            </draw:custom-shape>
            <draw:line draw:style-name="gr39" draw:text-style-name="P10" draw:layer="layout" svg:x1="19.599cm" svg:y1="6.787cm" svg:x2="25cm" svg:y2="6.787cm">
              <text:p/>
            </draw:line>
            <draw:line draw:style-name="gr39" draw:text-style-name="P10" draw:layer="layout" svg:x1="22.12cm" svg:y1="6.008cm" svg:x2="22.12cm" svg:y2="8.5cm">
              <text:p/>
            </draw:line>
          </draw:g>
          <draw:frame draw:style-name="gr56" draw:text-style-name="P12" draw:layer="layout" svg:width="6.212cm" svg:height="0.831cm" svg:x="18.888cm" svg:y="6.1cm">
            <draw:text-box>
              <text:list text:style-name="L1">
                <text:list-header>
                  <text:p><text:span text:style-name="T17">Item(stack) <text:s/>Item(scan)</text:span><text:span text:style-name="T10"> </text:span></text:p>
                </text:list-header>
              </text:list>
            </draw:text-box>
          </draw:frame>
        </draw:g>
        <draw:frame draw:style-name="gr57" draw:text-style-name="P12" xml:id="id149" draw:id="id149" draw:layer="layout" svg:width="0.917cm" svg:height="0.831cm" svg:x="20.701cm" svg:y="7.169cm">
          <draw:text-box>
            <text:p><text:span text:style-name="T10">+</text:span></text:p>
          </draw:text-box>
        </draw:frame>
        <draw:frame draw:style-name="gr48" draw:text-style-name="P12" xml:id="id150" draw:id="id150" draw:layer="layout" svg:width="0.752cm" svg:height="0.831cm" svg:x="23.301cm" svg:y="7.169cm">
          <draw:text-box>
            <text:p><text:span text:style-name="T10">-</text:span></text:p>
          </draw:text-box>
        </draw:frame>
        <draw:g>
          <draw:custom-shape draw:style-name="gr38" draw:text-style-name="P21" draw:layer="layout" svg:width="0.8cm" svg:height="5.4cm" svg:x="15.202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2cm" svg:y1="6.6cm" svg:x2="16.002cm" svg:y2="6.6cm">
            <text:p/>
          </draw:line>
          <draw:line draw:style-name="gr39" draw:text-style-name="P10" draw:layer="layout" svg:x1="15.202cm" svg:y1="9.6cm" svg:x2="16.002cm" svg:y2="9.6cm">
            <text:p/>
          </draw:line>
          <draw:line draw:style-name="gr39" draw:text-style-name="P10" draw:layer="layout" svg:x1="15.202cm" svg:y1="9cm" svg:x2="16.002cm" svg:y2="9cm">
            <text:p/>
          </draw:line>
          <draw:line draw:style-name="gr39" draw:text-style-name="P10" draw:layer="layout" svg:x1="15.202cm" svg:y1="8.4cm" svg:x2="16.002cm" svg:y2="8.4cm">
            <text:p/>
          </draw:line>
          <draw:line draw:style-name="gr39" draw:text-style-name="P10" draw:layer="layout" svg:x1="15.202cm" svg:y1="7.8cm" svg:x2="16.002cm" svg:y2="7.8cm">
            <text:p/>
          </draw:line>
          <draw:line draw:style-name="gr39" draw:text-style-name="P10" draw:layer="layout" svg:x1="15.202cm" svg:y1="7.2cm" svg:x2="16.002cm" svg:y2="7.2cm">
            <text:p/>
          </draw:line>
          <draw:line draw:style-name="gr39" draw:text-style-name="P10" draw:layer="layout" svg:x1="15.202cm" svg:y1="10.2cm" svg:x2="16.002cm" svg:y2="10.2cm">
            <text:p/>
          </draw:line>
          <draw:line draw:style-name="gr39" draw:text-style-name="P10" draw:layer="layout" svg:x1="15.202cm" svg:y1="6cm" svg:x2="16.002cm" svg:y2="6cm">
            <text:p/>
          </draw:line>
        </draw:g>
        <draw:frame draw:style-name="gr40" draw:text-style-name="P12" draw:layer="layout" svg:width="1.874cm" svg:height="0.831cm" svg:x="14.602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2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2cm" svg:y1="10.569cm" svg:x2="19.202cm" svg:y2="9.769cm">
            <text:p/>
          </draw:line>
          <draw:line draw:style-name="gr39" draw:text-style-name="P10" draw:layer="layout" svg:x1="22.202cm" svg:y1="10.569cm" svg:x2="22.202cm" svg:y2="9.769cm">
            <text:p/>
          </draw:line>
          <draw:line draw:style-name="gr39" draw:text-style-name="P10" draw:layer="layout" svg:x1="21.602cm" svg:y1="10.569cm" svg:x2="21.602cm" svg:y2="9.769cm">
            <text:p/>
          </draw:line>
          <draw:line draw:style-name="gr39" draw:text-style-name="P10" draw:layer="layout" svg:x1="21.002cm" svg:y1="10.569cm" svg:x2="21.002cm" svg:y2="9.769cm">
            <text:p/>
          </draw:line>
          <draw:line draw:style-name="gr39" draw:text-style-name="P10" draw:layer="layout" svg:x1="20.402cm" svg:y1="10.569cm" svg:x2="20.402cm" svg:y2="9.769cm">
            <text:p/>
          </draw:line>
          <draw:line draw:style-name="gr39" draw:text-style-name="P10" draw:layer="layout" svg:x1="19.802cm" svg:y1="10.569cm" svg:x2="19.802cm" svg:y2="9.769cm">
            <text:p/>
          </draw:line>
          <draw:line draw:style-name="gr39" draw:text-style-name="P10" draw:layer="layout" svg:x1="22.802cm" svg:y1="10.569cm" svg:x2="22.802cm" svg:y2="9.769cm">
            <text:p/>
          </draw:line>
          <draw:line draw:style-name="gr39" draw:text-style-name="P10" draw:layer="layout" svg:x1="18.602cm" svg:y1="10.569cm" svg:x2="18.602cm" svg:y2="9.769cm">
            <text:p/>
          </draw:line>
          <draw:line draw:style-name="gr42" draw:text-style-name="P10" draw:layer="layout" svg:x1="23.402cm" svg:y1="10.569cm" svg:x2="23.402cm" svg:y2="9.769cm">
            <text:p/>
          </draw:line>
          <draw:line draw:style-name="gr39" draw:text-style-name="P10" draw:layer="layout" svg:x1="24.002cm" svg:y1="10.569cm" svg:x2="24.002cm" svg:y2="9.769cm">
            <text:p/>
          </draw:line>
          <draw:line draw:style-name="gr39" draw:text-style-name="P10" draw:layer="layout" svg:x1="24.602cm" svg:y1="10.569cm" svg:x2="24.602cm" svg:y2="9.769cm">
            <text:p/>
          </draw:line>
          <draw:frame draw:style-name="gr43" draw:text-style-name="P12" draw:layer="layout" svg:width="3.601cm" svg:height="0.831cm" svg:x="19.102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2cm" svg:y1="9.769cm" svg:x2="25.202cm" svg:y2="10.569cm">
            <text:p/>
          </draw:line>
        </draw:g>
        <draw:frame draw:style-name="gr51" draw:text-style-name="P12" draw:layer="layout" svg:width="0.815cm" svg:height="0.831cm" svg:x="17.887cm" svg:y="9.77cm">
          <draw:text-box>
            <text:p><text:span text:style-name="T10">1</text:span></text:p>
          </draw:text-box>
        </draw:frame>
        <draw:frame draw:style-name="gr51" draw:text-style-name="P12" draw:layer="layout" svg:width="0.815cm" svg:height="0.831cm" svg:x="18.491cm" svg:y="9.773cm">
          <draw:text-box>
            <text:p><text:span text:style-name="T10">1</text:span></text:p>
          </draw:text-box>
        </draw:frame>
        <draw:frame draw:style-name="gr57" draw:text-style-name="P12" draw:layer="layout" svg:width="0.917cm" svg:height="0.831cm" svg:x="19.088cm" svg:y="9.775cm">
          <draw:text-box>
            <text:p><text:span text:style-name="T10">+</text:span></text:p>
          </draw:text-box>
        </draw:frame>
        <draw:frame draw:style-name="gr51" draw:text-style-name="P12" draw:layer="layout" svg:width="0.815cm" svg:height="0.831cm" svg:x="20.303cm" svg:y="9.779cm">
          <draw:text-box>
            <text:p><text:span text:style-name="T10">8</text:span></text:p>
          </draw:text-box>
        </draw:frame>
        <draw:frame draw:style-name="gr48" draw:text-style-name="P12" draw:layer="layout" svg:width="0.752cm" svg:height="0.831cm" svg:x="20.95cm" svg:y="9.771cm">
          <draw:text-box>
            <text:p><text:span text:style-name="T10">/</text:span></text:p>
          </draw:text-box>
        </draw:frame>
        <draw:frame draw:style-name="gr48" draw:text-style-name="P12" draw:layer="layout" svg:width="0.752cm" svg:height="0.831cm" svg:x="21.548cm" svg:y="9.753cm">
          <draw:text-box>
            <text:p><text:span text:style-name="T10">/</text:span></text:p>
          </draw:text-box>
        </draw:frame>
        <draw:frame draw:style-name="gr51" draw:text-style-name="P12" draw:layer="layout" svg:width="0.815cm" svg:height="0.831cm" svg:x="22.089cm" svg:y="9.755cm">
          <draw:text-box>
            <text:p><text:span text:style-name="T10">3</text:span></text:p>
          </draw:text-box>
        </draw:frame>
        <draw:frame draw:style-name="gr51" draw:text-style-name="P12" draw:layer="layout" svg:width="0.815cm" svg:height="0.831cm" svg:x="19.689cm" svg:y="9.777cm">
          <draw:text-box>
            <text:p><text:span text:style-name="T10">4</text:span></text:p>
          </draw:text-box>
        </draw:frame>
        <draw:frame draw:style-name="gr51" draw:text-style-name="P12" draw:layer="layout" svg:width="0.815cm" svg:height="0.831cm" svg:x="22.686cm" svg:y="9.755cm">
          <draw:text-box>
            <text:p><text:span text:style-name="T10">3</text:span></text:p>
          </draw:text-box>
        </draw:frame>
        <draw:line draw:style-name="gr37" draw:text-style-name="P20" draw:layer="layout" svg:x1="22.7cm" svg:y1="5.189cm" svg:x2="22.7cm" svg:y2="4.401cm">
          <text:p/>
        </draw:line>
        <draw:frame draw:style-name="gr57" draw:text-style-name="P12" draw:layer="layout" svg:width="0.917cm" svg:height="0.831cm" svg:x="15.104cm" svg:y="10.141cm">
          <draw:text-box>
            <text:p><text:span text:style-name="T10">+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7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ontent" presentation:presentation-page-layout-name="AL2T1">
        <office:forms form:automatic-focus="false" form:apply-design-mode="false"/>
        <draw:custom-shape draw:style-name="gr53" draw:text-style-name="P19" draw:layer="layout" svg:width="4.8cm" svg:height="0.6cm" svg:x="3cm" svg:y="10.14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g>
            <draw:custom-shape draw:style-name="gr55" draw:text-style-name="P21" draw:layer="layout" svg:width="5.4cm" svg:height="2.492cm" svg:x="19.6cm" svg:y="6cm">
              <text:p/>
              <draw:enhanced-geometry svg:viewBox="0 0 21600 21600" draw:type="rectangle" draw:enhanced-path="M 0 0 L 21600 0 21600 21600 0 21600 0 0 Z N"/>
            </draw:custom-shape>
            <draw:line draw:style-name="gr39" draw:text-style-name="P10" draw:layer="layout" svg:x1="19.599cm" svg:y1="6.787cm" svg:x2="25cm" svg:y2="6.787cm">
              <text:p/>
            </draw:line>
            <draw:line draw:style-name="gr39" draw:text-style-name="P10" draw:layer="layout" svg:x1="22.12cm" svg:y1="6.008cm" svg:x2="22.12cm" svg:y2="8.5cm">
              <text:p/>
            </draw:line>
          </draw:g>
          <draw:frame draw:style-name="gr56" draw:text-style-name="P12" draw:layer="layout" svg:width="6.212cm" svg:height="0.831cm" svg:x="18.888cm" svg:y="6.1cm">
            <draw:text-box>
              <text:list text:style-name="L1">
                <text:list-header>
                  <text:p><text:span text:style-name="T17">Item(stack) <text:s/>Item(scan)</text:span><text:span text:style-name="T10"> </text:span></text:p>
                </text:list-header>
              </text:list>
            </draw:text-box>
          </draw:frame>
        </draw:g>
        <draw:frame draw:style-name="gr57" draw:text-style-name="P12" draw:layer="layout" svg:width="0.917cm" svg:height="0.831cm" svg:x="20.702cm" svg:y="7.17cm">
          <draw:text-box>
            <text:p><text:span text:style-name="T10">+</text:span></text:p>
          </draw:text-box>
        </draw:frame>
        <draw:frame draw:style-name="gr48" draw:text-style-name="P12" draw:layer="layout" svg:width="0.752cm" svg:height="0.831cm" svg:x="23.302cm" svg:y="7.17cm">
          <draw:text-box>
            <text:p><text:span text:style-name="T10">-</text:span></text:p>
          </draw:text-box>
        </draw:frame>
        <draw:g>
          <draw:custom-shape draw:style-name="gr38" draw:text-style-name="P21" draw:layer="layout" svg:width="0.8cm" svg:height="5.4cm" svg:x="15.202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2cm" svg:y1="6.6cm" svg:x2="16.002cm" svg:y2="6.6cm">
            <text:p/>
          </draw:line>
          <draw:line draw:style-name="gr39" draw:text-style-name="P10" draw:layer="layout" svg:x1="15.202cm" svg:y1="9.6cm" svg:x2="16.002cm" svg:y2="9.6cm">
            <text:p/>
          </draw:line>
          <draw:line draw:style-name="gr39" draw:text-style-name="P10" draw:layer="layout" svg:x1="15.202cm" svg:y1="9cm" svg:x2="16.002cm" svg:y2="9cm">
            <text:p/>
          </draw:line>
          <draw:line draw:style-name="gr39" draw:text-style-name="P10" draw:layer="layout" svg:x1="15.202cm" svg:y1="8.4cm" svg:x2="16.002cm" svg:y2="8.4cm">
            <text:p/>
          </draw:line>
          <draw:line draw:style-name="gr39" draw:text-style-name="P10" draw:layer="layout" svg:x1="15.202cm" svg:y1="7.8cm" svg:x2="16.002cm" svg:y2="7.8cm">
            <text:p/>
          </draw:line>
          <draw:line draw:style-name="gr39" draw:text-style-name="P10" draw:layer="layout" svg:x1="15.202cm" svg:y1="7.2cm" svg:x2="16.002cm" svg:y2="7.2cm">
            <text:p/>
          </draw:line>
          <draw:line draw:style-name="gr39" draw:text-style-name="P10" draw:layer="layout" svg:x1="15.202cm" svg:y1="10.2cm" svg:x2="16.002cm" svg:y2="10.2cm">
            <text:p/>
          </draw:line>
          <draw:line draw:style-name="gr39" draw:text-style-name="P10" draw:layer="layout" svg:x1="15.202cm" svg:y1="6cm" svg:x2="16.002cm" svg:y2="6cm">
            <text:p/>
          </draw:line>
        </draw:g>
        <draw:frame draw:style-name="gr48" draw:text-style-name="P12" draw:layer="layout" svg:width="0.752cm" svg:height="0.831cm" svg:x="15.202cm" svg:y="9.569cm">
          <draw:text-box>
            <text:p xml:id="id152" text:id="id152"><text:span text:style-name="T10">-</text:span></text:p>
          </draw:text-box>
        </draw:frame>
        <draw:frame draw:style-name="gr40" draw:text-style-name="P12" draw:layer="layout" svg:width="1.874cm" svg:height="0.831cm" svg:x="14.602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2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2cm" svg:y1="10.569cm" svg:x2="19.202cm" svg:y2="9.769cm">
            <text:p/>
          </draw:line>
          <draw:line draw:style-name="gr39" draw:text-style-name="P10" draw:layer="layout" svg:x1="22.202cm" svg:y1="10.569cm" svg:x2="22.202cm" svg:y2="9.769cm">
            <text:p/>
          </draw:line>
          <draw:line draw:style-name="gr39" draw:text-style-name="P10" draw:layer="layout" svg:x1="21.602cm" svg:y1="10.569cm" svg:x2="21.602cm" svg:y2="9.769cm">
            <text:p/>
          </draw:line>
          <draw:line draw:style-name="gr39" draw:text-style-name="P10" draw:layer="layout" svg:x1="21.002cm" svg:y1="10.569cm" svg:x2="21.002cm" svg:y2="9.769cm">
            <text:p/>
          </draw:line>
          <draw:line draw:style-name="gr39" draw:text-style-name="P10" draw:layer="layout" svg:x1="20.402cm" svg:y1="10.569cm" svg:x2="20.402cm" svg:y2="9.769cm">
            <text:p/>
          </draw:line>
          <draw:line draw:style-name="gr39" draw:text-style-name="P10" draw:layer="layout" svg:x1="19.802cm" svg:y1="10.569cm" svg:x2="19.802cm" svg:y2="9.769cm">
            <text:p/>
          </draw:line>
          <draw:line draw:style-name="gr39" draw:text-style-name="P10" draw:layer="layout" svg:x1="22.802cm" svg:y1="10.569cm" svg:x2="22.802cm" svg:y2="9.769cm">
            <text:p/>
          </draw:line>
          <draw:line draw:style-name="gr39" draw:text-style-name="P10" draw:layer="layout" svg:x1="18.602cm" svg:y1="10.569cm" svg:x2="18.602cm" svg:y2="9.769cm">
            <text:p/>
          </draw:line>
          <draw:line draw:style-name="gr42" draw:text-style-name="P10" draw:layer="layout" svg:x1="23.402cm" svg:y1="10.569cm" svg:x2="23.402cm" svg:y2="9.769cm">
            <text:p/>
          </draw:line>
          <draw:line draw:style-name="gr39" draw:text-style-name="P10" draw:layer="layout" svg:x1="24.002cm" svg:y1="10.569cm" svg:x2="24.002cm" svg:y2="9.769cm">
            <text:p/>
          </draw:line>
          <draw:line draw:style-name="gr39" draw:text-style-name="P10" draw:layer="layout" svg:x1="24.602cm" svg:y1="10.569cm" svg:x2="24.602cm" svg:y2="9.769cm">
            <text:p/>
          </draw:line>
          <draw:frame draw:style-name="gr43" draw:text-style-name="P12" draw:layer="layout" svg:width="3.601cm" svg:height="0.831cm" svg:x="19.102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2cm" svg:y1="9.769cm" svg:x2="25.202cm" svg:y2="10.569cm">
            <text:p/>
          </draw:line>
        </draw:g>
        <draw:frame draw:style-name="gr51" draw:text-style-name="P12" draw:layer="layout" svg:width="0.815cm" svg:height="0.831cm" svg:x="17.887cm" svg:y="9.77cm">
          <draw:text-box>
            <text:p><text:span text:style-name="T10">1</text:span></text:p>
          </draw:text-box>
        </draw:frame>
        <draw:frame draw:style-name="gr51" draw:text-style-name="P12" draw:layer="layout" svg:width="0.815cm" svg:height="0.831cm" svg:x="18.491cm" svg:y="9.773cm">
          <draw:text-box>
            <text:p><text:span text:style-name="T10">1</text:span></text:p>
          </draw:text-box>
        </draw:frame>
        <draw:frame draw:style-name="gr57" draw:text-style-name="P12" draw:layer="layout" svg:width="0.917cm" svg:height="0.831cm" svg:x="19.088cm" svg:y="9.775cm">
          <draw:text-box>
            <text:p><text:span text:style-name="T10">+</text:span></text:p>
          </draw:text-box>
        </draw:frame>
        <draw:frame draw:style-name="gr51" draw:text-style-name="P12" draw:layer="layout" svg:width="0.815cm" svg:height="0.831cm" svg:x="20.303cm" svg:y="9.779cm">
          <draw:text-box>
            <text:p><text:span text:style-name="T10">8</text:span></text:p>
          </draw:text-box>
        </draw:frame>
        <draw:frame draw:style-name="gr48" draw:text-style-name="P12" draw:layer="layout" svg:width="0.752cm" svg:height="0.831cm" svg:x="20.95cm" svg:y="9.771cm">
          <draw:text-box>
            <text:p><text:span text:style-name="T10">/</text:span></text:p>
          </draw:text-box>
        </draw:frame>
        <draw:frame draw:style-name="gr48" draw:text-style-name="P12" draw:layer="layout" svg:width="0.752cm" svg:height="0.831cm" svg:x="21.548cm" svg:y="9.753cm">
          <draw:text-box>
            <text:p><text:span text:style-name="T10">/</text:span></text:p>
          </draw:text-box>
        </draw:frame>
        <draw:frame draw:style-name="gr51" draw:text-style-name="P12" draw:layer="layout" svg:width="0.815cm" svg:height="0.831cm" svg:x="22.089cm" svg:y="9.755cm">
          <draw:text-box>
            <text:p><text:span text:style-name="T10">3</text:span></text:p>
          </draw:text-box>
        </draw:frame>
        <draw:frame draw:style-name="gr51" draw:text-style-name="P12" draw:layer="layout" svg:width="0.815cm" svg:height="0.831cm" svg:x="19.689cm" svg:y="9.777cm">
          <draw:text-box>
            <text:p><text:span text:style-name="T10">4</text:span></text:p>
          </draw:text-box>
        </draw:frame>
        <draw:frame draw:style-name="gr51" draw:text-style-name="P12" draw:layer="layout" svg:width="0.815cm" svg:height="0.831cm" svg:x="22.686cm" svg:y="9.755cm">
          <draw:text-box>
            <text:p><text:span text:style-name="T10">3</text:span></text:p>
          </draw:text-box>
        </draw:frame>
        <draw:frame draw:style-name="gr57" draw:text-style-name="P12" draw:layer="layout" svg:width="0.917cm" svg:height="0.831cm" svg:x="15.104cm" svg:y="10.141cm">
          <draw:text-box>
            <text:p><text:span text:style-name="T10">+</text:span></text:p>
          </draw:text-box>
        </draw:frame>
        <draw:polyline draw:style-name="gr37" draw:text-style-name="P20" xml:id="id153" draw:id="id153" draw:layer="layout" svg:width="0cm" svg:height="0.787cm" svg:x="22.7cm" svg:y="4.402cm" svg:viewBox="0 0 0 788" draw:points="0,788 0,0">
          <text:p/>
        </draw:polyline>
        <draw:polyline draw:style-name="gr37" draw:text-style-name="P20" xml:id="id154" draw:id="id154" draw:layer="layout" svg:width="0cm" svg:height="0.787cm" svg:x="23.3cm" svg:y="4.402cm" svg:viewBox="0 0 0 788" draw:points="0,788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-right" presentation:preset-property="Direction;Accelerate;Decelerate">
                  <anim:set smil:begin="0s" smil:dur="0.001s" smil:fill="hold" smil:targetElement="id152" anim:sub-item="text" smil:attributeName="visibility" smil:to="visible"/>
                  <anim:animate smil:dur="0.5s" smil:fill="hold" smil:targetElement="id152" anim:sub-item="text" smil:attributeName="x" smil:values="1+width/2;x" smil:keyTimes="0;1"/>
                  <anim:animate smil:dur="0.5s" smil:fill="hold" smil:targetElement="id152" anim:sub-item="text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3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ontent" presentation:presentation-page-layout-name="AL2T1">
        <office:forms form:automatic-focus="false" form:apply-design-mode="false"/>
        <draw:custom-shape draw:style-name="gr49" draw:text-style-name="P19" xml:id="id156" draw:id="id156" draw:layer="layout" svg:width="7.45cm" svg:height="0.6cm" svg:x="1.95cm" svg:y="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0" draw:text-style-name="P19" xml:id="id155" draw:id="id155" draw:layer="layout" svg:width="7.05cm" svg:height="0.6cm" svg:x="0.85cm" svg:y="3.4cm">
          <text:p/>
          <draw:enhanced-geometry svg:viewBox="0 0 21600 21600" draw:mirror-horizontal="true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2cm 10.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2cm" svg:y1="10.57cm" svg:x2="19.202cm" svg:y2="9.77cm">
            <text:p/>
          </draw:line>
          <draw:line draw:style-name="gr39" draw:text-style-name="P10" draw:layer="layout" svg:x1="22.202cm" svg:y1="10.57cm" svg:x2="22.202cm" svg:y2="9.77cm">
            <text:p/>
          </draw:line>
          <draw:line draw:style-name="gr39" draw:text-style-name="P10" draw:layer="layout" svg:x1="21.602cm" svg:y1="10.57cm" svg:x2="21.602cm" svg:y2="9.77cm">
            <text:p/>
          </draw:line>
          <draw:line draw:style-name="gr39" draw:text-style-name="P10" draw:layer="layout" svg:x1="21.002cm" svg:y1="10.57cm" svg:x2="21.002cm" svg:y2="9.77cm">
            <text:p/>
          </draw:line>
          <draw:line draw:style-name="gr39" draw:text-style-name="P10" draw:layer="layout" svg:x1="20.402cm" svg:y1="10.57cm" svg:x2="20.402cm" svg:y2="9.77cm">
            <text:p/>
          </draw:line>
          <draw:line draw:style-name="gr39" draw:text-style-name="P10" draw:layer="layout" svg:x1="19.802cm" svg:y1="10.57cm" svg:x2="19.802cm" svg:y2="9.77cm">
            <text:p/>
          </draw:line>
          <draw:line draw:style-name="gr39" draw:text-style-name="P10" draw:layer="layout" svg:x1="22.802cm" svg:y1="10.57cm" svg:x2="22.802cm" svg:y2="9.77cm">
            <text:p/>
          </draw:line>
          <draw:line draw:style-name="gr39" draw:text-style-name="P10" draw:layer="layout" svg:x1="18.602cm" svg:y1="10.57cm" svg:x2="18.602cm" svg:y2="9.77cm">
            <text:p/>
          </draw:line>
          <draw:line draw:style-name="gr42" draw:text-style-name="P10" draw:layer="layout" svg:x1="23.402cm" svg:y1="10.57cm" svg:x2="23.402cm" svg:y2="9.77cm">
            <text:p/>
          </draw:line>
          <draw:line draw:style-name="gr39" draw:text-style-name="P10" draw:layer="layout" svg:x1="24.002cm" svg:y1="10.57cm" svg:x2="24.002cm" svg:y2="9.77cm">
            <text:p/>
          </draw:line>
          <draw:line draw:style-name="gr39" draw:text-style-name="P10" draw:layer="layout" svg:x1="24.602cm" svg:y1="10.57cm" svg:x2="24.602cm" svg:y2="9.77cm">
            <text:p/>
          </draw:line>
          <draw:frame draw:style-name="gr43" draw:text-style-name="P12" draw:layer="layout" svg:width="3.601cm" svg:height="0.831cm" svg:x="19.102cm" svg:y="10.57cm">
            <draw:text-box>
              <text:p><text:span text:style-name="T10">Prefix array</text:span></text:p>
            </draw:text-box>
          </draw:frame>
          <draw:line draw:style-name="gr39" draw:text-style-name="P10" draw:layer="layout" svg:x1="25.202cm" svg:y1="9.77cm" svg:x2="25.202cm" svg:y2="10.57cm">
            <text:p/>
          </draw:line>
        </draw:g>
        <draw:frame draw:style-name="gr51" draw:text-style-name="P12" draw:layer="layout" svg:width="0.815cm" svg:height="0.831cm" svg:x="22.684cm" svg:y="9.754cm">
          <draw:text-box>
            <text:p xml:id="id157" text:id="id157"><text:span text:style-name="T10">3</text:span></text:p>
          </draw:text-box>
        </draw:frame>
        <draw:frame draw:style-name="gr51" draw:text-style-name="P12" draw:layer="layout" svg:width="0.815cm" svg:height="0.831cm" svg:x="17.886cm" svg:y="9.771cm">
          <draw:text-box>
            <text:p><text:span text:style-name="T10">1</text:span></text:p>
          </draw:text-box>
        </draw:frame>
        <draw:frame draw:style-name="gr51" draw:text-style-name="P12" draw:layer="layout" svg:width="0.815cm" svg:height="0.831cm" svg:x="18.489cm" svg:y="9.773cm">
          <draw:text-box>
            <text:p><text:span text:style-name="T10">1</text:span></text:p>
          </draw:text-box>
        </draw:frame>
        <draw:frame draw:style-name="gr57" draw:text-style-name="P12" draw:layer="layout" svg:width="0.917cm" svg:height="0.831cm" svg:x="19.088cm" svg:y="9.776cm">
          <draw:text-box>
            <text:p><text:span text:style-name="T10">+</text:span></text:p>
          </draw:text-box>
        </draw:frame>
        <draw:frame draw:style-name="gr51" draw:text-style-name="P12" draw:layer="layout" svg:width="0.815cm" svg:height="0.831cm" svg:x="19.687cm" svg:y="9.776cm">
          <draw:text-box>
            <text:p><text:span text:style-name="T10">4</text:span></text:p>
          </draw:text-box>
        </draw:frame>
        <draw:frame draw:style-name="gr51" draw:text-style-name="P12" draw:layer="layout" svg:width="0.815cm" svg:height="0.831cm" svg:x="20.303cm" svg:y="9.779cm">
          <draw:text-box>
            <text:p><text:span text:style-name="T10">8</text:span></text:p>
          </draw:text-box>
        </draw:frame>
        <draw:frame draw:style-name="gr48" draw:text-style-name="P12" draw:layer="layout" svg:width="0.752cm" svg:height="0.831cm" svg:x="20.95cm" svg:y="9.771cm">
          <draw:text-box>
            <text:p><text:span text:style-name="T10">/</text:span></text:p>
          </draw:text-box>
        </draw:frame>
        <draw:frame draw:style-name="gr48" draw:text-style-name="P12" draw:layer="layout" svg:width="0.752cm" svg:height="0.831cm" svg:x="21.548cm" svg:y="9.754cm">
          <draw:text-box>
            <text:p><text:span text:style-name="T10">/</text:span></text:p>
          </draw:text-box>
        </draw:frame>
        <draw:line draw:style-name="gr37" draw:text-style-name="P20" draw:layer="layout" svg:x1="23.2cm" svg:y1="5.189cm" svg:x2="23.2cm" svg:y2="4.401cm">
          <text:p/>
        </draw:line>
        <draw:frame draw:style-name="gr51" draw:text-style-name="P12" draw:layer="layout" svg:width="0.815cm" svg:height="0.831cm" svg:x="22.089cm" svg:y="9.756cm">
          <draw:text-box>
            <text:p><text:span text:style-name="T10">3</text:span></text:p>
          </draw:text-box>
        </draw:frame>
        <draw:frame draw:style-name="gr48" draw:text-style-name="P12" draw:layer="layout" svg:width="0.752cm" svg:height="0.831cm" svg:x="15.203cm" svg:y="9.57cm">
          <draw:text-box>
            <text:p><text:span text:style-name="T10">-</text:span></text:p>
          </draw:text-box>
        </draw:frame>
        <draw:frame draw:style-name="gr57" draw:text-style-name="P12" draw:layer="layout" svg:width="0.917cm" svg:height="0.831cm" svg:x="15.105cm" svg:y="10.142cm">
          <draw:text-box>
            <text:p><text:span text:style-name="T10">+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ontent" presentation:presentation-page-layout-name="AL2T1">
        <office:forms form:automatic-focus="false" form:apply-design-mode="false"/>
        <draw:custom-shape draw:style-name="gr49" draw:text-style-name="P19" draw:layer="layout" svg:width="7.45cm" svg:height="0.6cm" svg:x="1.95cm" svg:y="4cm">
          <text:p/>
          <draw:enhanced-geometry svg:viewBox="0 0 21600 21600" draw:mirror-horizontal="true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polyline draw:style-name="gr37" draw:text-style-name="P20" xml:id="id159" draw:id="id159" draw:layer="layout" svg:width="0cm" svg:height="0.787cm" svg:x="23.8cm" svg:y="4.412cm" svg:viewBox="0 0 0 788" draw:points="0,788 0,0">
          <text:p/>
        </draw:polyline>
        <draw:frame draw:style-name="gr51" draw:text-style-name="P12" draw:layer="layout" svg:width="0.815cm" svg:height="0.831cm" svg:x="17.886cm" svg:y="9.77cm">
          <draw:text-box>
            <text:p><text:span text:style-name="T10">1</text:span></text:p>
          </draw:text-box>
        </draw:frame>
        <draw:frame draw:style-name="gr51" draw:text-style-name="P12" draw:layer="layout" svg:width="0.815cm" svg:height="0.831cm" svg:x="18.49cm" svg:y="9.773cm">
          <draw:text-box>
            <text:p><text:span text:style-name="T10">1</text:span></text:p>
          </draw:text-box>
        </draw:frame>
        <draw:frame draw:style-name="gr57" draw:text-style-name="P12" draw:layer="layout" svg:width="0.917cm" svg:height="0.831cm" svg:x="19.087cm" svg:y="9.775cm">
          <draw:text-box>
            <text:p><text:span text:style-name="T10">+</text:span></text:p>
          </draw:text-box>
        </draw:frame>
        <draw:frame draw:style-name="gr51" draw:text-style-name="P12" draw:layer="layout" svg:width="0.815cm" svg:height="0.831cm" svg:x="20.302cm" svg:y="9.779cm">
          <draw:text-box>
            <text:p><text:span text:style-name="T10">8</text:span></text:p>
          </draw:text-box>
        </draw:frame>
        <draw:frame draw:style-name="gr48" draw:text-style-name="P12" draw:layer="layout" svg:width="0.752cm" svg:height="0.831cm" svg:x="20.949cm" svg:y="9.771cm">
          <draw:text-box>
            <text:p><text:span text:style-name="T10">/</text:span></text:p>
          </draw:text-box>
        </draw:frame>
        <draw:frame draw:style-name="gr48" draw:text-style-name="P12" draw:layer="layout" svg:width="0.752cm" svg:height="0.831cm" svg:x="21.547cm" svg:y="9.753cm">
          <draw:text-box>
            <text:p><text:span text:style-name="T10">/</text:span></text:p>
          </draw:text-box>
        </draw:frame>
        <draw:frame draw:style-name="gr51" draw:text-style-name="P12" draw:layer="layout" svg:width="0.815cm" svg:height="0.831cm" svg:x="22.088cm" svg:y="9.755cm">
          <draw:text-box>
            <text:p><text:span text:style-name="T10">3</text:span></text:p>
          </draw:text-box>
        </draw:frame>
        <draw:frame draw:style-name="gr51" draw:text-style-name="P12" draw:layer="layout" svg:width="0.815cm" svg:height="0.831cm" svg:x="19.688cm" svg:y="9.777cm">
          <draw:text-box>
            <text:p><text:span text:style-name="T10">4</text:span></text:p>
          </draw:text-box>
        </draw:frame>
        <draw:frame draw:style-name="gr51" draw:text-style-name="P12" draw:layer="layout" svg:width="0.815cm" svg:height="0.831cm" svg:x="22.685cm" svg:y="9.755cm">
          <draw:text-box>
            <text:p><text:span text:style-name="T10">3</text:span></text:p>
          </draw:text-box>
        </draw:frame>
        <draw:polyline draw:style-name="gr37" draw:text-style-name="P20" xml:id="id158" draw:id="id158" draw:layer="layout" svg:width="0cm" svg:height="0.787cm" svg:x="23.3cm" svg:y="4.402cm" svg:viewBox="0 0 0 788" draw:points="0,788 0,0">
          <text:p/>
        </draw:polyline>
        <draw:frame draw:style-name="gr48" draw:text-style-name="P12" draw:layer="layout" svg:width="0.752cm" svg:height="0.831cm" svg:x="15.203cm" svg:y="9.57cm">
          <draw:text-box>
            <text:p><text:span text:style-name="T10">-</text:span></text:p>
          </draw:text-box>
        </draw:frame>
        <draw:frame draw:style-name="gr57" draw:text-style-name="P12" draw:layer="layout" svg:width="0.917cm" svg:height="0.831cm" svg:x="15.105cm" svg:y="10.142cm">
          <draw:text-box>
            <text:p><text:span text:style-name="T10">+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8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ontent" presentation:presentation-page-layout-name="AL2T1">
        <office:forms form:automatic-focus="false" form:apply-design-mode="false"/>
        <draw:custom-shape draw:style-name="gr44" draw:text-style-name="P19" xml:id="id161" draw:id="id161" draw:layer="layout" svg:width="2.2cm" svg:height="0.8cm" svg:x="0.8cm" svg:y="4.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custom-shape draw:style-name="gr45" draw:text-style-name="P19" xml:id="id160" draw:id="id160" draw:layer="layout" svg:width="6.85cm" svg:height="0.8cm" svg:x="0.75cm" svg:y="3.4cm">
          <text:p/>
          <draw:enhanced-geometry svg:viewBox="0 0 21600 21600" draw:type="rectangle" draw:enhanced-path="M 0 0 L 21600 0 21600 21600 0 21600 0 0 Z N"/>
        </draw:custom-shap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line draw:style-name="gr37" draw:text-style-name="P20" draw:layer="layout" svg:x1="23.7cm" svg:y1="5.201cm" svg:x2="23.7cm" svg:y2="4.413cm">
          <text:p/>
        </draw:line>
        <draw:g>
          <draw:custom-shape draw:style-name="gr38" draw:text-style-name="P21" draw:layer="layout" svg:width="0.8cm" svg:height="5.4cm" svg:x="15.202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2cm" svg:y1="6.6cm" svg:x2="16.002cm" svg:y2="6.6cm">
            <text:p/>
          </draw:line>
          <draw:line draw:style-name="gr39" draw:text-style-name="P10" draw:layer="layout" svg:x1="15.202cm" svg:y1="9.6cm" svg:x2="16.002cm" svg:y2="9.6cm">
            <text:p/>
          </draw:line>
          <draw:line draw:style-name="gr39" draw:text-style-name="P10" draw:layer="layout" svg:x1="15.202cm" svg:y1="9cm" svg:x2="16.002cm" svg:y2="9cm">
            <text:p/>
          </draw:line>
          <draw:line draw:style-name="gr39" draw:text-style-name="P10" draw:layer="layout" svg:x1="15.202cm" svg:y1="8.4cm" svg:x2="16.002cm" svg:y2="8.4cm">
            <text:p/>
          </draw:line>
          <draw:line draw:style-name="gr39" draw:text-style-name="P10" draw:layer="layout" svg:x1="15.202cm" svg:y1="7.8cm" svg:x2="16.002cm" svg:y2="7.8cm">
            <text:p/>
          </draw:line>
          <draw:line draw:style-name="gr39" draw:text-style-name="P10" draw:layer="layout" svg:x1="15.202cm" svg:y1="7.2cm" svg:x2="16.002cm" svg:y2="7.2cm">
            <text:p/>
          </draw:line>
          <draw:line draw:style-name="gr39" draw:text-style-name="P10" draw:layer="layout" svg:x1="15.202cm" svg:y1="10.2cm" svg:x2="16.002cm" svg:y2="10.2cm">
            <text:p/>
          </draw:line>
          <draw:line draw:style-name="gr39" draw:text-style-name="P10" draw:layer="layout" svg:x1="15.202cm" svg:y1="6cm" svg:x2="16.002cm" svg:y2="6cm">
            <text:p/>
          </draw:line>
        </draw:g>
        <draw:frame draw:style-name="gr40" draw:text-style-name="P12" draw:layer="layout" svg:width="1.874cm" svg:height="0.831cm" svg:x="14.602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2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2cm" svg:y1="10.569cm" svg:x2="19.202cm" svg:y2="9.769cm">
            <text:p/>
          </draw:line>
          <draw:line draw:style-name="gr39" draw:text-style-name="P10" draw:layer="layout" svg:x1="22.202cm" svg:y1="10.569cm" svg:x2="22.202cm" svg:y2="9.769cm">
            <text:p/>
          </draw:line>
          <draw:line draw:style-name="gr39" draw:text-style-name="P10" draw:layer="layout" svg:x1="21.602cm" svg:y1="10.569cm" svg:x2="21.602cm" svg:y2="9.769cm">
            <text:p/>
          </draw:line>
          <draw:line draw:style-name="gr39" draw:text-style-name="P10" draw:layer="layout" svg:x1="21.002cm" svg:y1="10.569cm" svg:x2="21.002cm" svg:y2="9.769cm">
            <text:p/>
          </draw:line>
          <draw:line draw:style-name="gr39" draw:text-style-name="P10" draw:layer="layout" svg:x1="20.402cm" svg:y1="10.569cm" svg:x2="20.402cm" svg:y2="9.769cm">
            <text:p/>
          </draw:line>
          <draw:line draw:style-name="gr39" draw:text-style-name="P10" draw:layer="layout" svg:x1="19.802cm" svg:y1="10.569cm" svg:x2="19.802cm" svg:y2="9.769cm">
            <text:p/>
          </draw:line>
          <draw:line draw:style-name="gr39" draw:text-style-name="P10" draw:layer="layout" svg:x1="22.802cm" svg:y1="10.569cm" svg:x2="22.802cm" svg:y2="9.769cm">
            <text:p/>
          </draw:line>
          <draw:line draw:style-name="gr39" draw:text-style-name="P10" draw:layer="layout" svg:x1="18.602cm" svg:y1="10.569cm" svg:x2="18.602cm" svg:y2="9.769cm">
            <text:p/>
          </draw:line>
          <draw:line draw:style-name="gr42" draw:text-style-name="P10" draw:layer="layout" svg:x1="23.402cm" svg:y1="10.569cm" svg:x2="23.402cm" svg:y2="9.769cm">
            <text:p/>
          </draw:line>
          <draw:line draw:style-name="gr39" draw:text-style-name="P10" draw:layer="layout" svg:x1="24.002cm" svg:y1="10.569cm" svg:x2="24.002cm" svg:y2="9.769cm">
            <text:p/>
          </draw:line>
          <draw:line draw:style-name="gr39" draw:text-style-name="P10" draw:layer="layout" svg:x1="24.602cm" svg:y1="10.569cm" svg:x2="24.602cm" svg:y2="9.769cm">
            <text:p/>
          </draw:line>
          <draw:frame draw:style-name="gr43" draw:text-style-name="P12" draw:layer="layout" svg:width="3.601cm" svg:height="0.831cm" svg:x="19.102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2cm" svg:y1="9.769cm" svg:x2="25.202cm" svg:y2="10.569cm">
            <text:p/>
          </draw:line>
        </draw:g>
        <draw:frame draw:style-name="gr51" draw:text-style-name="P12" draw:layer="layout" svg:width="0.815cm" svg:height="0.831cm" svg:x="17.887cm" svg:y="9.77cm">
          <draw:text-box>
            <text:p><text:span text:style-name="T10">1</text:span></text:p>
          </draw:text-box>
        </draw:frame>
        <draw:frame draw:style-name="gr51" draw:text-style-name="P12" draw:layer="layout" svg:width="0.815cm" svg:height="0.831cm" svg:x="18.491cm" svg:y="9.773cm">
          <draw:text-box>
            <text:p><text:span text:style-name="T10">1</text:span></text:p>
          </draw:text-box>
        </draw:frame>
        <draw:frame draw:style-name="gr57" draw:text-style-name="P12" draw:layer="layout" svg:width="0.917cm" svg:height="0.831cm" svg:x="19.088cm" svg:y="9.775cm">
          <draw:text-box>
            <text:p><text:span text:style-name="T10">+</text:span></text:p>
          </draw:text-box>
        </draw:frame>
        <draw:frame draw:style-name="gr51" draw:text-style-name="P12" draw:layer="layout" svg:width="0.815cm" svg:height="0.831cm" svg:x="20.303cm" svg:y="9.779cm">
          <draw:text-box>
            <text:p><text:span text:style-name="T10">8</text:span></text:p>
          </draw:text-box>
        </draw:frame>
        <draw:frame draw:style-name="gr48" draw:text-style-name="P12" draw:layer="layout" svg:width="0.752cm" svg:height="0.831cm" svg:x="20.95cm" svg:y="9.771cm">
          <draw:text-box>
            <text:p><text:span text:style-name="T10">/</text:span></text:p>
          </draw:text-box>
        </draw:frame>
        <draw:frame draw:style-name="gr48" draw:text-style-name="P12" draw:layer="layout" svg:width="0.752cm" svg:height="0.831cm" svg:x="21.548cm" svg:y="9.753cm">
          <draw:text-box>
            <text:p><text:span text:style-name="T10">/</text:span></text:p>
          </draw:text-box>
        </draw:frame>
        <draw:frame draw:style-name="gr51" draw:text-style-name="P12" draw:layer="layout" svg:width="0.815cm" svg:height="0.831cm" svg:x="22.089cm" svg:y="9.755cm">
          <draw:text-box>
            <text:p><text:span text:style-name="T10">3</text:span></text:p>
          </draw:text-box>
        </draw:frame>
        <draw:frame draw:style-name="gr51" draw:text-style-name="P12" draw:layer="layout" svg:width="0.815cm" svg:height="0.831cm" svg:x="19.689cm" svg:y="9.777cm">
          <draw:text-box>
            <text:p><text:span text:style-name="T10">4</text:span></text:p>
          </draw:text-box>
        </draw:frame>
        <draw:frame draw:style-name="gr51" draw:text-style-name="P12" draw:layer="layout" svg:width="0.815cm" svg:height="0.831cm" svg:x="22.686cm" svg:y="9.755cm">
          <draw:text-box>
            <text:p><text:span text:style-name="T10">3</text:span></text:p>
          </draw:text-box>
        </draw:frame>
        <draw:frame draw:style-name="gr48" draw:text-style-name="P12" draw:layer="layout" svg:width="0.752cm" svg:height="0.831cm" svg:x="15.203cm" svg:y="9.57cm">
          <draw:text-box>
            <text:p><text:span text:style-name="T10">-</text:span></text:p>
          </draw:text-box>
        </draw:frame>
        <draw:frame draw:style-name="gr57" draw:text-style-name="P12" draw:layer="layout" svg:width="0.917cm" svg:height="0.831cm" svg:x="15.105cm" svg:y="10.142cm">
          <draw:text-box>
            <text:p><text:span text:style-name="T10">+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0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ontent" presentation:presentation-page-layout-name="AL2T1">
        <office:forms form:automatic-focus="false" form:apply-design-mode="false"/>
        <draw:custom-shape draw:style-name="gr52" draw:text-style-name="P19" xml:id="id163" draw:id="id163" draw:layer="layout" svg:width="8.5cm" svg:height="0.6cm" svg:x="2.2cm" svg:y="6.11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9" xml:id="id162" draw:id="id162" draw:layer="layout" svg:width="4.8cm" svg:height="0.6cm" svg:x="2.2cm" svg:y="5.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9" xml:id="id167" draw:id="id167" draw:layer="layout" svg:width="1.9cm" svg:height="0.6cm" svg:x="2.2cm" svg:y="9.61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 xml:id="id164" draw:id="id164">
          <draw:g>
            <draw:custom-shape draw:style-name="gr55" draw:text-style-name="P21" draw:layer="layout" svg:width="5.4cm" svg:height="2.492cm" svg:x="19.6cm" svg:y="6cm">
              <text:p/>
              <draw:enhanced-geometry svg:viewBox="0 0 21600 21600" draw:type="rectangle" draw:enhanced-path="M 0 0 L 21600 0 21600 21600 0 21600 0 0 Z N"/>
            </draw:custom-shape>
            <draw:line draw:style-name="gr39" draw:text-style-name="P10" draw:layer="layout" svg:x1="19.599cm" svg:y1="6.787cm" svg:x2="25cm" svg:y2="6.787cm">
              <text:p/>
            </draw:line>
            <draw:line draw:style-name="gr39" draw:text-style-name="P10" draw:layer="layout" svg:x1="22.12cm" svg:y1="6.008cm" svg:x2="22.12cm" svg:y2="8.5cm">
              <text:p/>
            </draw:line>
          </draw:g>
          <draw:frame draw:style-name="gr56" draw:text-style-name="P12" draw:layer="layout" svg:width="6.212cm" svg:height="0.831cm" svg:x="18.888cm" svg:y="6.1cm">
            <draw:text-box>
              <text:list text:style-name="L1">
                <text:list-header>
                  <text:p><text:span text:style-name="T17">Item(stack) <text:s/>Item(scan)</text:span><text:span text:style-name="T10"> </text:span></text:p>
                </text:list-header>
              </text:list>
            </draw:text-box>
          </draw:frame>
        </draw:g>
        <draw:frame draw:style-name="gr48" draw:text-style-name="P12" xml:id="id165" draw:id="id165" draw:layer="layout" svg:width="0.752cm" svg:height="0.831cm" svg:x="20.701cm" svg:y="7.169cm">
          <draw:text-box>
            <text:p><text:span text:style-name="T10">-</text:span></text:p>
          </draw:text-box>
        </draw:frame>
        <draw:frame draw:style-name="gr48" draw:text-style-name="P12" xml:id="id166" draw:id="id166" draw:layer="layout" svg:width="0.752cm" svg:height="0.831cm" svg:x="23.301cm" svg:y="7.169cm">
          <draw:text-box>
            <text:p><text:span text:style-name="T10">*</text:span></text:p>
          </draw:text-box>
        </draw:frame>
        <draw:line draw:style-name="gr37" draw:text-style-name="P20" draw:layer="layout" svg:x1="23.8cm" svg:y1="5.201cm" svg:x2="23.8cm" svg:y2="4.413cm">
          <text:p/>
        </draw:line>
        <draw:g>
          <draw:custom-shape draw:style-name="gr38" draw:text-style-name="P21" draw:layer="layout" svg:width="0.8cm" svg:height="5.4cm" svg:x="15.202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2cm" svg:y1="6.6cm" svg:x2="16.002cm" svg:y2="6.6cm">
            <text:p/>
          </draw:line>
          <draw:line draw:style-name="gr39" draw:text-style-name="P10" draw:layer="layout" svg:x1="15.202cm" svg:y1="9.6cm" svg:x2="16.002cm" svg:y2="9.6cm">
            <text:p/>
          </draw:line>
          <draw:line draw:style-name="gr39" draw:text-style-name="P10" draw:layer="layout" svg:x1="15.202cm" svg:y1="9cm" svg:x2="16.002cm" svg:y2="9cm">
            <text:p/>
          </draw:line>
          <draw:line draw:style-name="gr39" draw:text-style-name="P10" draw:layer="layout" svg:x1="15.202cm" svg:y1="8.4cm" svg:x2="16.002cm" svg:y2="8.4cm">
            <text:p/>
          </draw:line>
          <draw:line draw:style-name="gr39" draw:text-style-name="P10" draw:layer="layout" svg:x1="15.202cm" svg:y1="7.8cm" svg:x2="16.002cm" svg:y2="7.8cm">
            <text:p/>
          </draw:line>
          <draw:line draw:style-name="gr39" draw:text-style-name="P10" draw:layer="layout" svg:x1="15.202cm" svg:y1="7.2cm" svg:x2="16.002cm" svg:y2="7.2cm">
            <text:p/>
          </draw:line>
          <draw:line draw:style-name="gr39" draw:text-style-name="P10" draw:layer="layout" svg:x1="15.202cm" svg:y1="10.2cm" svg:x2="16.002cm" svg:y2="10.2cm">
            <text:p/>
          </draw:line>
          <draw:line draw:style-name="gr39" draw:text-style-name="P10" draw:layer="layout" svg:x1="15.202cm" svg:y1="6cm" svg:x2="16.002cm" svg:y2="6cm">
            <text:p/>
          </draw:line>
        </draw:g>
        <draw:frame draw:style-name="gr40" draw:text-style-name="P12" draw:layer="layout" svg:width="1.874cm" svg:height="0.831cm" svg:x="14.602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2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2cm" svg:y1="10.569cm" svg:x2="19.202cm" svg:y2="9.769cm">
            <text:p/>
          </draw:line>
          <draw:line draw:style-name="gr39" draw:text-style-name="P10" draw:layer="layout" svg:x1="22.202cm" svg:y1="10.569cm" svg:x2="22.202cm" svg:y2="9.769cm">
            <text:p/>
          </draw:line>
          <draw:line draw:style-name="gr39" draw:text-style-name="P10" draw:layer="layout" svg:x1="21.602cm" svg:y1="10.569cm" svg:x2="21.602cm" svg:y2="9.769cm">
            <text:p/>
          </draw:line>
          <draw:line draw:style-name="gr39" draw:text-style-name="P10" draw:layer="layout" svg:x1="21.002cm" svg:y1="10.569cm" svg:x2="21.002cm" svg:y2="9.769cm">
            <text:p/>
          </draw:line>
          <draw:line draw:style-name="gr39" draw:text-style-name="P10" draw:layer="layout" svg:x1="20.402cm" svg:y1="10.569cm" svg:x2="20.402cm" svg:y2="9.769cm">
            <text:p/>
          </draw:line>
          <draw:line draw:style-name="gr39" draw:text-style-name="P10" draw:layer="layout" svg:x1="19.802cm" svg:y1="10.569cm" svg:x2="19.802cm" svg:y2="9.769cm">
            <text:p/>
          </draw:line>
          <draw:line draw:style-name="gr39" draw:text-style-name="P10" draw:layer="layout" svg:x1="22.802cm" svg:y1="10.569cm" svg:x2="22.802cm" svg:y2="9.769cm">
            <text:p/>
          </draw:line>
          <draw:line draw:style-name="gr39" draw:text-style-name="P10" draw:layer="layout" svg:x1="18.602cm" svg:y1="10.569cm" svg:x2="18.602cm" svg:y2="9.769cm">
            <text:p/>
          </draw:line>
          <draw:line draw:style-name="gr42" draw:text-style-name="P10" draw:layer="layout" svg:x1="23.402cm" svg:y1="10.569cm" svg:x2="23.402cm" svg:y2="9.769cm">
            <text:p/>
          </draw:line>
          <draw:line draw:style-name="gr39" draw:text-style-name="P10" draw:layer="layout" svg:x1="24.002cm" svg:y1="10.569cm" svg:x2="24.002cm" svg:y2="9.769cm">
            <text:p/>
          </draw:line>
          <draw:line draw:style-name="gr39" draw:text-style-name="P10" draw:layer="layout" svg:x1="24.602cm" svg:y1="10.569cm" svg:x2="24.602cm" svg:y2="9.769cm">
            <text:p/>
          </draw:line>
          <draw:frame draw:style-name="gr43" draw:text-style-name="P12" draw:layer="layout" svg:width="3.601cm" svg:height="0.831cm" svg:x="19.102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2cm" svg:y1="9.769cm" svg:x2="25.202cm" svg:y2="10.569cm">
            <text:p/>
          </draw:line>
        </draw:g>
        <draw:frame draw:style-name="gr51" draw:text-style-name="P12" draw:layer="layout" svg:width="0.815cm" svg:height="0.831cm" svg:x="17.887cm" svg:y="9.77cm">
          <draw:text-box>
            <text:p><text:span text:style-name="T10">1</text:span></text:p>
          </draw:text-box>
        </draw:frame>
        <draw:frame draw:style-name="gr51" draw:text-style-name="P12" draw:layer="layout" svg:width="0.815cm" svg:height="0.831cm" svg:x="18.491cm" svg:y="9.773cm">
          <draw:text-box>
            <text:p><text:span text:style-name="T10">1</text:span></text:p>
          </draw:text-box>
        </draw:frame>
        <draw:frame draw:style-name="gr57" draw:text-style-name="P12" draw:layer="layout" svg:width="0.917cm" svg:height="0.831cm" svg:x="19.088cm" svg:y="9.775cm">
          <draw:text-box>
            <text:p><text:span text:style-name="T10">+</text:span></text:p>
          </draw:text-box>
        </draw:frame>
        <draw:frame draw:style-name="gr51" draw:text-style-name="P12" draw:layer="layout" svg:width="0.815cm" svg:height="0.831cm" svg:x="20.303cm" svg:y="9.779cm">
          <draw:text-box>
            <text:p><text:span text:style-name="T10">8</text:span></text:p>
          </draw:text-box>
        </draw:frame>
        <draw:frame draw:style-name="gr48" draw:text-style-name="P12" draw:layer="layout" svg:width="0.752cm" svg:height="0.831cm" svg:x="20.95cm" svg:y="9.771cm">
          <draw:text-box>
            <text:p><text:span text:style-name="T10">/</text:span></text:p>
          </draw:text-box>
        </draw:frame>
        <draw:frame draw:style-name="gr48" draw:text-style-name="P12" draw:layer="layout" svg:width="0.752cm" svg:height="0.831cm" svg:x="21.548cm" svg:y="9.753cm">
          <draw:text-box>
            <text:p><text:span text:style-name="T10">/</text:span></text:p>
          </draw:text-box>
        </draw:frame>
        <draw:frame draw:style-name="gr51" draw:text-style-name="P12" draw:layer="layout" svg:width="0.815cm" svg:height="0.831cm" svg:x="22.089cm" svg:y="9.755cm">
          <draw:text-box>
            <text:p><text:span text:style-name="T10">3</text:span></text:p>
          </draw:text-box>
        </draw:frame>
        <draw:frame draw:style-name="gr51" draw:text-style-name="P12" draw:layer="layout" svg:width="0.815cm" svg:height="0.831cm" svg:x="19.689cm" svg:y="9.777cm">
          <draw:text-box>
            <text:p><text:span text:style-name="T10">4</text:span></text:p>
          </draw:text-box>
        </draw:frame>
        <draw:frame draw:style-name="gr51" draw:text-style-name="P12" draw:layer="layout" svg:width="0.815cm" svg:height="0.831cm" svg:x="22.686cm" svg:y="9.755cm">
          <draw:text-box>
            <text:p><text:span text:style-name="T10">3</text:span></text:p>
          </draw:text-box>
        </draw:frame>
        <draw:frame draw:style-name="gr48" draw:text-style-name="P12" draw:layer="layout" svg:width="0.752cm" svg:height="0.831cm" svg:x="15.203cm" svg:y="9.57cm">
          <draw:text-box>
            <text:p><text:span text:style-name="T10">-</text:span></text:p>
          </draw:text-box>
        </draw:frame>
        <draw:frame draw:style-name="gr57" draw:text-style-name="P12" draw:layer="layout" svg:width="0.917cm" svg:height="0.831cm" svg:x="15.105cm" svg:y="10.142cm">
          <draw:text-box>
            <text:p><text:span text:style-name="T10">+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3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ontent" presentation:presentation-page-layout-name="AL2T1">
        <office:forms form:automatic-focus="false" form:apply-design-mode="false"/>
        <draw:custom-shape draw:style-name="gr53" draw:text-style-name="P19" draw:layer="layout" svg:width="4.8cm" svg:height="0.6cm" svg:x="3cm" svg:y="10.14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polyline draw:style-name="gr37" draw:text-style-name="P20" xml:id="id170" draw:id="id170" draw:layer="layout" svg:width="0cm" svg:height="0.787cm" svg:x="24.2cm" svg:y="4.4cm" svg:viewBox="0 0 0 788" draw:points="0,788 0,0">
          <text:p/>
        </draw:polyline>
        <draw:g>
          <draw:g>
            <draw:custom-shape draw:style-name="gr55" draw:text-style-name="P21" draw:layer="layout" svg:width="5.4cm" svg:height="2.492cm" svg:x="19.6cm" svg:y="6cm">
              <text:p/>
              <draw:enhanced-geometry svg:viewBox="0 0 21600 21600" draw:type="rectangle" draw:enhanced-path="M 0 0 L 21600 0 21600 21600 0 21600 0 0 Z N"/>
            </draw:custom-shape>
            <draw:line draw:style-name="gr39" draw:text-style-name="P10" draw:layer="layout" svg:x1="19.599cm" svg:y1="6.787cm" svg:x2="25cm" svg:y2="6.787cm">
              <text:p/>
            </draw:line>
            <draw:line draw:style-name="gr39" draw:text-style-name="P10" draw:layer="layout" svg:x1="22.12cm" svg:y1="6.008cm" svg:x2="22.12cm" svg:y2="8.5cm">
              <text:p/>
            </draw:line>
          </draw:g>
          <draw:frame draw:style-name="gr56" draw:text-style-name="P12" draw:layer="layout" svg:width="6.212cm" svg:height="0.831cm" svg:x="18.888cm" svg:y="6.1cm">
            <draw:text-box>
              <text:list text:style-name="L1">
                <text:list-header>
                  <text:p><text:span text:style-name="T17">Item(stack) <text:s/>Item(scan)</text:span><text:span text:style-name="T10"> </text:span></text:p>
                </text:list-header>
              </text:list>
            </draw:text-box>
          </draw:frame>
        </draw:g>
        <draw:frame draw:style-name="gr48" draw:text-style-name="P12" draw:layer="layout" svg:width="0.752cm" svg:height="0.831cm" svg:x="20.702cm" svg:y="7.17cm">
          <draw:text-box>
            <text:p><text:span text:style-name="T10">-</text:span></text:p>
          </draw:text-box>
        </draw:frame>
        <draw:frame draw:style-name="gr48" draw:text-style-name="P12" draw:layer="layout" svg:width="0.752cm" svg:height="0.831cm" svg:x="23.302cm" svg:y="7.17cm">
          <draw:text-box>
            <text:p><text:span text:style-name="T10">*</text:span></text:p>
          </draw:text-box>
        </draw:frame>
        <draw:polyline draw:style-name="gr37" draw:text-style-name="P20" xml:id="id169" draw:id="id169" draw:layer="layout" svg:width="0cm" svg:height="0.787cm" svg:x="23.8cm" svg:y="4.413cm" svg:viewBox="0 0 0 788" draw:points="0,788 0,0">
          <text:p/>
        </draw:polyline>
        <draw:g>
          <draw:custom-shape draw:style-name="gr38" draw:text-style-name="P21" draw:layer="layout" svg:width="0.8cm" svg:height="5.4cm" svg:x="15.202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2cm" svg:y1="6.6cm" svg:x2="16.002cm" svg:y2="6.6cm">
            <text:p/>
          </draw:line>
          <draw:line draw:style-name="gr39" draw:text-style-name="P10" draw:layer="layout" svg:x1="15.202cm" svg:y1="9.6cm" svg:x2="16.002cm" svg:y2="9.6cm">
            <text:p/>
          </draw:line>
          <draw:line draw:style-name="gr39" draw:text-style-name="P10" draw:layer="layout" svg:x1="15.202cm" svg:y1="9cm" svg:x2="16.002cm" svg:y2="9cm">
            <text:p/>
          </draw:line>
          <draw:line draw:style-name="gr39" draw:text-style-name="P10" draw:layer="layout" svg:x1="15.202cm" svg:y1="8.4cm" svg:x2="16.002cm" svg:y2="8.4cm">
            <text:p/>
          </draw:line>
          <draw:line draw:style-name="gr39" draw:text-style-name="P10" draw:layer="layout" svg:x1="15.202cm" svg:y1="7.8cm" svg:x2="16.002cm" svg:y2="7.8cm">
            <text:p/>
          </draw:line>
          <draw:line draw:style-name="gr39" draw:text-style-name="P10" draw:layer="layout" svg:x1="15.202cm" svg:y1="7.2cm" svg:x2="16.002cm" svg:y2="7.2cm">
            <text:p/>
          </draw:line>
          <draw:line draw:style-name="gr39" draw:text-style-name="P10" draw:layer="layout" svg:x1="15.202cm" svg:y1="10.2cm" svg:x2="16.002cm" svg:y2="10.2cm">
            <text:p/>
          </draw:line>
          <draw:line draw:style-name="gr39" draw:text-style-name="P10" draw:layer="layout" svg:x1="15.202cm" svg:y1="6cm" svg:x2="16.002cm" svg:y2="6cm">
            <text:p/>
          </draw:line>
        </draw:g>
        <draw:frame draw:style-name="gr48" draw:text-style-name="P12" draw:layer="layout" svg:width="0.752cm" svg:height="0.831cm" svg:x="15.25cm" svg:y="8.969cm">
          <draw:text-box>
            <text:p xml:id="id168" text:id="id168"><text:span text:style-name="T10">*</text:span></text:p>
          </draw:text-box>
        </draw:frame>
        <draw:frame draw:style-name="gr40" draw:text-style-name="P12" draw:layer="layout" svg:width="1.874cm" svg:height="0.831cm" svg:x="14.602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2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2cm" svg:y1="10.569cm" svg:x2="19.202cm" svg:y2="9.769cm">
            <text:p/>
          </draw:line>
          <draw:line draw:style-name="gr39" draw:text-style-name="P10" draw:layer="layout" svg:x1="22.202cm" svg:y1="10.569cm" svg:x2="22.202cm" svg:y2="9.769cm">
            <text:p/>
          </draw:line>
          <draw:line draw:style-name="gr39" draw:text-style-name="P10" draw:layer="layout" svg:x1="21.602cm" svg:y1="10.569cm" svg:x2="21.602cm" svg:y2="9.769cm">
            <text:p/>
          </draw:line>
          <draw:line draw:style-name="gr39" draw:text-style-name="P10" draw:layer="layout" svg:x1="21.002cm" svg:y1="10.569cm" svg:x2="21.002cm" svg:y2="9.769cm">
            <text:p/>
          </draw:line>
          <draw:line draw:style-name="gr39" draw:text-style-name="P10" draw:layer="layout" svg:x1="20.402cm" svg:y1="10.569cm" svg:x2="20.402cm" svg:y2="9.769cm">
            <text:p/>
          </draw:line>
          <draw:line draw:style-name="gr39" draw:text-style-name="P10" draw:layer="layout" svg:x1="19.802cm" svg:y1="10.569cm" svg:x2="19.802cm" svg:y2="9.769cm">
            <text:p/>
          </draw:line>
          <draw:line draw:style-name="gr39" draw:text-style-name="P10" draw:layer="layout" svg:x1="22.802cm" svg:y1="10.569cm" svg:x2="22.802cm" svg:y2="9.769cm">
            <text:p/>
          </draw:line>
          <draw:line draw:style-name="gr39" draw:text-style-name="P10" draw:layer="layout" svg:x1="18.602cm" svg:y1="10.569cm" svg:x2="18.602cm" svg:y2="9.769cm">
            <text:p/>
          </draw:line>
          <draw:line draw:style-name="gr42" draw:text-style-name="P10" draw:layer="layout" svg:x1="23.402cm" svg:y1="10.569cm" svg:x2="23.402cm" svg:y2="9.769cm">
            <text:p/>
          </draw:line>
          <draw:line draw:style-name="gr39" draw:text-style-name="P10" draw:layer="layout" svg:x1="24.002cm" svg:y1="10.569cm" svg:x2="24.002cm" svg:y2="9.769cm">
            <text:p/>
          </draw:line>
          <draw:line draw:style-name="gr39" draw:text-style-name="P10" draw:layer="layout" svg:x1="24.602cm" svg:y1="10.569cm" svg:x2="24.602cm" svg:y2="9.769cm">
            <text:p/>
          </draw:line>
          <draw:frame draw:style-name="gr43" draw:text-style-name="P12" draw:layer="layout" svg:width="3.601cm" svg:height="0.831cm" svg:x="19.102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2cm" svg:y1="9.769cm" svg:x2="25.202cm" svg:y2="10.569cm">
            <text:p/>
          </draw:line>
        </draw:g>
        <draw:frame draw:style-name="gr51" draw:text-style-name="P12" draw:layer="layout" svg:width="0.815cm" svg:height="0.831cm" svg:x="17.887cm" svg:y="9.77cm">
          <draw:text-box>
            <text:p><text:span text:style-name="T10">1</text:span></text:p>
          </draw:text-box>
        </draw:frame>
        <draw:frame draw:style-name="gr51" draw:text-style-name="P12" draw:layer="layout" svg:width="0.815cm" svg:height="0.831cm" svg:x="18.491cm" svg:y="9.773cm">
          <draw:text-box>
            <text:p><text:span text:style-name="T10">1</text:span></text:p>
          </draw:text-box>
        </draw:frame>
        <draw:frame draw:style-name="gr57" draw:text-style-name="P12" draw:layer="layout" svg:width="0.917cm" svg:height="0.831cm" svg:x="19.088cm" svg:y="9.775cm">
          <draw:text-box>
            <text:p><text:span text:style-name="T10">+</text:span></text:p>
          </draw:text-box>
        </draw:frame>
        <draw:frame draw:style-name="gr51" draw:text-style-name="P12" draw:layer="layout" svg:width="0.815cm" svg:height="0.831cm" svg:x="20.303cm" svg:y="9.779cm">
          <draw:text-box>
            <text:p><text:span text:style-name="T10">8</text:span></text:p>
          </draw:text-box>
        </draw:frame>
        <draw:frame draw:style-name="gr48" draw:text-style-name="P12" draw:layer="layout" svg:width="0.752cm" svg:height="0.831cm" svg:x="20.95cm" svg:y="9.771cm">
          <draw:text-box>
            <text:p><text:span text:style-name="T10">/</text:span></text:p>
          </draw:text-box>
        </draw:frame>
        <draw:frame draw:style-name="gr48" draw:text-style-name="P12" draw:layer="layout" svg:width="0.752cm" svg:height="0.831cm" svg:x="21.548cm" svg:y="9.753cm">
          <draw:text-box>
            <text:p><text:span text:style-name="T10">/</text:span></text:p>
          </draw:text-box>
        </draw:frame>
        <draw:frame draw:style-name="gr51" draw:text-style-name="P12" draw:layer="layout" svg:width="0.815cm" svg:height="0.831cm" svg:x="22.089cm" svg:y="9.755cm">
          <draw:text-box>
            <text:p><text:span text:style-name="T10">3</text:span></text:p>
          </draw:text-box>
        </draw:frame>
        <draw:frame draw:style-name="gr51" draw:text-style-name="P12" draw:layer="layout" svg:width="0.815cm" svg:height="0.831cm" svg:x="19.689cm" svg:y="9.777cm">
          <draw:text-box>
            <text:p><text:span text:style-name="T10">4</text:span></text:p>
          </draw:text-box>
        </draw:frame>
        <draw:frame draw:style-name="gr51" draw:text-style-name="P12" draw:layer="layout" svg:width="0.815cm" svg:height="0.831cm" svg:x="22.686cm" svg:y="9.755cm">
          <draw:text-box>
            <text:p><text:span text:style-name="T10">3</text:span></text:p>
          </draw:text-box>
        </draw:frame>
        <draw:frame draw:style-name="gr48" draw:text-style-name="P12" draw:layer="layout" svg:width="0.752cm" svg:height="0.831cm" svg:x="15.203cm" svg:y="9.57cm">
          <draw:text-box>
            <text:p><text:span text:style-name="T10">-</text:span></text:p>
          </draw:text-box>
        </draw:frame>
        <draw:frame draw:style-name="gr57" draw:text-style-name="P12" draw:layer="layout" svg:width="0.917cm" svg:height="0.831cm" svg:x="15.105cm" svg:y="10.142cm">
          <draw:text-box>
            <text:p><text:span text:style-name="T10">+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-right" presentation:preset-property="Direction;Accelerate;Decelerate">
                  <anim:set smil:begin="0s" smil:dur="0.001s" smil:fill="hold" smil:targetElement="id168" anim:sub-item="text" smil:attributeName="visibility" smil:to="visible"/>
                  <anim:animate smil:dur="0.5s" smil:fill="hold" smil:targetElement="id168" anim:sub-item="text" smil:attributeName="x" smil:values="1+width/2;x" smil:keyTimes="0;1"/>
                  <anim:animate smil:dur="0.5s" smil:fill="hold" smil:targetElement="id168" anim:sub-item="text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9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ontent" presentation:presentation-page-layout-name="AL2T1">
        <office:forms form:automatic-focus="false" form:apply-design-mode="false"/>
        <draw:custom-shape draw:style-name="gr49" draw:text-style-name="P19" draw:layer="layout" svg:width="7.45cm" svg:height="0.6cm" svg:x="1.95cm" svg:y="4cm">
          <text:p/>
          <draw:enhanced-geometry svg:viewBox="0 0 21600 21600" draw:mirror-horizontal="true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polyline draw:style-name="gr37" draw:text-style-name="P20" xml:id="id172" draw:id="id172" draw:layer="layout" svg:width="0cm" svg:height="0.787cm" svg:x="25.3cm" svg:y="4.4cm" svg:viewBox="0 0 0 788" draw:points="0,788 0,0">
          <text:p/>
        </draw:polyline>
        <draw:frame draw:style-name="gr51" draw:text-style-name="P12" draw:layer="layout" svg:width="0.815cm" svg:height="0.831cm" svg:x="17.886cm" svg:y="9.77cm">
          <draw:text-box>
            <text:p><text:span text:style-name="T10">1</text:span></text:p>
          </draw:text-box>
        </draw:frame>
        <draw:frame draw:style-name="gr51" draw:text-style-name="P12" draw:layer="layout" svg:width="0.815cm" svg:height="0.831cm" svg:x="18.49cm" svg:y="9.773cm">
          <draw:text-box>
            <text:p><text:span text:style-name="T10">1</text:span></text:p>
          </draw:text-box>
        </draw:frame>
        <draw:frame draw:style-name="gr57" draw:text-style-name="P12" draw:layer="layout" svg:width="0.917cm" svg:height="0.831cm" svg:x="19.087cm" svg:y="9.775cm">
          <draw:text-box>
            <text:p><text:span text:style-name="T10">+</text:span></text:p>
          </draw:text-box>
        </draw:frame>
        <draw:frame draw:style-name="gr51" draw:text-style-name="P12" draw:layer="layout" svg:width="0.815cm" svg:height="0.831cm" svg:x="20.302cm" svg:y="9.779cm">
          <draw:text-box>
            <text:p><text:span text:style-name="T10">8</text:span></text:p>
          </draw:text-box>
        </draw:frame>
        <draw:frame draw:style-name="gr48" draw:text-style-name="P12" draw:layer="layout" svg:width="0.752cm" svg:height="0.831cm" svg:x="20.949cm" svg:y="9.771cm">
          <draw:text-box>
            <text:p><text:span text:style-name="T10">/</text:span></text:p>
          </draw:text-box>
        </draw:frame>
        <draw:frame draw:style-name="gr48" draw:text-style-name="P12" draw:layer="layout" svg:width="0.752cm" svg:height="0.831cm" svg:x="21.547cm" svg:y="9.753cm">
          <draw:text-box>
            <text:p><text:span text:style-name="T10">/</text:span></text:p>
          </draw:text-box>
        </draw:frame>
        <draw:frame draw:style-name="gr51" draw:text-style-name="P12" draw:layer="layout" svg:width="0.815cm" svg:height="0.831cm" svg:x="22.088cm" svg:y="9.755cm">
          <draw:text-box>
            <text:p><text:span text:style-name="T10">3</text:span></text:p>
          </draw:text-box>
        </draw:frame>
        <draw:frame draw:style-name="gr51" draw:text-style-name="P12" draw:layer="layout" svg:width="0.815cm" svg:height="0.831cm" svg:x="19.688cm" svg:y="9.777cm">
          <draw:text-box>
            <text:p><text:span text:style-name="T10">4</text:span></text:p>
          </draw:text-box>
        </draw:frame>
        <draw:frame draw:style-name="gr51" draw:text-style-name="P12" draw:layer="layout" svg:width="0.815cm" svg:height="0.831cm" svg:x="22.685cm" svg:y="9.755cm">
          <draw:text-box>
            <text:p><text:span text:style-name="T10">3</text:span></text:p>
          </draw:text-box>
        </draw:frame>
        <draw:polyline draw:style-name="gr37" draw:text-style-name="P20" xml:id="id171" draw:id="id171" draw:layer="layout" svg:width="0cm" svg:height="0.787cm" svg:x="24.8cm" svg:y="4.402cm" svg:viewBox="0 0 0 788" draw:points="0,788 0,0">
          <text:p/>
        </draw:polyline>
        <draw:frame draw:style-name="gr51" draw:text-style-name="P12" draw:layer="layout" svg:width="0.815cm" svg:height="0.831cm" svg:x="23.303cm" svg:y="9.771cm">
          <draw:text-box>
            <text:p><text:span text:style-name="T10">2</text:span></text:p>
          </draw:text-box>
        </draw:frame>
        <draw:frame draw:style-name="gr48" draw:text-style-name="P12" draw:layer="layout" svg:width="0.752cm" svg:height="0.831cm" svg:x="15.251cm" svg:y="8.969cm">
          <draw:text-box>
            <text:p><text:span text:style-name="T10">*</text:span></text:p>
          </draw:text-box>
        </draw:frame>
        <draw:frame draw:style-name="gr48" draw:text-style-name="P12" draw:layer="layout" svg:width="0.752cm" svg:height="0.831cm" svg:x="15.204cm" svg:y="9.57cm">
          <draw:text-box>
            <text:p><text:span text:style-name="T10">-</text:span></text:p>
          </draw:text-box>
        </draw:frame>
        <draw:frame draw:style-name="gr57" draw:text-style-name="P12" draw:layer="layout" svg:width="0.917cm" svg:height="0.831cm" svg:x="15.106cm" svg:y="10.142cm">
          <draw:text-box>
            <text:p><text:span text:style-name="T10">+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1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ontent" presentation:presentation-page-layout-name="AL2T1">
        <office:forms form:automatic-focus="false" form:apply-design-mode="false"/>
        <draw:custom-shape draw:style-name="gr49" draw:text-style-name="P19" xml:id="id174" draw:id="id174" draw:layer="layout" svg:width="7.45cm" svg:height="0.6cm" svg:x="2.85cm" svg:y="1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3" draw:text-style-name="P19" xml:id="id173" draw:id="id173" draw:layer="layout" svg:width="2.5cm" svg:height="0.6cm" svg:x="0.8cm" svg:y="13.4cm">
          <text:p/>
          <draw:enhanced-geometry svg:viewBox="0 0 21600 21600" draw:mirror-horizontal="true" draw:type="rectangle" draw:enhanced-path="M 0 0 L 21600 0 21600 21600 0 21600 0 0 Z N"/>
        </draw:custom-shape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33" draw:text-style-name="P7" draw:layer="layout" svg:width="9.912cm" svg:height="1cm" svg:x="16.4cm" svg:y="2cm">
          <draw:text-box>
            <text:list text:style-name="L1">
              <text:list-header>
                <text:p><text:span text:style-name="T8">2 * 3 - 3 + 8 / 4 / ( 1 + 1 ) </text:span></text:p>
              </text:list-header>
            </text:list>
          </draw:text-box>
        </draw:frame>
        <draw:frame draw:style-name="gr17" draw:text-style-name="P14" draw:layer="layout" svg:width="9cm" svg:height="0.747cm" svg:x="1.7cm" svg:y="6.112cm">
          <draw:text-box>
            <text:list text:style-name="L1">
              <text:list-header>
                <text:p><text:span text:style-name="T11">If ( Item(stack) <text:s/>&gt;(prec) <text:s/>Item(scan) ) </text:span></text:p>
              </text:list-header>
            </text:list>
          </draw:text-box>
        </draw:frame>
        <draw:frame draw:style-name="gr18" draw:text-style-name="P15" draw:layer="layout" svg:width="2.8cm" svg:height="1cm" svg:x="0.8cm" svg:y="4.5cm">
          <draw:text-box>
            <text:list text:style-name="L1">
              <text:list-item>
                <text:p><text:span text:style-name="T12">else</text:span></text:p>
              </text:list-item>
            </text:list>
          </draw:text-box>
        </draw:frame>
        <draw:frame draw:style-name="gr19" draw:text-style-name="P16" draw:layer="layout" svg:width="11.8cm" svg:height="0.831cm" svg:x="1.4cm" svg:y="4cm">
          <draw:text-box>
            <text:list text:style-name="L1">
              <text:list-header>
                <text:p><text:span text:style-name="T11">Add Item(scan) into Prefix array</text:span><text:span text:style-name="T13"> </text:span></text:p>
              </text:list-header>
            </text:list>
          </draw:text-box>
        </draw:frame>
        <draw:frame draw:style-name="gr13" draw:text-style-name="P14" draw:layer="layout" svg:width="6cm" svg:height="1cm" svg:x="1.6cm" svg:y="5cm">
          <draw:text-box>
            <text:list text:style-name="L1">
              <text:list-header>
                <text:p><text:span text:style-name="T11">If (stack = Empty)</text:span></text:p>
              </text:list-header>
            </text:list>
          </draw:text-box>
        </draw:frame>
        <draw:frame draw:style-name="gr20" draw:text-style-name="P15" draw:layer="layout" svg:width="5.6cm" svg:height="1cm" svg:x="2.4cm" svg:y="5.6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1" draw:text-style-name="P17" draw:layer="layout" svg:width="6.017cm" svg:height="1cm" svg:x="2.4cm" svg:y="6.7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2" draw:text-style-name="P15" draw:layer="layout" svg:width="15.5cm" svg:height="1cm" svg:x="0.75cm" svg:y="2.8cm">
          <draw:text-box>
            <text:list text:style-name="L1">
              <text:list-item>
                <text:p><text:span text:style-name="T12">Reverse string and Scan the Expression from left to right <text:s/></text:span></text:p>
              </text:list-item>
            </text:list>
          </draw:text-box>
        </draw:frame>
        <draw:frame draw:style-name="gr23" draw:text-style-name="P15" draw:layer="layout" svg:width="7.507cm" svg:height="1cm" svg:x="0.801cm" svg:y="3.4cm">
          <draw:text-box>
            <text:list text:style-name="L1">
              <text:list-item>
                <text:p><text:span text:style-name="T12">If (Item</text:span><text:span text:style-name="T14">(scan)</text:span><text:span text:style-name="T12"> = Operand)</text:span></text:p>
              </text:list-item>
            </text:list>
          </draw:text-box>
        </draw:frame>
        <draw:frame draw:style-name="gr14" draw:text-style-name="P14" draw:layer="layout" svg:width="10.9cm" svg:height="0.988cm" svg:x="2cm" svg:y="7.288cm">
          <draw:text-box>
            <text:list text:style-name="L1">
              <text:list-header>
                <text:p><text:span text:style-name="T11">while(Item((top)) &gt;(prec) Item(top -1) ) </text:span></text:p>
              </text:list-header>
            </text:list>
          </draw:text-box>
        </draw:frame>
        <draw:frame draw:style-name="gr24" draw:text-style-name="P17" draw:layer="layout" svg:width="5.09cm" svg:height="1cm" svg:x="2.383cm" svg:y="7.9cm">
          <draw:text-box>
            <text:list text:style-name="L1">
              <text:list-header>
                <text:p><text:span text:style-name="T14">Prefix array = pop </text:span></text:p>
              </text:list-header>
            </text:list>
          </draw:text-box>
        </draw:frame>
        <draw:frame draw:style-name="gr25" draw:text-style-name="P17" draw:layer="layout" svg:width="3.968cm" svg:height="0.747cm" svg:x="2.383cm" svg:y="8.4cm">
          <draw:text-box>
            <text:list text:style-name="L1">
              <text:list-header>
                <text:p><text:span text:style-name="T14">Discard ‘(‘ ‘)’ </text:span></text:p>
              </text:list-header>
            </text:list>
          </draw:text-box>
        </draw:frame>
        <draw:frame draw:style-name="gr26" draw:text-style-name="P15" draw:layer="layout" svg:width="4.6cm" svg:height="0.747cm" svg:x="2.4cm" svg:y="10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14" draw:text-style-name="P14" draw:layer="layout" svg:width="2.4cm" svg:height="0.988cm" svg:x="1.7cm" svg:y="9.512cm">
          <draw:text-box>
            <text:list text:style-name="L1">
              <text:list-header>
                <text:p><text:span text:style-name="T11">else </text:span></text:p>
              </text:list-header>
            </text:list>
          </draw:text-box>
        </draw:frame>
        <draw:frame draw:style-name="gr26" draw:text-style-name="P15" draw:layer="layout" svg:width="4.6cm" svg:height="0.747cm" svg:x="2cm" svg:y="9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46" draw:text-style-name="P15" draw:layer="layout" svg:width="7cm" svg:height="0.747cm" svg:x="1.6cm" svg:y="10.6cm">
          <draw:text-box>
            <text:list text:style-name="L1">
              <text:list-header>
                <text:p><text:span text:style-name="T12">If (Item</text:span><text:span text:style-name="T14">(scan)</text:span><text:span text:style-name="T12"> = ‘)‘ )</text:span></text:p>
              </text:list-header>
            </text:list>
          </draw:text-box>
        </draw:frame>
        <draw:frame draw:style-name="gr28" draw:text-style-name="P15" draw:layer="layout" svg:width="5.6cm" svg:height="0.747cm" svg:x="2.4cm" svg:y="11.2cm">
          <draw:text-box>
            <text:list text:style-name="L1">
              <text:list-header>
                <text:p><text:span text:style-name="T12">Push Item(scan)</text:span></text:p>
              </text:list-header>
            </text:list>
          </draw:text-box>
        </draw:frame>
        <draw:frame draw:style-name="gr29" draw:text-style-name="P15" draw:layer="layout" svg:width="6.03cm" svg:height="1cm" svg:x="1.57cm" svg:y="11.8cm">
          <draw:text-box>
            <text:list text:style-name="L1">
              <text:list-header>
                <text:p><text:span text:style-name="T12">If (Item</text:span><text:span text:style-name="T14">(scan)</text:span><text:span text:style-name="T12"> = ‘(‘ )</text:span></text:p>
              </text:list-header>
            </text:list>
          </draw:text-box>
        </draw:frame>
        <draw:frame draw:style-name="gr30" draw:text-style-name="P15" draw:layer="layout" svg:width="9.183cm" svg:height="1cm" svg:x="2.4cm" svg:y="12.4cm">
          <draw:text-box>
            <text:list text:style-name="L1">
              <text:list-header>
                <text:p><text:span text:style-name="T12">Prefix array = Pop all items till ‘)‘ <text:s text:c="7"/></text:span></text:p>
              </text:list-header>
            </text:list>
          </draw:text-box>
        </draw:frame>
        <draw:frame draw:style-name="gr28" draw:text-style-name="P15" draw:layer="layout" svg:width="5.6cm" svg:height="0.747cm" svg:x="2.431cm" svg:y="13cm">
          <draw:text-box>
            <text:list text:style-name="L1">
              <text:list-header>
                <text:p><text:span text:style-name="T12">Discard ‘(‘ ‘)’ </text:span></text:p>
              </text:list-header>
            </text:list>
          </draw:text-box>
        </draw:frame>
        <draw:frame draw:style-name="gr31" draw:text-style-name="P18" draw:layer="layout" svg:width="8.824cm" svg:height="1cm" svg:x="2.276cm" svg:y="13.9cm">
          <draw:text-box>
            <text:list text:style-name="L1">
              <text:list-header>
                <text:p><text:span text:style-name="T15">Empty</text:span><text:span text:style-name="T16"> </text:span><text:span text:style-name="T15">Stack and discard '(' <text:s/>')' </text:span></text:p>
              </text:list-header>
            </text:list>
          </draw:text-box>
        </draw:frame>
        <draw:frame draw:style-name="gr32" draw:text-style-name="P15" draw:layer="layout" svg:width="2.5cm" svg:height="0.747cm" svg:x="0.9cm" svg:y="13.4cm">
          <draw:text-box>
            <text:list text:style-name="L1">
              <text:list-item>
                <text:p><text:span text:style-name="T12">If EOE</text:span></text:p>
              </text:list-item>
            </text:list>
          </draw:text-box>
        </draw:frame>
        <draw:frame draw:style-name="gr36" draw:text-style-name="P7" draw:layer="layout" svg:width="10.204cm" svg:height="1cm" svg:x="16.488cm" svg:y="3.4cm">
          <draw:text-box>
            <text:list text:style-name="L1">
              <text:list-header>
                <text:p><text:span text:style-name="T8">) 1 + 1 ( / 4 / 8 + 3 – 3 * 2 $ </text:span></text:p>
              </text:list-header>
            </text:list>
          </draw:text-box>
        </draw:frame>
        <draw:g>
          <draw:custom-shape draw:style-name="gr38" draw:text-style-name="P21" draw:layer="layout" svg:width="0.8cm" svg:height="5.4cm" svg:x="15.201cm" svg:y="5.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15.201cm" svg:y1="6.6cm" svg:x2="16.001cm" svg:y2="6.6cm">
            <text:p/>
          </draw:line>
          <draw:line draw:style-name="gr39" draw:text-style-name="P10" draw:layer="layout" svg:x1="15.201cm" svg:y1="9.6cm" svg:x2="16.001cm" svg:y2="9.6cm">
            <text:p/>
          </draw:line>
          <draw:line draw:style-name="gr39" draw:text-style-name="P10" draw:layer="layout" svg:x1="15.201cm" svg:y1="9cm" svg:x2="16.001cm" svg:y2="9cm">
            <text:p/>
          </draw:line>
          <draw:line draw:style-name="gr39" draw:text-style-name="P10" draw:layer="layout" svg:x1="15.201cm" svg:y1="8.4cm" svg:x2="16.001cm" svg:y2="8.4cm">
            <text:p/>
          </draw:line>
          <draw:line draw:style-name="gr39" draw:text-style-name="P10" draw:layer="layout" svg:x1="15.201cm" svg:y1="7.8cm" svg:x2="16.001cm" svg:y2="7.8cm">
            <text:p/>
          </draw:line>
          <draw:line draw:style-name="gr39" draw:text-style-name="P10" draw:layer="layout" svg:x1="15.201cm" svg:y1="7.2cm" svg:x2="16.001cm" svg:y2="7.2cm">
            <text:p/>
          </draw:line>
          <draw:line draw:style-name="gr39" draw:text-style-name="P10" draw:layer="layout" svg:x1="15.201cm" svg:y1="10.2cm" svg:x2="16.001cm" svg:y2="10.2cm">
            <text:p/>
          </draw:line>
          <draw:line draw:style-name="gr39" draw:text-style-name="P10" draw:layer="layout" svg:x1="15.201cm" svg:y1="6cm" svg:x2="16.001cm" svg:y2="6cm">
            <text:p/>
          </draw:line>
        </draw:g>
        <draw:frame draw:style-name="gr40" draw:text-style-name="P12" draw:layer="layout" svg:width="1.874cm" svg:height="0.831cm" svg:x="14.601cm" svg:y="10.969cm">
          <draw:text-box>
            <text:p><text:span text:style-name="T10">Stack</text:span></text:p>
          </draw:text-box>
        </draw:frame>
        <draw:g>
          <draw:custom-shape draw:style-name="gr41" draw:text-style-name="P21" draw:layer="layout" svg:width="0.8cm" svg:height="7.8cm" draw:transform="rotate (1.5707963267949) translate (18.001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0" draw:layer="layout" svg:x1="19.201cm" svg:y1="10.569cm" svg:x2="19.201cm" svg:y2="9.769cm">
            <text:p/>
          </draw:line>
          <draw:line draw:style-name="gr39" draw:text-style-name="P10" draw:layer="layout" svg:x1="22.201cm" svg:y1="10.569cm" svg:x2="22.201cm" svg:y2="9.769cm">
            <text:p/>
          </draw:line>
          <draw:line draw:style-name="gr39" draw:text-style-name="P10" draw:layer="layout" svg:x1="21.601cm" svg:y1="10.569cm" svg:x2="21.601cm" svg:y2="9.769cm">
            <text:p/>
          </draw:line>
          <draw:line draw:style-name="gr39" draw:text-style-name="P10" draw:layer="layout" svg:x1="21.001cm" svg:y1="10.569cm" svg:x2="21.001cm" svg:y2="9.769cm">
            <text:p/>
          </draw:line>
          <draw:line draw:style-name="gr39" draw:text-style-name="P10" draw:layer="layout" svg:x1="20.401cm" svg:y1="10.569cm" svg:x2="20.401cm" svg:y2="9.769cm">
            <text:p/>
          </draw:line>
          <draw:line draw:style-name="gr39" draw:text-style-name="P10" draw:layer="layout" svg:x1="19.801cm" svg:y1="10.569cm" svg:x2="19.801cm" svg:y2="9.769cm">
            <text:p/>
          </draw:line>
          <draw:line draw:style-name="gr39" draw:text-style-name="P10" draw:layer="layout" svg:x1="22.801cm" svg:y1="10.569cm" svg:x2="22.801cm" svg:y2="9.769cm">
            <text:p/>
          </draw:line>
          <draw:line draw:style-name="gr39" draw:text-style-name="P10" draw:layer="layout" svg:x1="18.601cm" svg:y1="10.569cm" svg:x2="18.601cm" svg:y2="9.769cm">
            <text:p/>
          </draw:line>
          <draw:line draw:style-name="gr42" draw:text-style-name="P10" draw:layer="layout" svg:x1="23.401cm" svg:y1="10.569cm" svg:x2="23.401cm" svg:y2="9.769cm">
            <text:p/>
          </draw:line>
          <draw:line draw:style-name="gr39" draw:text-style-name="P10" draw:layer="layout" svg:x1="24.001cm" svg:y1="10.569cm" svg:x2="24.001cm" svg:y2="9.769cm">
            <text:p/>
          </draw:line>
          <draw:line draw:style-name="gr39" draw:text-style-name="P10" draw:layer="layout" svg:x1="24.601cm" svg:y1="10.569cm" svg:x2="24.601cm" svg:y2="9.769cm">
            <text:p/>
          </draw:line>
          <draw:frame draw:style-name="gr43" draw:text-style-name="P12" draw:layer="layout" svg:width="3.601cm" svg:height="0.831cm" svg:x="19.101cm" svg:y="10.569cm">
            <draw:text-box>
              <text:p><text:span text:style-name="T10">Prefix array</text:span></text:p>
            </draw:text-box>
          </draw:frame>
          <draw:line draw:style-name="gr39" draw:text-style-name="P10" draw:layer="layout" svg:x1="25.201cm" svg:y1="9.769cm" svg:x2="25.201cm" svg:y2="10.569cm">
            <text:p/>
          </draw:line>
        </draw:g>
        <draw:line draw:style-name="gr37" draw:text-style-name="P20" draw:layer="layout" svg:x1="24.7cm" svg:y1="5.188cm" svg:x2="24.7cm" svg:y2="4.4cm">
          <text:p/>
        </draw:line>
        <draw:frame draw:style-name="gr51" draw:text-style-name="P12" draw:layer="layout" svg:width="0.815cm" svg:height="0.831cm" svg:x="17.886cm" svg:y="9.77cm">
          <draw:text-box>
            <text:p><text:span text:style-name="T10">1</text:span></text:p>
          </draw:text-box>
        </draw:frame>
        <draw:frame draw:style-name="gr51" draw:text-style-name="P12" draw:layer="layout" svg:width="0.815cm" svg:height="0.831cm" svg:x="18.49cm" svg:y="9.773cm">
          <draw:text-box>
            <text:p><text:span text:style-name="T10">1</text:span></text:p>
          </draw:text-box>
        </draw:frame>
        <draw:frame draw:style-name="gr57" draw:text-style-name="P12" draw:layer="layout" svg:width="0.917cm" svg:height="0.831cm" svg:x="19.087cm" svg:y="9.775cm">
          <draw:text-box>
            <text:p><text:span text:style-name="T10">+</text:span></text:p>
          </draw:text-box>
        </draw:frame>
        <draw:frame draw:style-name="gr51" draw:text-style-name="P12" draw:layer="layout" svg:width="0.815cm" svg:height="0.831cm" svg:x="20.302cm" svg:y="9.779cm">
          <draw:text-box>
            <text:p><text:span text:style-name="T10">8</text:span></text:p>
          </draw:text-box>
        </draw:frame>
        <draw:frame draw:style-name="gr48" draw:text-style-name="P12" draw:layer="layout" svg:width="0.752cm" svg:height="0.831cm" svg:x="20.949cm" svg:y="9.771cm">
          <draw:text-box>
            <text:p><text:span text:style-name="T10">/</text:span></text:p>
          </draw:text-box>
        </draw:frame>
        <draw:frame draw:style-name="gr48" draw:text-style-name="P12" draw:layer="layout" svg:width="0.752cm" svg:height="0.831cm" svg:x="21.547cm" svg:y="9.753cm">
          <draw:text-box>
            <text:p><text:span text:style-name="T10">/</text:span></text:p>
          </draw:text-box>
        </draw:frame>
        <draw:frame draw:style-name="gr51" draw:text-style-name="P12" draw:layer="layout" svg:width="0.815cm" svg:height="0.831cm" svg:x="22.088cm" svg:y="9.755cm">
          <draw:text-box>
            <text:p><text:span text:style-name="T10">3</text:span></text:p>
          </draw:text-box>
        </draw:frame>
        <draw:frame draw:style-name="gr51" draw:text-style-name="P12" draw:layer="layout" svg:width="0.815cm" svg:height="0.831cm" svg:x="19.688cm" svg:y="9.777cm">
          <draw:text-box>
            <text:p><text:span text:style-name="T10">4</text:span></text:p>
          </draw:text-box>
        </draw:frame>
        <draw:frame draw:style-name="gr51" draw:text-style-name="P12" draw:layer="layout" svg:width="0.815cm" svg:height="0.831cm" svg:x="22.685cm" svg:y="9.755cm">
          <draw:text-box>
            <text:p><text:span text:style-name="T10">3</text:span></text:p>
          </draw:text-box>
        </draw:frame>
        <draw:frame draw:style-name="gr51" draw:text-style-name="P12" draw:layer="layout" svg:width="0.815cm" svg:height="0.831cm" svg:x="23.303cm" svg:y="9.771cm">
          <draw:text-box>
            <text:p><text:span text:style-name="T10">2</text:span></text:p>
          </draw:text-box>
        </draw:frame>
        <draw:frame draw:style-name="gr48" draw:text-style-name="P12" draw:layer="layout" svg:width="0.752cm" svg:height="0.831cm" svg:x="23.849cm" svg:y="9.871cm">
          <draw:text-box>
            <text:p xml:id="id176" text:id="id176"><text:span text:style-name="T10">*</text:span></text:p>
          </draw:text-box>
        </draw:frame>
        <draw:frame draw:style-name="gr48" draw:text-style-name="P12" draw:layer="layout" svg:width="0.752cm" svg:height="0.831cm" svg:x="24.601cm" svg:y="9.738cm">
          <draw:text-box>
            <text:p xml:id="id178" text:id="id178"><text:span text:style-name="T10">-</text:span></text:p>
          </draw:text-box>
        </draw:frame>
        <draw:frame draw:style-name="gr48" draw:text-style-name="P12" xml:id="id175" draw:id="id175" draw:layer="layout" svg:width="0.752cm" svg:height="0.831cm" svg:x="15.251cm" svg:y="8.969cm">
          <draw:text-box>
            <text:p><text:span text:style-name="T10">*</text:span></text:p>
          </draw:text-box>
        </draw:frame>
        <draw:frame draw:style-name="gr48" draw:text-style-name="P12" xml:id="id177" draw:id="id177" draw:layer="layout" svg:width="0.752cm" svg:height="0.831cm" svg:x="15.204cm" svg:y="9.57cm">
          <draw:text-box>
            <text:p><text:span text:style-name="T10">-</text:span></text:p>
          </draw:text-box>
        </draw:frame>
        <draw:frame draw:style-name="gr57" draw:text-style-name="P12" xml:id="id179" draw:id="id179" draw:layer="layout" svg:width="0.917cm" svg:height="0.831cm" svg:x="15.106cm" svg:y="10.142cm">
          <draw:text-box>
            <text:p><text:span text:style-name="T10">+</text:span></text:p>
          </draw:text-box>
        </draw:frame>
        <draw:frame draw:style-name="gr57" draw:text-style-name="P12" draw:layer="layout" svg:width="0.917cm" svg:height="0.831cm" svg:x="25.1cm" svg:y="9.769cm">
          <draw:text-box>
            <text:p xml:id="id180" text:id="id180"><text:span text:style-name="T10">+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-right">
                  <anim:animate smil:dur="0.5s" smil:targetElement="id175" smil:attributeName="x" smil:values="x;1+width/2" smil:keyTimes="0;1"/>
                  <anim:animate smil:dur="0.5s" smil:targetElement="id175" smil:attributeName="y" smil:values="y;1+height/2" smil:keyTimes="0;1"/>
                  <anim:set smil:begin="0.499s" smil:dur="0.001s" smil:fill="hold" smil:targetElement="id175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bottom-right" presentation:preset-property="Direction;Accelerate;Decelerate">
                  <anim:set smil:begin="0s" smil:dur="0.001s" smil:fill="hold" smil:targetElement="id176" anim:sub-item="text" smil:attributeName="visibility" smil:to="visible"/>
                  <anim:animate smil:dur="0.5s" smil:fill="hold" smil:targetElement="id176" anim:sub-item="text" smil:attributeName="x" smil:values="1+width/2;x" smil:keyTimes="0;1"/>
                  <anim:animate smil:dur="0.5s" smil:fill="hold" smil:targetElement="id176" anim:sub-item="text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xit" presentation:preset-id="ooo-exit-fly-out" presentation:preset-sub-type="from-bottom-right">
                  <anim:animate smil:dur="0.5s" smil:targetElement="id177" smil:attributeName="x" smil:values="x;1+width/2" smil:keyTimes="0;1"/>
                  <anim:animate smil:dur="0.5s" smil:targetElement="id177" smil:attributeName="y" smil:values="y;1+height/2" smil:keyTimes="0;1"/>
                  <anim:set smil:begin="0.499s" smil:dur="0.001s" smil:fill="hold" smil:targetElement="id177" smil:attributeName="visibility" smil:to="hidden"/>
                </anim:par>
              </anim:par>
              <anim:par smil:begin="1.5s">
                <anim:par smil:begin="0s" smil:fill="hold" presentation:node-type="after-previous" presentation:preset-class="entrance" presentation:preset-id="ooo-entrance-fly-in" presentation:preset-sub-type="from-bottom-right" presentation:preset-property="Direction;Accelerate;Decelerate">
                  <anim:set smil:begin="0s" smil:dur="0.001s" smil:fill="hold" smil:targetElement="id178" anim:sub-item="text" smil:attributeName="visibility" smil:to="visible"/>
                  <anim:animate smil:dur="0.5s" smil:fill="hold" smil:targetElement="id178" anim:sub-item="text" smil:attributeName="x" smil:values="1+width/2;x" smil:keyTimes="0;1"/>
                  <anim:animate smil:dur="0.5s" smil:fill="hold" smil:targetElement="id178" anim:sub-item="text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xit" presentation:preset-id="ooo-exit-fly-out" presentation:preset-sub-type="from-bottom-right">
                  <anim:animate smil:dur="0.5s" smil:targetElement="id179" smil:attributeName="x" smil:values="x;1+width/2" smil:keyTimes="0;1"/>
                  <anim:animate smil:dur="0.5s" smil:targetElement="id179" smil:attributeName="y" smil:values="y;1+height/2" smil:keyTimes="0;1"/>
                  <anim:set smil:begin="0.499s" smil:dur="0.001s" smil:fill="hold" smil:targetElement="id179" smil:attributeName="visibility" smil:to="hidden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-right">
                  <anim:set smil:begin="0s" smil:dur="0.001s" smil:fill="hold" smil:targetElement="id180" anim:sub-item="text" smil:attributeName="visibility" smil:to="visible"/>
                  <anim:animate smil:dur="0.5s" smil:fill="hold" smil:targetElement="id180" anim:sub-item="text" smil:attributeName="x" smil:values="1+width/2;x" smil:keyTimes="0;1"/>
                  <anim:animate smil:dur="0.5s" smil:fill="hold" smil:targetElement="id18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6.9cm" svg:height="3.465cm" svg:x="0.9cm" svg:y="10.61cm" presentation:class="title" presentation:user-transformed="true">
          <draw:text-box>
            <text:p><text:span text:style-name="T3">Evaluation -Infix to Prefix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OpenSans1" svg:font-family="OpenSans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5" draw:display-name="Gradient 45" draw:style="linear" draw:start-color="#43ccbd" draw:end-color="#3497c1" draw:start-intensity="100%" draw:end-intensity="100%" draw:angle="30deg" draw:border="0%"/>
    <draw:gradient draw:name="Gradient_20_48" draw:display-name="Gradient 48" draw:style="linear" draw:start-color="#43ccbd" draw:end-color="#30a2d2" draw:start-intensity="100%" draw:end-intensity="100%" draw:angle="30deg" draw:border="0%"/>
    <draw:gradient draw:name="Gradient_20_54" draw:display-name="Gradient 54" draw:style="linear" draw:start-color="#43ccbd" draw:end-color="#3497c1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none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 loext:hyphenation-no-caps="false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false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false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false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false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2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2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00100000DF20000032693C1BC74C727803B.png" xlink:type="simple" xlink:show="embed" xlink:actuate="onLoad" draw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49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001000007EE0000037AA34D6AC9A7ECD589.png" xlink:type="simple" xlink:show="embed" xlink:actuate="onLoad" draw:mime-type="image/png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5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5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08T20:36:48.701561082</meta:creation-date>
    <meta:editing-duration>P5DT2H50M15S</meta:editing-duration>
    <meta:editing-cycles>142</meta:editing-cycles>
    <meta:generator>LibreOffice/7.3.2.2$Windows_X86_64 LibreOffice_project/49f2b1bff42cfccbd8f788c8dc32c1c309559be0</meta:generator>
    <dc:title>Bright Blue</dc:title>
    <dc:date>2022-06-11T09:41:42.636000000</dc:date>
    <meta:document-statistic meta:object-count="2883"/>
    <meta:template xlink:type="simple" xlink:actuate="onRequest" xlink:title="Bright Blue" xlink:href="../R05_Flowchart.odp" meta:date="2020-04-08T20:36:48.497255069"/>
  </office:meta>
</office:document-meta>
</file>